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ndale mono" svg:font-family="'Andale mono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3" style:family="table">
      <style:table-properties style:width="7.332cm" table:align="left" fo:background-color="#1e1e1e">
        <style:background-image/>
      </style:table-properties>
    </style:style>
    <style:style style:name="Tabela3.A" style:family="table-column">
      <style:table-column-properties style:column-width="0.478cm"/>
    </style:style>
    <style:style style:name="Tabela3.B" style:family="table-column">
      <style:table-column-properties style:column-width="1.672cm"/>
    </style:style>
    <style:style style:name="Tabela3.C" style:family="table-column">
      <style:table-column-properties style:column-width="1.409cm"/>
    </style:style>
    <style:style style:name="Tabela3.D" style:family="table-column">
      <style:table-column-properties style:column-width="1.369cm"/>
    </style:style>
    <style:style style:name="Tabela3.E" style:family="table-column">
      <style:table-column-properties style:column-width="2.404cm"/>
    </style:style>
    <style:style style:name="Tabela3.A1" style:family="table-cell">
      <style:table-cell-properties style:vertical-align="middle" fo:padding="0cm" fo:border="none"/>
    </style:style>
    <style:style style:name="Tabela2" style:family="table">
      <style:table-properties style:width="3.824cm" table:align="left"/>
    </style:style>
    <style:style style:name="Tabela2.A" style:family="table-column">
      <style:table-column-properties style:column-width="2.013cm"/>
    </style:style>
    <style:style style:name="Tabela2.B" style:family="table-column">
      <style:table-column-properties style:column-width="1.812cm"/>
    </style:style>
    <style:style style:name="Tabela2.A1" style:family="table-cell">
      <style:table-cell-properties style:vertical-align="middle" fo:background-color="#faebbf" fo:padding="0cm" fo:border="none">
        <style:background-image/>
      </style:table-cell-properties>
    </style:style>
    <style:style style:name="Tabela2.B1" style:family="table-cell">
      <style:table-cell-properties style:vertical-align="middle" fo:background-color="#ffffc6" fo:padding="0cm" fo:border="none">
        <style:background-image/>
      </style:table-cell-properties>
    </style:style>
    <style:style style:name="Tabela1" style:family="table">
      <style:table-properties style:width="13.806cm" table:align="left"/>
    </style:style>
    <style:style style:name="Tabela1.A" style:family="table-column">
      <style:table-column-properties style:column-width="1.794cm"/>
    </style:style>
    <style:style style:name="Tabela1.B" style:family="table-column">
      <style:table-column-properties style:column-width="2.595cm"/>
    </style:style>
    <style:style style:name="Tabela1.C" style:family="table-column">
      <style:table-column-properties style:column-width="9.417cm"/>
    </style:style>
    <style:style style:name="Tabela1.A1" style:family="table-cell">
      <style:table-cell-properties style:vertical-align="bottom" style:border-line-width-left="0.009cm 0.009cm 0.009cm" style:border-line-width-right="0.009cm 0.009cm 0.009cm" style:border-line-width-top="0.009cm 0.009cm 0.009cm" fo:padding="0.049cm" fo:border-left="0.026cm double #808080" fo:border-right="0.026cm double #808080" fo:border-top="0.026cm double #808080" fo:border-bottom="none"/>
    </style:style>
    <style:style style:name="Tabela1.B1" style:family="table-cell">
      <style:table-cell-properties style:vertical-align="bottom"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Tabela1.A2" style:family="table-cell">
      <style:table-cell-properties style:border-line-width-left="0.009cm 0.009cm 0.009cm" style:border-line-width-right="0.009cm 0.009cm 0.009cm" fo:padding="0.049cm" fo:border-left="0.026cm double #808080" fo:border-right="0.026cm double #808080" fo:border-top="none" fo:border-bottom="none"/>
    </style:style>
    <style:style style:name="Tabela1.B2" style:family="table-cell">
      <style:table-cell-properties style:border-line-width-right="0.009cm 0.009cm 0.009cm" fo:padding="0.049cm" fo:border-left="none" fo:border-right="0.026cm double #808080" fo:border-top="none" fo:border-bottom="none"/>
    </style:style>
    <style:style style:name="Tabela1.A6" style:family="table-cell">
      <style:table-cell-properties style:border-line-width-left="0.009cm 0.009cm 0.009cm" style:border-line-width-right="0.009cm 0.009cm 0.009cm" style:border-line-width-bottom="0.009cm 0.009cm 0.009cm" fo:padding="0.049cm" fo:border-left="0.026cm double #808080" fo:border-right="0.026cm double #808080" fo:border-top="none" fo:border-bottom="0.026cm double #808080"/>
    </style:style>
    <style:style style:name="Tabela1.B6" style:family="table-cell">
      <style:table-cell-properties style:border-line-width-right="0.009cm 0.009cm 0.009cm" style:border-line-width-bottom="0.009cm 0.009cm 0.009cm" fo:padding="0.049cm" fo:border-left="none" fo:border-right="0.026cm double #808080" fo:border-top="none" fo:border-bottom="0.026cm double #808080"/>
    </style:style>
    <style:style style:name="Tabela4" style:family="table">
      <style:table-properties style:width="16.152cm" table:align="left" fo:background-color="#1e1e1e">
        <style:background-image/>
      </style:table-properties>
    </style:style>
    <style:style style:name="Tabela4.A" style:family="table-column">
      <style:table-column-properties style:column-width="0.478cm"/>
    </style:style>
    <style:style style:name="Tabela4.B" style:family="table-column">
      <style:table-column-properties style:column-width="1.259cm"/>
    </style:style>
    <style:style style:name="Tabela4.C" style:family="table-column">
      <style:table-column-properties style:column-width="3.535cm"/>
    </style:style>
    <style:style style:name="Tabela4.D" style:family="table-column">
      <style:table-column-properties style:column-width="2.792cm"/>
    </style:style>
    <style:style style:name="Tabela4.E" style:family="table-column">
      <style:table-column-properties style:column-width="3.503cm"/>
    </style:style>
    <style:style style:name="Tabela4.F" style:family="table-column">
      <style:table-column-properties style:column-width="2.471cm"/>
    </style:style>
    <style:style style:name="Tabela4.G" style:family="table-column">
      <style:table-column-properties style:column-width="2.113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17cm" table:align="left" fo:background-color="#1e1e1e">
        <style:background-image/>
      </style:table-properties>
    </style:style>
    <style:style style:name="Tabela5.A" style:family="table-column">
      <style:table-column-properties style:column-width="0.478cm"/>
    </style:style>
    <style:style style:name="Tabela5.B" style:family="table-column">
      <style:table-column-properties style:column-width="2.108cm"/>
    </style:style>
    <style:style style:name="Tabela5.C" style:family="table-column">
      <style:table-column-properties style:column-width="1.778cm"/>
    </style:style>
    <style:style style:name="Tabela5.D" style:family="table-column">
      <style:table-column-properties style:column-width="1.259cm"/>
    </style:style>
    <style:style style:name="Tabela5.E" style:family="table-column">
      <style:table-column-properties style:column-width="3.503cm"/>
    </style:style>
    <style:style style:name="Tabela5.F" style:family="table-column">
      <style:table-column-properties style:column-width="1.468cm"/>
    </style:style>
    <style:style style:name="Tabela5.G" style:family="table-column">
      <style:table-column-properties style:column-width="3.852cm"/>
    </style:style>
    <style:style style:name="Tabela5.H" style:family="table-column">
      <style:table-column-properties style:column-width="2.554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17cm" table:align="left" fo:background-color="#1e1e1e">
        <style:background-image/>
      </style:table-properties>
    </style:style>
    <style:style style:name="Tabela6.A" style:family="table-column">
      <style:table-column-properties style:column-width="2.168cm"/>
    </style:style>
    <style:style style:name="Tabela6.B" style:family="table-column">
      <style:table-column-properties style:column-width="1.864cm"/>
    </style:style>
    <style:style style:name="Tabela6.C" style:family="table-column">
      <style:table-column-properties style:column-width="1.259cm"/>
    </style:style>
    <style:style style:name="Tabela6.D" style:family="table-column">
      <style:table-column-properties style:column-width="3.503cm"/>
    </style:style>
    <style:style style:name="Tabela6.E" style:family="table-column">
      <style:table-column-properties style:column-width="1.496cm"/>
    </style:style>
    <style:style style:name="Tabela6.F" style:family="table-column">
      <style:table-column-properties style:column-width="4.156cm"/>
    </style:style>
    <style:style style:name="Tabela6.G" style:family="table-column">
      <style:table-column-properties style:column-width="2.554cm"/>
    </style:style>
    <style:style style:name="Tabela6.A1" style:family="table-cell">
      <style:table-cell-properties style:vertical-align="middle" fo:padding="0cm" fo:border="none"/>
    </style:style>
    <style:style style:name="Tabela7" style:family="table">
      <style:table-properties style:width="17cm" table:align="left" fo:background-color="#1e1e1e">
        <style:background-image/>
      </style:table-properties>
    </style:style>
    <style:style style:name="Tabela7.A" style:family="table-column">
      <style:table-column-properties style:column-width="2.168cm"/>
    </style:style>
    <style:style style:name="Tabela7.B" style:family="table-column">
      <style:table-column-properties style:column-width="1.864cm"/>
    </style:style>
    <style:style style:name="Tabela7.C" style:family="table-column">
      <style:table-column-properties style:column-width="1.259cm"/>
    </style:style>
    <style:style style:name="Tabela7.D" style:family="table-column">
      <style:table-column-properties style:column-width="3.503cm"/>
    </style:style>
    <style:style style:name="Tabela7.E" style:family="table-column">
      <style:table-column-properties style:column-width="1.496cm"/>
    </style:style>
    <style:style style:name="Tabela7.F" style:family="table-column">
      <style:table-column-properties style:column-width="4.156cm"/>
    </style:style>
    <style:style style:name="Tabela7.G" style:family="table-column">
      <style:table-column-properties style:column-width="2.554cm"/>
    </style:style>
    <style:style style:name="Tabela7.A1" style:family="table-cell">
      <style:table-cell-properties style:vertical-align="middle" fo:padding="0cm" fo:border="none"/>
    </style:style>
    <style:style style:name="Tabela8" style:family="table">
      <style:table-properties style:width="17cm" table:align="left" fo:background-color="#1e1e1e">
        <style:background-image/>
      </style:table-properties>
    </style:style>
    <style:style style:name="Tabela8.A" style:family="table-column">
      <style:table-column-properties style:column-width="2.168cm"/>
    </style:style>
    <style:style style:name="Tabela8.B" style:family="table-column">
      <style:table-column-properties style:column-width="1.864cm"/>
    </style:style>
    <style:style style:name="Tabela8.C" style:family="table-column">
      <style:table-column-properties style:column-width="1.259cm"/>
    </style:style>
    <style:style style:name="Tabela8.D" style:family="table-column">
      <style:table-column-properties style:column-width="3.503cm"/>
    </style:style>
    <style:style style:name="Tabela8.E" style:family="table-column">
      <style:table-column-properties style:column-width="1.496cm"/>
    </style:style>
    <style:style style:name="Tabela8.F" style:family="table-column">
      <style:table-column-properties style:column-width="4.156cm"/>
    </style:style>
    <style:style style:name="Tabela8.G" style:family="table-column">
      <style:table-column-properties style:column-width="2.554cm"/>
    </style:style>
    <style:style style:name="Tabela8.A1" style:family="table-cell">
      <style:table-cell-properties style:vertical-align="middle" fo:padding="0cm" fo:border="none"/>
    </style:style>
    <style:style style:name="Tabela9" style:family="table">
      <style:table-properties style:width="17cm" table:align="left" fo:background-color="#1e1e1e">
        <style:background-image/>
      </style:table-properties>
    </style:style>
    <style:style style:name="Tabela9.A" style:family="table-column">
      <style:table-column-properties style:column-width="2.02cm"/>
    </style:style>
    <style:style style:name="Tabela9.B" style:family="table-column">
      <style:table-column-properties style:column-width="1.894cm"/>
    </style:style>
    <style:style style:name="Tabela9.C" style:family="table-column">
      <style:table-column-properties style:column-width="1.259cm"/>
    </style:style>
    <style:style style:name="Tabela9.D" style:family="table-column">
      <style:table-column-properties style:column-width="3.503cm"/>
    </style:style>
    <style:style style:name="Tabela9.E" style:family="table-column">
      <style:table-column-properties style:column-width="1.506cm"/>
    </style:style>
    <style:style style:name="Tabela9.F" style:family="table-column">
      <style:table-column-properties style:column-width="4.265cm"/>
    </style:style>
    <style:style style:name="Tabela9.G" style:family="table-column">
      <style:table-column-properties style:column-width="2.552cm"/>
    </style:style>
    <style:style style:name="Tabela9.A1" style:family="table-cell">
      <style:table-cell-properties style:vertical-align="middle" fo:padding="0cm" fo:border="none"/>
    </style:style>
    <style:style style:name="Tabela10" style:family="table">
      <style:table-properties style:width="8.105cm" table:align="left" fo:background-color="#1e1e1e">
        <style:background-image/>
      </style:table-properties>
    </style:style>
    <style:style style:name="Tabela10.A" style:family="table-column">
      <style:table-column-properties style:column-width="2.02cm"/>
    </style:style>
    <style:style style:name="Tabela10.B" style:family="table-column">
      <style:table-column-properties style:column-width="3.535cm"/>
    </style:style>
    <style:style style:name="Tabela10.C" style:family="table-column">
      <style:table-column-properties style:column-width="2.551cm"/>
    </style:style>
    <style:style style:name="Tabela10.A1" style:family="table-cell">
      <style:table-cell-properties style:vertical-align="middle" fo:padding="0cm" fo:border="none"/>
    </style:style>
    <style:style style:name="Tabela11" style:family="table">
      <style:table-properties style:width="8.904cm" table:align="left" fo:background-color="#1e1e1e">
        <style:background-image/>
      </style:table-properties>
    </style:style>
    <style:style style:name="Tabela11.A" style:family="table-column">
      <style:table-column-properties style:column-width="2.819cm"/>
    </style:style>
    <style:style style:name="Tabela11.B" style:family="table-column">
      <style:table-column-properties style:column-width="3.535cm"/>
    </style:style>
    <style:style style:name="Tabela11.C" style:family="table-column">
      <style:table-column-properties style:column-width="2.551cm"/>
    </style:style>
    <style:style style:name="Tabela11.A1" style:family="table-cell">
      <style:table-cell-properties style:vertical-align="middle" fo:padding="0cm" fo:border="none"/>
    </style:style>
    <style:style style:name="Tabela12" style:family="table">
      <style:table-properties style:width="17.447cm" table:align="left" fo:background-color="#1e1e1e">
        <style:background-image/>
      </style:table-properties>
    </style:style>
    <style:style style:name="Tabela12.A" style:family="table-column">
      <style:table-column-properties style:column-width="1.468cm"/>
    </style:style>
    <style:style style:name="Tabela12.B" style:family="table-column">
      <style:table-column-properties style:column-width="1.543cm"/>
    </style:style>
    <style:style style:name="Tabela12.C" style:family="table-column">
      <style:table-column-properties style:column-width="1.483cm"/>
    </style:style>
    <style:style style:name="Tabela12.D" style:family="table-column">
      <style:table-column-properties style:column-width="3.503cm"/>
    </style:style>
    <style:style style:name="Tabela12.E" style:family="table-column">
      <style:table-column-properties style:column-width="1.663cm"/>
    </style:style>
    <style:style style:name="Tabela12.F" style:family="table-column">
      <style:table-column-properties style:column-width="2.429cm"/>
    </style:style>
    <style:style style:name="Tabela12.G" style:family="table-column">
      <style:table-column-properties style:column-width="2.806cm"/>
    </style:style>
    <style:style style:name="Tabela12.H" style:family="table-column">
      <style:table-column-properties style:column-width="2.551cm"/>
    </style:style>
    <style:style style:name="Tabela12.A1" style:family="table-cell">
      <style:table-cell-properties style:vertical-align="middle" fo:padding="0cm" fo:border="none"/>
    </style:style>
    <style:style style:name="Tabela12.H1" style:family="table-cell">
      <style:table-cell-properties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P1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2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  <style:text-properties fo:font-variant="normal" fo:text-transform="none" fo:color="#3d464d" style:font-name="Open sans" fo:letter-spacing="normal" fo:font-style="normal" fo:font-weight="bold"/>
    </style:style>
    <style:style style:name="P3" style:family="paragraph" style:parent-style-name="Text_20_body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 fo:padding="0cm" fo:border="none">
        <style:background-image/>
      </style:paragraph-properties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5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5f2f0">
        <style:background-image/>
      </style:paragraph-properties>
    </style:style>
    <style:style style:name="P6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fo:font-weight="normal"/>
    </style:style>
    <style:style style:name="P9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</style:style>
    <style:style style:name="P10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1a1a1a" style:font-name="Lucida Grande" fo:font-size="24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bold" style:font-weight-asian="bold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2" style:family="paragraph" style:parent-style-name="Heading_20_2">
      <style:paragraph-properties loext:contextual-spacing="false" fo:margin-left="0cm" fo:margin-right="0cm" fo:margin-top="1.191cm" fo:margin-bottom="0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3" style:family="paragraph" style:parent-style-name="Preformatted_20_Text">
      <style:paragraph-properties fo:margin-left="0cm" fo:margin-right="0cm" fo:text-indent="0cm" style:auto-text-indent="false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35" style:family="paragraph" style:parent-style-name="Standard"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6" style:family="paragraph" style:parent-style-name="Standard">
      <style:paragraph-properties style:line-height-at-least="0.503cm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transparent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normal" fo:background-color="transparent"/>
    </style:style>
    <style:style style:name="P39" style:family="paragraph" style:parent-style-name="Standard">
      <style:paragraph-properties style:line-height-at-least="0.503cm"/>
      <style:text-properties fo:font-variant="normal" fo:text-transform="none" fo:color="#6e757a" style:font-name="Source Serif Pro" fo:font-size="11.25pt" fo:letter-spacing="normal" fo:font-style="normal" fo:font-weight="normal" fo:background-color="#ffffff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000000" style:font-name="Inconsolata, Fira code" fo:font-size="10.5pt" fo:font-weight="normal" fo:background-color="#ffffff"/>
    </style:style>
    <style:style style:name="P42" style:family="paragraph" style:parent-style-name="Standard">
      <style:paragraph-properties style:line-height-at-least="0.503cm"/>
      <style:text-properties fo:color="#000000" style:font-name="Inconsolata, Fira code" fo:font-size="10.5pt" fo:font-weight="normal" fo:background-color="#ffffff"/>
    </style:style>
    <style:style style:name="P43" style:family="paragraph" style:parent-style-name="Standard">
      <style:paragraph-properties fo:text-align="justify" style:justify-single-word="false"/>
      <style:text-properties fo:color="#000000" style:font-name="Inconsolata, Fira code" fo:font-size="10.5pt" fo:font-weight="normal" fo:background-color="#ffffff"/>
    </style:style>
    <style:style style:name="P44" style:family="paragraph" style:parent-style-name="Standard">
      <style:text-properties fo:color="#000000" style:font-name="Inconsolata, Fira code" fo:font-size="10.5pt" fo:font-weight="normal" fo:background-color="transparent"/>
    </style:style>
    <style:style style:name="P45" style:family="paragraph" style:parent-style-name="Standard">
      <style:paragraph-properties fo:text-align="start" style:justify-single-word="false"/>
      <style:text-properties fo:color="#000000" style:font-name="Inconsolata, Fira code" fo:font-size="10.5pt" fo:background-color="transparent"/>
    </style:style>
    <style:style style:name="P46" style:family="paragraph" style:parent-style-name="Standard">
      <style:text-properties fo:color="#6a9955" style:font-name="Inconsolata, Fira code" fo:font-size="10.5pt" fo:font-weight="normal" fo:background-color="#ffffff"/>
    </style:style>
    <style:style style:name="P47" style:family="paragraph" style:parent-style-name="Standard">
      <style:paragraph-properties style:line-height-at-least="0.503cm"/>
      <style:text-properties fo:color="#6a9955" style:font-name="Inconsolata, Fira code" fo:font-size="10.5pt" fo:font-weight="normal" fo:background-color="#ffffff"/>
    </style:style>
    <style:style style:name="P48" style:family="paragraph" style:parent-style-name="Standard">
      <style:paragraph-properties style:line-height-at-least="0.503cm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style:line-height-at-least="0.503cm"/>
      <style:text-properties fo:background-color="#ffffff"/>
    </style:style>
    <style:style style:name="P51" style:family="paragraph" style:parent-style-name="Standard">
      <style:paragraph-properties fo:text-align="center" style:justify-single-word="false"/>
      <style:text-properties fo:color="#ce181e" fo:font-size="20pt" style:font-size-asian="20pt" style:font-size-complex="20pt"/>
    </style:style>
    <style:style style:name="P52" style:family="paragraph" style:parent-style-name="Standard">
      <style:paragraph-properties style:line-height-at-least="0.503cm"/>
      <style:text-properties fo:background-color="transparent"/>
    </style:style>
    <style:style style:name="P5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55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/>
    </style:style>
    <style:style style:name="P56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 style:font-weight-asian="bold" style:font-weight-complex="bold"/>
    </style:style>
    <style:style style:name="P57" style:family="paragraph" style:parent-style-name="Text_20_body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59" style:family="paragraph" style:parent-style-name="Text_20_body">
      <style:text-properties fo:font-variant="normal" fo:text-transform="none" fo:color="#000000" style:font-name="Lucida Grande1" fo:font-size="10.5pt" fo:letter-spacing="normal" fo:font-style="normal" fo:font-weight="normal" fo:background-color="#eeffcc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#ffffff" style:font-size-asian="20pt" style:font-size-complex="20pt"/>
    </style:style>
    <style:style style:name="P61" style:family="paragraph" style:parent-style-name="Text_20_body">
      <style:text-properties fo:font-variant="normal" fo:text-transform="none" fo:color="#000000" fo:font-size="10.5pt" fo:letter-spacing="normal" fo:font-style="normal" fo:font-weight="normal"/>
    </style:style>
    <style:style style:name="P62" style:family="paragraph" style:parent-style-name="Text_20_body">
      <style:text-properties fo:font-variant="normal" fo:text-transform="none" style:font-name="Menlo" fo:font-size="12pt" fo:letter-spacing="normal" fo:font-style="normal" fo:font-weight="normal"/>
    </style:style>
    <style:style style:name="P63" style:family="paragraph" style:parent-style-name="Text_20_body">
      <style:text-properties fo:font-variant="normal" fo:text-transform="none" style:font-name="Menlo" fo:font-size="11.25pt" fo:letter-spacing="normal" fo:font-style="normal" fo:font-weight="normal"/>
    </style:style>
    <style:style style:name="P64" style:family="paragraph" style:parent-style-name="Text_20_body">
      <style:text-properties fo:font-variant="normal" fo:text-transform="none" style:font-name="medium-content-serif-font" fo:font-size="15.75pt" fo:letter-spacing="normal" fo:font-style="normal" fo:font-weight="normal"/>
    </style:style>
    <style:style style:name="P65" style:family="paragraph" style:parent-style-name="Text_20_body">
      <style:text-properties fo:font-variant="normal" fo:text-transform="none" style:font-name="medium-content-serif-font" fo:font-size="11.25pt" fo:letter-spacing="normal" fo:font-style="normal" fo:font-weight="normal"/>
    </style:style>
    <style:style style:name="P66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P67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 fo:background-color="#eeffcc"/>
    </style:style>
    <style:style style:name="P68" style:family="paragraph" style:parent-style-name="Text_20_body">
      <style:text-properties fo:font-variant="normal" fo:text-transform="none" fo:color="#d4d4d4" fo:font-size="10.5pt" fo:letter-spacing="normal" fo:font-style="normal" fo:font-weight="normal"/>
    </style:style>
    <style:style style:name="P69" style:family="paragraph" style:parent-style-name="Text_20_body">
      <style:text-properties fo:color="#000000"/>
    </style:style>
    <style:style style:name="P70" style:family="paragraph" style:parent-style-name="Text_20_body">
      <style:paragraph-properties fo:text-align="start" style:justify-single-word="false"/>
      <style:text-properties fo:color="#000000" style:font-name="Inconsolata, Fira code" fo:font-size="10.5pt" fo:font-weight="normal" fo:background-color="#ffffff"/>
    </style:style>
    <style:style style:name="P71" style:family="paragraph" style:parent-style-name="Text_20_body">
      <style:paragraph-properties fo:text-align="justify" style:justify-single-word="false"/>
      <style:text-properties fo:color="#000000"/>
    </style:style>
    <style:style style:name="P72" style:family="paragraph" style:parent-style-name="Text_20_body">
      <style:paragraph-properties fo:margin-left="1.251cm" fo:margin-right="0cm" fo:text-indent="0cm" style:auto-text-indent="false"/>
    </style:style>
    <style:style style:name="P73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fo:font-size="10.5pt" fo:letter-spacing="normal" fo:font-style="normal" fo:font-weight="normal"/>
    </style:style>
    <style:style style:name="P77" style:family="paragraph" style:parent-style-name="Text_20_body">
      <style:paragraph-properties fo:margin-left="1.25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#ffffff"/>
    </style:style>
    <style:style style:name="P79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8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transparent"/>
    </style:style>
    <style:style style:name="P82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83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84" style:family="paragraph" style:parent-style-name="Standard">
      <style:paragraph-properties fo:margin-left="1.251cm" fo:margin-right="0cm" style:line-height-at-least="0.503cm" fo:text-indent="0cm" style:auto-text-indent="false"/>
      <style:text-properties fo:background-color="#ffffff"/>
    </style:style>
    <style:style style:name="P8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86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87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88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89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f8f8f8" fo:padding="0.049cm" fo:border="0.002cm solid #cccccc">
        <style:background-image/>
      </style:paragraph-properties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90" style:family="paragraph" style:parent-style-name="Preformatted_20_Text">
      <style:paragraph-properties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91" style:family="paragraph" style:parent-style-name="Table_20_Contents">
      <style:text-properties style:font-name="Andale mono"/>
    </style:style>
    <style:style style:name="P92" style:family="paragraph" style:parent-style-name="Table_20_Contents">
      <style:paragraph-properties fo:text-align="end" style:justify-single-word="false"/>
      <style:text-properties style:font-name="Andale mono"/>
    </style:style>
    <style:style style:name="P93" style:family="paragraph" style:parent-style-name="Table_20_Contents">
      <style:paragraph-properties fo:text-align="end" style:justify-single-word="false"/>
    </style:style>
    <style:style style:name="P94" style:family="paragraph" style:parent-style-name="Table_20_Contents">
      <style:text-properties fo:font-size="2pt" style:font-size-asian="2pt" style:font-size-complex="2pt"/>
    </style:style>
    <style:style style:name="P95" style:family="paragraph" style:parent-style-name="Text_20_body">
      <style:paragraph-properties fo:margin-left="2.501cm" fo:margin-right="0cm" fo:text-indent="0cm" style:auto-text-indent="false"/>
    </style:style>
    <style:style style:name="P96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97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style:font-name="Menlo" fo:font-size="11.25pt" fo:letter-spacing="normal" fo:font-style="normal" fo:font-weight="normal"/>
    </style:style>
    <style:style style:name="P98" style:family="paragraph" style:parent-style-name="Preformatted_20_Text">
      <style:text-properties fo:font-variant="normal" fo:text-transform="none" fo:letter-spacing="normal" fo:font-style="normal" fo:font-weight="normal"/>
    </style:style>
    <style:style style:name="P99" style:family="paragraph" style:parent-style-name="Preformatted_20_Text">
      <style:text-properties fo:font-variant="normal" fo:text-transform="none" style:font-name="medium-content-serif-font" fo:font-size="15.75pt" fo:letter-spacing="normal" fo:font-style="normal" fo:font-weight="normal"/>
    </style:style>
    <style:style style:name="P100" style:family="paragraph" style:parent-style-name="Table_20_Heading">
      <style:text-properties fo:font-size="2pt" style:font-size-asian="2pt" style:font-size-complex="2pt"/>
    </style:style>
    <style:style style:name="P101" style:family="paragraph" style:parent-style-name="Table_20_Heading">
      <style:paragraph-properties fo:text-align="end" style:justify-single-word="false"/>
      <style:text-properties fo:font-weight="bold"/>
    </style:style>
    <style:style style:name="P102" style:family="paragraph" style:parent-style-name="Heading_20_1">
      <style:text-properties fo:color="#000000" style:font-name="Inconsolata, Fira code" fo:font-size="10.5pt" fo:background-color="transparent"/>
    </style:style>
    <style:style style:name="P103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</style:style>
    <style:style style:name="P104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  <style:text-properties fo:background-color="transparent"/>
    </style:style>
    <style:style style:name="P105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06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</style:style>
    <style:style style:name="P107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 fo:break-before="page"/>
    </style:style>
    <style:style style:name="P108" style:family="paragraph" style:parent-style-name="Preformatted_20_Text">
      <style:paragraph-properties loext:contextual-spacing="false" fo:margin-left="1.251cm" fo:margin-right="0.053cm" fo:margin-top="0.132cm" fo:margin-bottom="0.247cm" fo:text-indent="0cm" style:auto-text-indent="false"/>
      <style:text-properties fo:background-color="transparent"/>
    </style:style>
    <style:style style:name="P109" style:family="paragraph" style:parent-style-name="Preformatted_20_Text">
      <style:paragraph-properties loext:contextual-spacing="false" fo:margin-top="0cm" fo:margin-bottom="0cm" fo:line-height="150%" fo:text-align="start" style:justify-single-word="false" fo:orphans="2" fo:widows="2" fo:background-color="#f5f2f0">
        <style:background-image/>
      </style:paragraph-properties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3" style:family="paragraph" style:parent-style-name="Text_20_body" style:list-style-name="L1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fafdfa" fo:padding-left="2.011cm" fo:padding-right="0.049cm" fo:padding-top="0.049cm" fo:padding-bottom="0.049cm" fo:border="0.053cm solid #fafdfa">
        <style:background-image/>
      </style:paragraph-properties>
      <style:text-properties fo:color="#83ad6d"/>
    </style:style>
    <style:style style:name="P114" style:family="paragraph">
      <style:paragraph-properties fo:text-align="start"/>
      <style:text-properties style:font-name="Lato" fo:font-size="10pt" fo:font-style="normal" fo:font-weight="normal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 loext:padding="0cm" loext:border="none"/>
    </style:style>
    <style:style style:name="T7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9" style:family="text">
      <style:text-properties fo:font-variant="normal" fo:text-transform="none" fo:color="#3d464d" style:font-name="Consolas1" fo:font-size="12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fo:letter-spacing="normal" loext:padding="0cm" loext:border="none"/>
    </style:style>
    <style:style style:name="T11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13" style:family="text">
      <style:text-properties fo:font-variant="normal" fo:text-transform="none" fo:color="#3d464d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999999" style:font-name="Consolas1" fo:font-size="13.5pt" fo:letter-spacing="normal" fo:font-style="normal" fo:font-weight="normal" style:font-size-asian="20pt" style:font-size-complex="20pt" loext:padding="0cm" loext:border="none"/>
    </style:style>
    <style:style style:name="T16" style:family="text">
      <style:text-properties fo:font-variant="normal" fo:text-transform="none" fo:color="#999999" style:font-name="Consolas1" fo:font-size="12.7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999999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18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669900" style:font-name="Consolas1" fo:font-size="12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a67f59" style:font-name="Consolas1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a67f59" style:font-name="Consolas1" fo:font-size="13.5pt" fo:letter-spacing="normal" fo:font-style="normal" fo:font-weight="normal" style:font-size-asian="20pt" style:font-size-complex="20pt" loext:padding="0cm" loext:border="none"/>
    </style:style>
    <style:style style:name="T22" style:family="text">
      <style:text-properties fo:font-variant="normal" fo:text-transform="none" fo:color="#a67f59" style:font-name="Consolas1" fo:font-size="12.7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990055" style:font-name="Consolas1" fo:font-size="12.7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0055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26" style:family="text">
      <style:text-properties fo:font-variant="normal" fo:text-transform="none" fo:color="#000000" style:font-name="Lucida Grande1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28" style:family="text">
      <style:text-properties fo:font-variant="normal" fo:text-transform="none" fo:color="#000000" style:font-name="Consolas" fo:font-style="normal" fo:font-weight="normal"/>
    </style:style>
    <style:style style:name="T29" style:family="text">
      <style:text-properties fo:font-variant="normal" fo:text-transform="none" fo:color="#000000" fo:letter-spacing="normal"/>
    </style:style>
    <style:style style:name="T30" style:family="text">
      <style:text-properties fo:font-variant="normal" fo:text-transform="none" fo:color="#000000" fo:letter-spacing="normal" loext:padding="0cm" loext:border="none"/>
    </style:style>
    <style:style style:name="T31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/>
    </style:style>
    <style:style style:name="T32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000000" style:font-name="Inconsolata, Fira code" fo:font-size="10.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T35" style:family="text">
      <style:text-properties fo:font-variant="normal" fo:text-transform="none" fo:color="#000000" style:font-name="Consolas1" fo:font-size="12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ca7900" style:font-name="Lucida Grande1" fo:font-size="10.5pt" fo:letter-spacing="normal" fo:font-style="normal" style:text-underline-style="solid" style:text-underline-width="auto" style:text-underline-color="font-color" fo:font-weight="normal"/>
    </style:style>
    <style:style style:name="T37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77aa" style:font-name="Consolas1" fo:font-size="12.7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40" style:family="text">
      <style:text-properties fo:font-variant="normal" fo:text-transform="none" fo:color="#83ad6d" style:font-name="Source Serif Pro" fo:font-size="12.75pt" fo:letter-spacing="normal" fo:font-style="normal" fo:font-weight="normal" loext:padding="0cm" loext:border="none"/>
    </style:style>
    <style:style style:name="T41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42" style:family="text">
      <style:text-properties fo:font-variant="normal" fo:text-transform="none" style:font-name="Menlo" fo:font-size="11.25pt" fo:letter-spacing="normal" fo:font-style="normal" fo:font-weight="normal" loext:padding="0cm" loext:border="none"/>
    </style:style>
    <style:style style:name="T43" style:family="text">
      <style:text-properties fo:font-variant="normal" fo:text-transform="none" style:font-name="medium-content-sans-serif-font" fo:font-size="19.5pt" fo:font-style="normal" fo:font-weight="bold"/>
    </style:style>
    <style:style style:name="T44" style:family="text">
      <style:text-properties fo:font-variant="normal" fo:text-transform="none" fo:letter-spacing="normal" fo:font-style="normal"/>
    </style:style>
    <style:style style:name="T45" style:family="text">
      <style:text-properties fo:font-variant="normal" fo:text-transform="none" fo:color="#6e757a" style:font-name="Source Serif Pro" fo:font-size="12.75pt" fo:letter-spacing="normal" fo:font-style="normal" fo:font-weight="normal"/>
    </style:style>
    <style:style style:name="T46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47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48" style:family="text">
      <style:text-properties fo:font-variant="normal" fo:text-transform="none" fo:color="#6e757a" fo:letter-spacing="normal"/>
    </style:style>
    <style:style style:name="T49" style:family="text">
      <style:text-properties fo:font-variant="normal" fo:text-transform="none" fo:font-size="10.5pt" fo:letter-spacing="normal" fo:font-style="normal" fo:font-weight="normal"/>
    </style:style>
    <style:style style:name="T50" style:family="text">
      <style:text-properties fo:font-variant="normal" fo:text-transform="none" fo:color="#b5cea8" fo:letter-spacing="normal" fo:font-style="normal"/>
    </style:style>
    <style:style style:name="T51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T53" style:family="text">
      <style:text-properties fo:font-variant="normal" fo:text-transform="none" fo:color="#4c555b" style:font-name="Source Serif Pro" fo:font-size="12.75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708090" style:font-name="Consolas1" fo:font-size="12.75pt" fo:letter-spacing="normal" fo:font-style="normal" fo:font-weight="normal" loext:padding="0cm" loext:border="none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21409a" style:font-name="Source Serif Pro" fo:font-size="13.5pt" fo:font-style="normal"/>
    </style:style>
    <style:style style:name="T57" style:family="text">
      <style:text-properties fo:color="#21409a" style:font-name="Source Serif Pro" fo:font-size="13.5pt" fo:font-style="normal" fo:background-color="transparent" style:font-size-asian="13.5pt" style:font-size-complex="13.5pt" loext:char-shading-value="0"/>
    </style:style>
    <style:style style:name="T58" style:family="text">
      <style:text-properties fo:color="#21409a" fo:font-size="13.5pt" fo:background-color="transparent" style:font-size-asian="13.5pt" style:font-size-complex="13.5pt" loext:char-shading-value="0"/>
    </style:style>
    <style:style style:name="T59" style:family="text">
      <style:text-properties style:font-name="Lucida Grande1"/>
    </style:style>
    <style:style style:name="T60" style:family="text">
      <style:text-properties fo:color="#666666"/>
    </style:style>
    <style:style style:name="T61" style:family="text">
      <style:text-properties fo:color="#666666" style:font-name="Lucida Grande1"/>
    </style:style>
    <style:style style:name="T62" style:family="text">
      <style:text-properties fo:color="#4070a0"/>
    </style:style>
    <style:style style:name="T63" style:family="text">
      <style:text-properties fo:color="#408090" fo:font-style="italic"/>
    </style:style>
    <style:style style:name="T64" style:family="text">
      <style:text-properties fo:color="#000000" style:font-name="Inconsolata, Fira code" fo:font-size="10.5pt" fo:font-weight="normal"/>
    </style:style>
    <style:style style:name="T65" style:family="text">
      <style:text-properties fo:color="#000000" style:font-name="Inconsolata, Fira code" fo:font-size="10.5pt" fo:font-weight="normal" fo:background-color="#ffffff" loext:char-shading-value="0"/>
    </style:style>
    <style:style style:name="T66" style:family="text">
      <style:text-properties fo:color="#000000" style:font-name="Inconsolata, Fira code" fo:font-size="10.5pt" fo:font-weight="normal" fo:background-color="#ffffff" loext:char-shading-value="0" loext:padding="0cm" loext:border="none"/>
    </style:style>
    <style:style style:name="T67" style:family="text">
      <style:text-properties fo:color="#000000" style:font-name="Inconsolata, Fira code" fo:font-size="10.5pt" fo:background-color="transparent" loext:char-shading-value="0" loext:padding="0cm" loext:border="none"/>
    </style:style>
    <style:style style:name="T68" style:family="text">
      <style:text-properties style:font-name="Source Serif Pro" fo:font-size="13.5pt" fo:font-weight="normal"/>
    </style:style>
    <style:style style:name="T69" style:family="text">
      <style:text-properties fo:color="#3d464d" style:font-name="Source Serif Pro" fo:font-size="13.5pt" fo:font-weight="normal" fo:background-color="#f0f3f5" loext:char-shading-value="0" loext:padding="0cm" loext:border="none"/>
    </style:style>
    <style:style style:name="T70" style:family="text">
      <style:text-properties fo:color="#3d464d" style:font-name="Source Serif Pro" fo:font-size="13.5pt" fo:font-weight="normal" loext:padding="0cm" loext:border="none"/>
    </style:style>
    <style:style style:name="T71" style:family="text">
      <style:text-properties fo:color="#3d464d" fo:background-color="#f0f3f5" loext:char-shading-value="0"/>
    </style:style>
    <style:style style:name="T72" style:family="text">
      <style:text-properties style:font-name="medium-content-serif-font" fo:font-size="15.75pt"/>
    </style:style>
    <style:style style:name="T73" style:family="text">
      <style:text-properties style:font-name="medium-content-serif-font" fo:font-size="15.75pt" fo:font-weight="bold"/>
    </style:style>
    <style:style style:name="T74" style:family="text">
      <style:text-properties style:font-name="Menlo" fo:font-size="12pt"/>
    </style:style>
    <style:style style:name="T75" style:family="text">
      <style:text-properties style:font-name="Menlo" fo:font-size="11.25pt" loext:padding="0cm" loext:border="none"/>
    </style:style>
    <style:style style:name="T76" style:family="text">
      <style:text-properties fo:font-size="11.25pt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color="#d4d4d4"/>
    </style:style>
    <style:style style:name="T79" style:family="text">
      <style:text-properties fo:color="#d4d4d4" style:font-name="Inconsolata, Fira code" fo:font-size="10.5pt" fo:font-weight="normal"/>
    </style:style>
    <style:style style:name="T80" style:family="text">
      <style:text-properties fo:color="#d4d4d4" style:font-name="Inconsolata, Fira code" fo:font-size="10.5pt" fo:font-weight="normal" fo:background-color="#ffffff" loext:char-shading-value="0"/>
    </style:style>
    <style:style style:name="T81" style:family="text">
      <style:text-properties fo:color="#d4d4d4" fo:background-color="transparent" loext:char-shading-value="0" loext:padding="0cm" loext:border="none"/>
    </style:style>
    <style:style style:name="T82" style:family="text">
      <style:text-properties fo:color="#ce9178" style:font-name="Inconsolata, Fira code" fo:font-size="10.5pt" fo:font-weight="normal" fo:background-color="#ffffff" loext:char-shading-value="0"/>
    </style:style>
    <style:style style:name="T83" style:family="text">
      <style:text-properties fo:color="#b5cea8"/>
    </style:style>
    <style:style style:name="T84" style:family="text">
      <style:text-properties fo:color="#b5cea8" style:font-name="Inconsolata, Fira code" fo:font-size="10.5pt" fo:font-weight="normal" fo:background-color="#ffffff" loext:char-shading-value="0"/>
    </style:style>
    <style:style style:name="T85" style:family="text">
      <style:text-properties fo:color="#dcdcaa"/>
    </style:style>
    <style:style style:name="T86" style:family="text">
      <style:text-properties fo:color="#6a9955"/>
    </style:style>
    <style:style style:name="T87" style:family="text">
      <style:text-properties fo:color="#6a9955" style:font-name="Inconsolata, Fira code" fo:font-size="10.5pt" fo:font-weight="normal"/>
    </style:style>
    <style:style style:name="T88" style:family="text">
      <style:text-properties style:font-name="Inconsolata, Fira code" fo:font-size="10.5pt" fo:background-color="#ffffff" loext:char-shading-value="0"/>
    </style:style>
    <style:style style:name="T89" style:family="text">
      <style:text-properties style:font-name="Inconsolata, Fira code" fo:font-size="10.5pt" fo:font-weight="normal"/>
    </style:style>
    <style:style style:name="T90" style:family="text">
      <style:text-properties fo:color="#4ec9b0"/>
    </style:style>
    <style:style style:name="T91" style:family="text">
      <style:text-properties fo:color="#6e757a"/>
    </style:style>
    <style:style style:name="T92" style:family="text">
      <style:text-properties fo:color="#6e757a" style:font-name="Source Serif Pro" fo:font-size="11.25pt"/>
    </style:style>
    <style:style style:name="T93" style:family="text">
      <style:text-properties fo:background-color="transparent" loext:char-shading-value="0" loext:padding="0cm" loext:border="none"/>
    </style:style>
    <style:style style:name="T94" style:family="text">
      <style:text-properties fo:color="#c586c0"/>
    </style:style>
    <style:style style:name="T95" style:family="text">
      <style:text-properties fo:color="#569cd6"/>
    </style:style>
    <style:style style:name="T96" style:family="text">
      <style:text-properties fo:color="#ce181e"/>
    </style:style>
    <style:style style:name="T97" style:family="text">
      <style:text-properties fo:color="#4c555b" style:font-name="Source Serif Pro" fo:font-size="12.75pt"/>
    </style:style>
    <style:style style:name="T98" style:family="text">
      <style:text-properties fo:color="#4c555b" style:font-name="Source Serif Pro" fo:font-size="12.75pt" fo:background-color="#f5f2f0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alternative" form:control-implementation="ooo:com.sun.star.form.component.RadioButton" xml:id="control1" form:id="control1" form:disabled="true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6" text:anchor-type="page" text:anchor-page-number="1" svg:x="-0.026cm" svg:y="-0.026cm" svg:width="1.429cm" draw:z-index="3">
        <draw:text-box fo:min-height="0.041cm">
          <text:p text:style-name="Text_20_body"/>
        </draw:text-box>
      </draw:frame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0"><text:a xlink:type="simple" xlink:href="#__RefHeading___Toc3019_3322906588" text:style-name="Index_20_Link" text:visited-style-name="Index_20_Link">Tudo de python<text:tab/>2</text:a></text:p>
          <text:p text:style-name="P110"><text:a xlink:type="simple" xlink:href="#__RefHeading___Toc1207_554729186" text:style-name="Index_20_Link" text:visited-style-name="Index_20_Link">Tipos incorporados <text:tab/>2</text:a></text:p>
          <text:p text:style-name="P110"><text:a xlink:type="simple" xlink:href="#__RefHeading___Toc5822_2968848488" text:style-name="Index_20_Link" text:visited-style-name="Index_20_Link">Funções embutidas(build in types)<text:tab/>2</text:a></text:p>
          <text:p text:style-name="P112"><text:a xlink:type="simple" xlink:href="#__RefHeading___Toc5824_2968848488" text:style-name="Index_20_Link" text:visited-style-name="Index_20_Link">sum()<text:tab/>3</text:a></text:p>
          <text:p text:style-name="P112"><text:a xlink:type="simple" xlink:href="#__RefHeading___Toc5830_2968848488" text:style-name="Index_20_Link" text:visited-style-name="Index_20_Link">len()<text:tab/>3</text:a></text:p>
          <text:p text:style-name="P112"><text:a xlink:type="simple" xlink:href="#__RefHeading___Toc5832_2968848488" text:style-name="Index_20_Link" text:visited-style-name="Index_20_Link">List()<text:tab/>3</text:a></text:p>
          <text:p text:style-name="P111"><text:a xlink:type="simple" xlink:href="#__RefHeading___Toc5834_2968848488" text:style-name="Index_20_Link" text:visited-style-name="Index_20_Link">Contando registro com o list<text:tab/>3</text:a></text:p>
          <text:p text:style-name="P110"><text:a xlink:type="simple" xlink:href="#__RefHeading___Toc3021_3322906588" text:style-name="Index_20_Link" text:visited-style-name="Index_20_Link">Como converter date em string com formatação<text:tab/>3</text:a></text:p>
          <text:p text:style-name="P110"><text:a xlink:type="simple" xlink:href="#__RefHeading___Toc771_2699507978" text:style-name="Index_20_Link" text:visited-style-name="Index_20_Link">DATASET<text:tab/>4</text:a></text:p>
          <text:p text:style-name="P112"><text:a xlink:type="simple" xlink:href="#__RefHeading___Toc761_2699507978" text:style-name="Index_20_Link" text:visited-style-name="Index_20_Link">Leitura de um arquivo<text:tab/>4</text:a></text:p>
          <text:p text:style-name="P112"><text:a xlink:type="simple" xlink:href="#__RefHeading___Toc1221_554729186" text:style-name="Index_20_Link" text:visited-style-name="Index_20_Link">Limitação de registros carregados do dataframe<text:tab/>4</text:a></text:p>
          <text:p text:style-name="P111"><text:a xlink:type="simple" xlink:href="#__RefHeading___Toc1223_554729186" text:style-name="Index_20_Link" text:visited-style-name="Index_20_Link">Número máximo de linhas a ser carregado do arquivo<text:tab/>4</text:a></text:p>
          <text:p text:style-name="P111"><text:a xlink:type="simple" xlink:href="#__RefHeading___Toc1225_554729186" text:style-name="Index_20_Link" text:visited-style-name="Index_20_Link">Número máximo de colunas a ser carregado do arquivo<text:tab/>4</text:a></text:p>
          <text:p text:style-name="P111"><text:a xlink:type="simple" xlink:href="#__RefHeading___Toc1227_554729186" text:style-name="Index_20_Link" text:visited-style-name="Index_20_Link">Estatistica descritiva das features<text:tab/>4</text:a></text:p>
          <text:p text:style-name="P112"><text:a xlink:type="simple" xlink:href="#__RefHeading___Toc749_2699507978" text:style-name="Index_20_Link" text:visited-style-name="Index_20_Link">Lendo linha por linha do arquivo<text:tab/>4</text:a></text:p>
          <text:p text:style-name="P112"><text:a xlink:type="simple" xlink:href="#__RefHeading___Toc751_2699507978" text:style-name="Index_20_Link" text:visited-style-name="Index_20_Link">Limpando a linha<text:tab/>5</text:a></text:p>
          <text:p text:style-name="P112"><text:a xlink:type="simple" xlink:href="#__RefHeading___Toc769_2699507978" text:style-name="Index_20_Link" text:visited-style-name="Index_20_Link">Filtrando linhas e colunas<text:tab/>6</text:a></text:p>
          <text:p text:style-name="P112"><text:a xlink:type="simple" xlink:href="#__RefHeading___Toc2968_3322906588" text:style-name="Index_20_Link" text:visited-style-name="Index_20_Link">Listas<text:tab/>7</text:a></text:p>
          <text:p text:style-name="P112"><text:a xlink:type="simple" xlink:href="#__RefHeading___Toc1229_554729186" text:style-name="Index_20_Link" text:visited-style-name="Index_20_Link">Tuplas<text:tab/>8</text:a></text:p>
          <text:p text:style-name="P111"><text:a xlink:type="simple" xlink:href="#__RefHeading___Toc2957_3322906588" text:style-name="Index_20_Link" text:visited-style-name="Index_20_Link">O que são as tuplas<text:tab/>8</text:a></text:p>
          <text:p text:style-name="P111"><text:a xlink:type="simple" xlink:href="#__RefHeading___Toc2959_3322906588" text:style-name="Index_20_Link" text:visited-style-name="Index_20_Link">Formas de criação de uma tupla<text:tab/>8</text:a></text:p>
          <text:p text:style-name="P111"><text:a xlink:type="simple" xlink:href="#__RefHeading___Toc1233_554729186" text:style-name="Index_20_Link" text:visited-style-name="Index_20_Link">Técnicas de seleção de itens e fatiamento com tuplas do Python<text:tab/>8</text:a></text:p>
          <text:p text:style-name="P111"><text:a xlink:type="simple" xlink:href="#__RefHeading___Toc2961_3322906588" text:style-name="Index_20_Link" text:visited-style-name="Index_20_Link">Formas de iterar por uma tupla<text:tab/>9</text:a></text:p>
          <text:p text:style-name="P111"><text:a xlink:type="simple" xlink:href="#__RefHeading___Toc2963_3322906588" text:style-name="Index_20_Link" text:visited-style-name="Index_20_Link">A técnica conhecida como desempacotamento de tuplas<text:tab/>10</text:a></text:p>
          <text:p text:style-name="P111"><text:a xlink:type="simple" xlink:href="#__RefHeading___Toc2965_3322906588" text:style-name="Index_20_Link" text:visited-style-name="Index_20_Link">A utilizar a built-in function zip()<text:tab/>10</text:a></text:p>
          <text:p text:style-name="P111"><text:a xlink:type="simple" xlink:href="#__RefHeading___Toc1241_554729186" text:style-name="Index_20_Link" text:visited-style-name="Index_20_Link">SERIES<text:tab/>11</text:a></text:p>
          <text:p text:style-name="P112"><text:a xlink:type="simple" xlink:href="#__RefHeading___Toc1248_554729186" text:style-name="Index_20_Link" text:visited-style-name="Index_20_Link">DataFrame com dicionário<text:tab/>14</text:a></text:p>
          <text:p text:style-name="P110"><text:a xlink:type="simple" xlink:href="#__RefHeading___Toc767_2699507978" text:style-name="Index_20_Link" text:visited-style-name="Index_20_Link">DICIONÁRIOS<text:tab/>16</text:a></text:p>
          <text:p text:style-name="P112"><text:a xlink:type="simple" xlink:href="#__RefHeading__1474_911114879" text:style-name="Index_20_Link" text:visited-style-name="Index_20_Link">Criando dicionários<text:tab/>16</text:a></text:p>
          <text:p text:style-name="P111"><text:a xlink:type="simple" xlink:href="#__RefHeading___Toc2976_3322906588" text:style-name="Index_20_Link" text:visited-style-name="Index_20_Link">Pesquisando no dicionário<text:tab/>17</text:a></text:p>
          <text:p text:style-name="P112"><text:a xlink:type="simple" xlink:href="#__RefHeading__1476_911114879" text:style-name="Index_20_Link" text:visited-style-name="Index_20_Link">Remoção de um par chave-valor do dicionário<text:tab/>17</text:a></text:p>
          <text:p text:style-name="P112"><text:a xlink:type="simple" xlink:href="#__RefHeading__1478_911114879" text:style-name="Index_20_Link" text:visited-style-name="Index_20_Link">Tamanho do dicionário<text:tab/>17</text:a></text:p>
          <text:p text:style-name="P112"><text:a xlink:type="simple" xlink:href="#__RefHeading___Toc759_2699507978" text:style-name="Index_20_Link" text:visited-style-name="Index_20_Link">Métodos de dicionários<text:tab/>17</text:a></text:p>
          <text:p text:style-name="P111"><text:a xlink:type="simple" xlink:href="#__RefHeading__1480_911114879" text:style-name="Index_20_Link" text:visited-style-name="Index_20_Link"><text:line-break/>Método KEYS<text:tab/>18</text:a></text:p>
          <text:p text:style-name="P111"><text:a xlink:type="simple" xlink:href="#__RefHeading__1482_911114879" text:style-name="Index_20_Link" text:visited-style-name="Index_20_Link">Método GET<text:tab/>19</text:a></text:p>
          <text:p text:style-name="P111"><text:a xlink:type="simple" xlink:href="#__RefHeading__1484_911114879" text:style-name="Index_20_Link" text:visited-style-name="Index_20_Link">Apelidos and cópias<text:tab/>19</text:a></text:p>
          <text:p text:style-name="P111"><text:a xlink:type="simple" xlink:href="#__RefHeading__1486_911114879" text:style-name="Index_20_Link" text:visited-style-name="Index_20_Link">Método COPY<text:tab/>20</text:a></text:p>
          <text:p text:style-name="P111"><text:a xlink:type="simple" xlink:href="#__RefHeading___Toc2978_3322906588" text:style-name="Index_20_Link" text:visited-style-name="Index_20_Link">Método UPDADE<text:tab/>21</text:a></text:p>
          <text:p text:style-name="P111"><text:a xlink:type="simple" xlink:href="#__RefHeading___Toc2980_3322906588" text:style-name="Index_20_Link" text:visited-style-name="Index_20_Link">Método pop<text:tab/>21</text:a></text:p>
          <text:p text:style-name="P111"><text:a xlink:type="simple" xlink:href="#__RefHeading___Toc2982_3322906588" text:style-name="Index_20_Link" text:visited-style-name="Index_20_Link">Método Clear<text:tab/>21</text:a></text:p>
          <text:p text:style-name="P111"><text:a xlink:type="simple" xlink:href="#__RefHeading___Toc2987_3322906588" text:style-name="Index_20_Link" text:visited-style-name="Index_20_Link">Método keys<text:tab/>21</text:a></text:p>
          <text:p text:style-name="P111"><text:a xlink:type="simple" xlink:href="#__RefHeading___Toc2989_3322906588" text:style-name="Index_20_Link" text:visited-style-name="Index_20_Link">Método values<text:tab/>21</text:a></text:p>
          <text:p text:style-name="P111"><text:a xlink:type="simple" xlink:href="#__RefHeading___Toc2991_3322906588" text:style-name="Index_20_Link" text:visited-style-name="Index_20_Link">Método items<text:tab/>21</text:a></text:p>
          <text:p text:style-name="P111"><text:a xlink:type="simple" xlink:href="#__RefHeading___Toc3001_3322906588" text:style-name="Index_20_Link" text:visited-style-name="Index_20_Link">Iterando com dicionario<text:tab/>22</text:a></text:p>
          <text:p text:style-name="P110"><text:a xlink:type="simple" xlink:href="#__RefHeading___Toc2993_3322906588" text:style-name="Index_20_Link" text:visited-style-name="Index_20_Link">FUNÇÕES E PACOTES<text:tab/>23</text:a></text:p>
          <text:p text:style-name="P112"><text:a xlink:type="simple" xlink:href="#__RefHeading___Toc2995_3322906588" text:style-name="Index_20_Link" text:visited-style-name="Index_20_Link">Built-in function com dicionários<text:tab/>23</text:a></text:p>
          <text:p text:style-name="P111"><text:a xlink:type="simple" xlink:href="#__RefHeading___Toc3023_3322906588" text:style-name="Index_20_Link" text:visited-style-name="Index_20_Link">Definindo funções sem e com parâmetros<text:tab/>24</text:a></text:p>
          <text:p text:style-name="P111"><text:a xlink:type="simple" xlink:href="#__RefHeading___Toc3031_3322906588" text:style-name="Index_20_Link" text:visited-style-name="Index_20_Link">Funções que retornam mais de um valor<text:tab/>24</text:a></text:p>
          <text:p text:style-name="P110"><text:soft-page-break/><text:a xlink:type="simple" xlink:href="#__RefHeading___Toc3033_3322906588" text:style-name="Index_20_Link" text:visited-style-name="Index_20_Link">NUMPY<text:tab/>26</text:a></text:p>
          <text:p text:style-name="P110"><text:a xlink:type="simple" xlink:href="#__RefHeading___Toc3760_2112979967" text:style-name="Index_20_Link" text:visited-style-name="Index_20_Link">Pandas<text:tab/>27</text:a></text:p>
          <text:p text:style-name="P112"><text:a xlink:type="simple" xlink:href="#__RefHeading___Toc3762_2112979967" text:style-name="Index_20_Link" text:visited-style-name="Index_20_Link">Estruturas de dados<text:tab/>27</text:a></text:p>
          <text:p text:style-name="P112"><text:a xlink:type="simple" xlink:href="#__RefHeading___Toc5177_2112979967" text:style-name="Index_20_Link" text:visited-style-name="Index_20_Link">Seleções com DataFrames<text:tab/>28</text:a></text:p>
          <text:p text:style-name="P111"><text:a xlink:type="simple" xlink:href="#__RefHeading___Toc5179_2112979967" text:style-name="Index_20_Link" text:visited-style-name="Index_20_Link">Comando LOC<text:tab/>29</text:a></text:p>
          <text:p text:style-name="P111"><text:a xlink:type="simple" xlink:href="#__RefHeading___Toc5181_2112979967" text:style-name="Index_20_Link" text:visited-style-name="Index_20_Link">Comando ILOC<text:tab/>30</text:a></text:p>
          <text:p text:style-name="P111"><text:a xlink:type="simple" xlink:href="#__RefHeading___Toc5183_2112979967" text:style-name="Index_20_Link" text:visited-style-name="Index_20_Link">Queries com DataFrames<text:tab/>31</text:a></text:p>
          <text:p text:style-name="P111"><text:a xlink:type="simple" xlink:href="#__RefHeading___Toc5185_2112979967" text:style-name="Index_20_Link" text:visited-style-name="Index_20_Link">Usando dois critérios de seleção<text:tab/>32</text:a></text:p>
          <text:p text:style-name="P111"><text:a xlink:type="simple" xlink:href="#__RefHeading___Toc5187_2112979967" text:style-name="Index_20_Link" text:visited-style-name="Index_20_Link">Usando o método query()<text:tab/>32</text:a></text:p>
          <text:p text:style-name="P112"><text:a xlink:type="simple" xlink:href="#__RefHeading___Toc5189_2112979967" text:style-name="Index_20_Link" text:visited-style-name="Index_20_Link">Iterando com DataFrames<text:tab/>32</text:a></text:p>
          <text:p text:style-name="P111"><text:a xlink:type="simple" xlink:href="#__RefHeading__10379_1672766817" text:style-name="Index_20_Link" text:visited-style-name="Index_20_Link">iterrows()<text:tab/>32</text:a></text:p>
          <text:p text:style-name="P111"><text:a xlink:type="simple" xlink:href="#__RefHeading__4717_709320712" text:style-name="Index_20_Link" text:visited-style-name="Index_20_Link">itertuples()<text:tab/>33</text:a></text:p>
          <text:p text:style-name="P112"><text:a xlink:type="simple" xlink:href="#__RefHeading___Toc19990_2799352469" text:style-name="Index_20_Link" text:visited-style-name="Index_20_Link">Fazendo contas<text:tab/>33</text:a></text:p>
          <text:p text:style-name="P111"><text:a xlink:type="simple" xlink:href="#__RefHeading___Toc19992_2799352469" text:style-name="Index_20_Link" text:visited-style-name="Index_20_Link">counter()<text:tab/>33</text:a></text:p>
          <text:p text:style-name="P111"><text:a xlink:type="simple" xlink:href="#__RefHeading___Toc19994_2799352469" text:style-name="Index_20_Link" text:visited-style-name="Index_20_Link">Itervalues() e max()<text:tab/>33</text:a></text:p>
          <text:p text:style-name="P112"><text:a xlink:type="simple" xlink:href="#__RefHeading__4719_709320712" text:style-name="Index_20_Link" text:visited-style-name="Index_20_Link">Tratamento dos dados<text:tab/>34</text:a></text:p>
          <text:p text:style-name="P111"><text:a xlink:type="simple" xlink:href="#__RefHeading__4721_709320712" text:style-name="Index_20_Link" text:visited-style-name="Index_20_Link">Isna()<text:tab/>34</text:a></text:p>
          <text:p text:style-name="P111"><text:a xlink:type="simple" xlink:href="#__RefHeading__4723_709320712" text:style-name="Index_20_Link" text:visited-style-name="Index_20_Link">fillna()<text:tab/>34</text:a></text:p>
          <text:p text:style-name="P111"><text:a xlink:type="simple" xlink:href="#__RefHeading__4725_709320712" text:style-name="Index_20_Link" text:visited-style-name="Index_20_Link">dropna()<text:tab/>34</text:a></text:p>
          <text:p text:style-name="P112"><text:a xlink:type="simple" xlink:href="#__RefHeading___Toc6021_2701284116" text:style-name="Index_20_Link" text:visited-style-name="Index_20_Link">get_dummies()<text:tab/>34</text:a></text:p>
          <text:p text:style-name="P112"><text:a xlink:type="simple" xlink:href="#__RefHeading___Toc6023_2701284116" text:style-name="Index_20_Link" text:visited-style-name="Index_20_Link">Transformando de dataframe para array<text:tab/>35</text:a></text:p>
          <text:p text:style-name="P112"><text:a xlink:type="simple" xlink:href="#__RefHeading___Toc6025_2701284116" text:style-name="Index_20_Link" text:visited-style-name="Index_20_Link">Como armazenar o modelo (persistir o modelo)<text:tab/>36</text:a></text:p>
        </text:index-body>
      </text:table-of-content>
      <text:p text:style-name="P40"/>
      <text:p text:style-name="P40"/>
      <text:p text:style-name="P33"><text:span text:style-name="T55">Comandos python</text:span> </text:p>
      <text:p text:style-name="Standard"/>
      <text:p text:style-name="Standard"/>
      <text:h text:style-name="Heading_20_1" text:outline-level="1"><text:bookmark-start text:name="__RefHeading___Toc3019_3322906588"/>Tudo de python<text:bookmark-end text:name="__RefHeading___Toc3019_3322906588"/></text:h>
      <text:p text:style-name="P11"><text:a xlink:type="simple" xlink:href="https://docs.python.org/3/contents.html" text:style-name="Internet_20_link" text:visited-style-name="Visited_20_Internet_20_Link">https://docs.python.org/3/contents.html</text:a></text:p>
      <text:p text:style-name="P11"/>
      <text:h text:style-name="Heading_20_1" text:outline-level="1"><text:bookmark-start text:name="__RefHeading___Toc1207_554729186"/>Tipos incorporados <text:bookmark-end text:name="__RefHeading___Toc1207_554729186"/></text:h>
      <text:p text:style-name="Text_20_body"><text:a xlink:type="simple" xlink:href="https://docs.python.org/3/library/stdtypes.html#comparisons" text:style-name="Internet_20_link" text:visited-style-name="Visited_20_Internet_20_Link">https://docs.python.org/3/library/stdtypes.html#comparisons</text:a></text:p>
      <text:p text:style-name="P1"><text:span text:style-name="Source_20_Text"><text:span text:style-name="T8"/></text:span></text:p>
      <text:h text:style-name="Heading_20_1" text:outline-level="1"><text:bookmark-start text:name="__RefHeading___Toc5822_2968848488"/><text:span text:style-name="Source_20_Text">Funções embutidas</text:span><text:span text:style-name="Source_20_Text">(build in types)</text:span><text:bookmark-end text:name="__RefHeading___Toc5822_2968848488"/></text:h>
      <text:p text:style-name="P1"><text:a xlink:type="simple" xlink:href="https://docs.python.org/pt-br/3/library/functions.html" text:style-name="Internet_20_link" text:visited-style-name="Visited_20_Internet_20_Link"><text:span text:style-name="Source_20_Text"><text:span text:style-name="T8">https://docs.python.org/pt-br/3/library/functions.html</text:span></text:span></text:a></text:p>
      <text:p text:style-name="P1"><text:span text:style-name="Source_20_Text"><text:span text:style-name="T8"/></text:span></text:p>
      <text:h text:style-name="Heading_20_2" text:outline-level="2"><text:bookmark-start text:name="__RefHeading___Toc5824_2968848488"/><text:soft-page-break/><text:span text:style-name="Source_20_Text">sum()</text:span><text:bookmark-end text:name="__RefHeading___Toc5824_2968848488"/></text:h>
      <text:p text:style-name="P1">sum(iterable, /, start=0)</text:p>
      <text:p text:style-name="P1">Para adicionar valores de ponto flutuante com precisão estendida, consulte math.fsum(). Para concatenar uma série de iteráveis, considere usar itertools.chain().</text:p>
      <text:p text:style-name="P1"><text:span text:style-name="Source_20_Text"><text:span text:style-name="T8">sum(x) → x é o número que deve ser contado/somado</text:span></text:span></text:p>
      <text:h text:style-name="Heading_20_2" text:outline-level="2"><text:bookmark-start text:name="__RefHeading___Toc5830_2968848488"/><text:span text:style-name="Source_20_Text">len()</text:span><text:bookmark-end text:name="__RefHeading___Toc5830_2968848488"/></text:h>
      <text:p text:style-name="P1"><text:span text:style-name="Source_20_Text"><text:span text:style-name="T13">Retorna o tamanho</text:span></text:span></text:p>
      <text:p text:style-name="P1"><text:span text:style-name="Source_20_Text"><text:span text:style-name="T13">EX 1: </text:span></text:span><text:span text:style-name="Source_20_Text"><text:span text:style-name="T13">len (7) # retorna o tamanho de y ( y = 1000)</text:span></text:span></text:p>
      <text:p text:style-name="P1"><text:span text:style-name="Source_20_Text"><text:span text:style-name="T13">E</text:span></text:span><text:span text:style-name="Source_20_Text"><text:span text:style-name="T13">X</text:span></text:span><text:span text:style-name="Source_20_Text"><text:span text:style-name="T13"> 2: len</text:span></text:span><text:span text:style-name="Source_20_Text"><text:span text:style-name="T17">(</text:span></text:span><text:span text:style-name="Source_20_Text"><text:span text:style-name="T13">Y</text:span></text:span><text:span text:style-name="Source_20_Text"><text:span text:style-name="T17">[</text:span></text:span><text:span text:style-name="Source_20_Text"><text:span text:style-name="T13">Y</text:span></text:span><text:span text:style-name="Source_20_Text"><text:span text:style-name="T17">==</text:span></text:span><text:span text:style-name="Source_20_Text"><text:span text:style-name="T25">1</text:span></text:span><text:span text:style-name="Source_20_Text"><text:span text:style-name="T17">]) #retorna o tamanho de y onde y é igual a 1 ( y = 873)</text:span></text:span></text:p>
      <text:p text:style-name="P1"><text:span text:style-name="Source_20_Text"><text:span text:style-name="T8">EX 3: X [ Y == 0] # </text:span></text:span><text:span text:style-name="Source_20_Text"><text:span text:style-name="T6">saber todos as características dos usuários que não compraram (retornar x) </text:span></text:span><text:span text:style-name="Source_20_Text"><text:span text:style-name="T8">, sendo que o y é 0, quando os usuários não compraram o curso.</text:span></text:span></text:p>
      <text:p text:style-name="P1"><text:span text:style-name="Source_20_Text"><text:span text:style-name="T8"/></text:span></text:p>
      <text:h text:style-name="Heading_20_2" text:outline-level="2"><text:bookmark-start text:name="__RefHeading___Toc5832_2968848488"/><text:span text:style-name="Source_20_Text">List()</text:span><text:bookmark-end text:name="__RefHeading___Toc5832_2968848488"/></text:h>
      <text:p text:style-name="P1"><text:span text:style-name="Source_20_Text"><text:span text:style-name="T8"/></text:span></text:p>
      <text:h text:style-name="Heading_20_3" text:outline-level="3"><text:bookmark-start text:name="__RefHeading___Toc5834_2968848488"/><text:span text:style-name="Source_20_Text">Contando registro com o list</text:span><text:bookmark-end text:name="__RefHeading___Toc5834_2968848488"/></text:h>
      <text:p text:style-name="P1"><text:span text:style-name="Source_20_Text"><text:span text:style-name="T8">Se meu y tem registro ‘sim’ e ‘nao’. Se quero saber quantos sim e quantos não tem:</text:span></text:span></text:p>
      <text:p text:style-name="P1"><text:span text:style-name="Source_20_Text"><text:span text:style-name="T8">acertos_de_sim = list(y).count(‘sim’)</text:span></text:span></text:p>
      <text:p text:style-name="P1"><text:span text:style-name="Source_20_Text"><text:span text:style-name="T8">acertos_de_nao = list(y).count(‘nao’)</text:span></text:span></text:p>
      <text:p text:style-name="P1"><text:span text:style-name="Source_20_Text"><text:span text:style-name="T8"/></text:span></text:p>
      <text:p text:style-name="P1"><text:span text:style-name="Source_20_Text"><text:span text:style-name="T8">o Y é um array, ao usarmos a função lista, estamos convertendo para uma lista. A lista possui a função count que não permite contar a quantidade de registros</text:span></text:span></text:p>
      <text:h text:style-name="Heading_20_1" text:outline-level="1"/>
      <text:h text:style-name="Heading_20_1" text:outline-level="1"><text:bookmark-start text:name="__RefHeading___Toc3021_3322906588"/>Como converter date em string com formatação<text:bookmark-end text:name="__RefHeading___Toc3021_3322906588"/></text:h>
      <text:p text:style-name="Text_20_body"><text:a xlink:type="simple" xlink:href="https://dicasdepython.com.br/python-como-converter-date-em-string-com-formatacao/" text:style-name="Internet_20_link" text:visited-style-name="Visited_20_Internet_20_Link"><text:span text:style-name="T5">Python: Como converter date em string com formatacao</text:span></text:a></text:p>
      <text:p text:style-name="P54"><text:soft-page-break/></text:p>
      <text:h text:style-name="Heading_20_1" text:outline-level="1"><text:bookmark-start text:name="__RefHeading___Toc771_2699507978"/>DATASET<text:bookmark-end text:name="__RefHeading___Toc771_2699507978"/></text:h>
      <text:p text:style-name="Standard"/>
      <text:h text:style-name="Heading_20_2" text:outline-level="2"><text:bookmark-start text:name="__RefHeading___Toc761_2699507978"/>Leitura de um arquivo<text:bookmark-end text:name="__RefHeading___Toc761_2699507978"/></text:h>
      <text:p text:style-name="Standard"/>
      <text:p text:style-name="Standard"/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r"</text:span></text:span><text:span text:style-name="Source_20_Text"><text:span text:style-name="T14">)</text:span></text:span></text:p>
      <text:p text:style-name="P1"><text:span text:style-name="Source_20_Text"><text:span text:style-name="T14">“r” - </text:span></text:span><text:span text:style-name="Source_20_Text"><text:span text:style-name="T3">abrir o arquivo no modo de leitura</text:span></text:span></text:p>
      <text:p text:style-name="P1"><text:span text:style-name="Source_20_Text"><text:span text:style-name="T14"/></text:span></text:p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w"</text:span></text:span><text:span text:style-name="Source_20_Text"><text:span text:style-name="T14">)</text:span></text:span></text:p>
      <text:p text:style-name="P6"><text:span text:style-name="Source_20_Text"><text:span text:style-name="T14">“</text:span></text:span><text:span text:style-name="Source_20_Text"><text:span text:style-name="T3">w” - abre o arquivo em modo escrita</text:span></text:span></text:p>
      <text:p text:style-name="P3"><text:span text:style-name="Source_20_Text"><text:span text:style-name="T3"/></text:span></text:p>
      <text:p text:style-name="P1"><text:span text:style-name="Source_20_Text"><text:span text:style-name="T14">&gt;&gt;&gt;</text:span></text:span><text:span text:style-name="Source_20_Text"><text:span text:style-name="T7"> arquivo</text:span></text:span><text:span text:style-name="Source_20_Text"><text:span text:style-name="T14">.</text:span></text:span><text:span text:style-name="Source_20_Text"><text:span text:style-name="T7">read</text:span></text:span><text:span text:style-name="Source_20_Text"><text:span text:style-name="T14">() #</text:span></text:span><text:span text:style-name="Strong_20_Emphasis"><text:span text:style-name="T3">ler o arquivo inteiro</text:span></text:span></text:p>
      <text:h text:style-name="Heading_20_2" text:outline-level="2"><text:bookmark-start text:name="__RefHeading___Toc1221_554729186"/><text:span text:style-name="Strong_20_Emphasis">Limitação de registros carregados do dataframe</text:span><text:bookmark-end text:name="__RefHeading___Toc1221_554729186"/></text:h>
      <text:p text:style-name="P4"><text:span text:style-name="Strong_20_Emphasis"><text:span text:style-name="T32"/></text:span></text:p>
      <text:h text:style-name="Heading_20_3" text:outline-level="3"><text:bookmark-start text:name="__RefHeading___Toc1223_554729186"/><text:span text:style-name="Strong_20_Emphasis">Número máximo de linhas a ser carregado do arquivo</text:span><text:bookmark-end text:name="__RefHeading___Toc1223_554729186"/></text:h>
      <text:p text:style-name="P47"><text:tab/>pd.set_option ('display.max_rows',1000) </text:p>
      <text:p text:style-name="P47"/>
      <text:h text:style-name="Heading_20_3" text:outline-level="3"><text:bookmark-start text:name="__RefHeading___Toc1225_554729186"/><text:span text:style-name="Strong_20_Emphasis">Número máximo de colunas a ser carregado do arquivo</text:span><text:bookmark-end text:name="__RefHeading___Toc1225_554729186"/></text:h>
      <text:p text:style-name="P47"><text:tab/>pd.set_option ('display.max_columns',1000) </text:p>
      <text:p text:style-name="P1"><text:span text:style-name="Strong_20_Emphasis"><text:span text:style-name="T3"/></text:span></text:p>
      <text:h text:style-name="Heading_20_3" text:outline-level="3"><text:bookmark-start text:name="__RefHeading___Toc1227_554729186"/>Estatistica descritiva das features<text:bookmark-end text:name="__RefHeading___Toc1227_554729186"/></text:h>
      <text:p text:style-name="P2">Describe() - <text:span text:style-name="T68">retorna um resumo estatístico do conjunto de dados</text:span></text:p>
      <text:p text:style-name="P2"><text:tab/>Dataset[ [‘nomve_feature 1’, ‘nomve_feature2’] ].describe() # de colunas específicas</text:p>
      <text:p text:style-name="P2"><text:tab/>dataset.describe() # todo o dataframe</text:p>
      <text:p text:style-name="P2"/>
      <text:p text:style-name="P2"><text:tab/>dataset .info() # exibe um resumo do dataset (qtde de registros do dataset, qtde de registros por feature, tipos das features)</text:p>
      <text:p text:style-name="P2"/>
      <text:h text:style-name="Heading_20_2" text:outline-level="2"><text:bookmark-start text:name="__RefHeading___Toc749_2699507978"/>Lendo linha por linha do arquivo<text:bookmark-end text:name="__RefHeading___Toc749_2699507978"/></text:h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r"</text:span></text:span><text:span text:style-name="Source_20_Text"><text:span text:style-name="T14">)</text:span></text:span></text:p>
      <text:p text:style-name="P1"><text:soft-page-break/><text:span text:style-name="Source_20_Text"><text:span text:style-name="T14">&gt;&gt;&gt;</text:span></text:span><text:span text:style-name="Source_20_Text"><text:span text:style-name="T7"> linha </text:span></text:span><text:span text:style-name="Source_20_Text"><text:span text:style-name="T14">=</text:span></text:span><text:span text:style-name="Source_20_Text"><text:span text:style-name="T7"> arquivo</text:span></text:span><text:span text:style-name="Source_20_Text"><text:span text:style-name="T14">.</text:span></text:span><text:span text:style-name="Source_20_Text"><text:span text:style-name="T7">readline</text:span></text:span><text:span text:style-name="Source_20_Text"><text:span text:style-name="T14">()</text:span></text:span></text:p>
      <text:p text:style-name="P1"><text:span text:style-name="Source_20_Text"><text:span text:style-name="T14">&gt;&gt;&gt;</text:span></text:span><text:span text:style-name="Source_20_Text"><text:span text:style-name="T7"> linha</text:span></text:span></text:p>
      <text:p text:style-name="P1"><text:span text:style-name="Source_20_Text"><text:span text:style-name="T18">'banana\n'</text:span></text:span></text:p>
      <text:h text:style-name="P22" text:outline-level="2"><text:bookmark-start text:name="__RefHeading___Toc751_2699507978"/>Limpando a linha<text:bookmark-end text:name="__RefHeading___Toc751_2699507978"/></text:h>
      <text:p text:style-name="P6"><text:span text:style-name="T1">função </text:span><text:span text:style-name="Source_20_Text"><text:span text:style-name="T2">strip() → </text:span></text:span><text:span text:style-name="T1"><text:s/>tirar espaços em branco no início e no fim da string, <text:s/>também remove caracteres especiais, como o </text:span><text:span text:style-name="Source_20_Text"><text:span text:style-name="T2">\n</text:span></text:span><text:span text:style-name="T1">.</text:span></text:p>
      <text:p text:style-name="Text_20_body"><text:bookmark-start text:name="__RefHeading___Toc753_2699507978"/>Lendo a primeira linha<text:bookmark-end text:name="__RefHeading___Toc753_2699507978"/></text:p>
      <text:p text:style-name="Text_20_body"><text:line-break/>arquivo = open('pessoas.txt', 'r')</text:p>
      <text:p text:style-name="P72">linha = arquivo.readline() #<text:span text:style-name="T3">retorna uma linha por vez, e faz com que a nossa leitura seja feita de modo mais controlado. </text:span></text:p>
      <text:p text:style-name="P72">print(linha)</text:p>
      <text:p text:style-name="P13"/>
      <text:p text:style-name="P1"><text:span text:style-name="Source_20_Text"><text:span text:style-name="T20">Rom</text:span></text:span><text:span text:style-name="Source_20_Text"><text:span text:style-name="T14">á</text:span></text:span><text:span text:style-name="Source_20_Text"><text:span text:style-name="T7">rio </text:span></text:span><text:span text:style-name="Source_20_Text"><text:span text:style-name="T23">37</text:span></text:span></text:p>
      <text:p text:style-name="P1"><text:span text:style-name="Source_20_Text"><text:span text:style-name="T20">Junior</text:span></text:span><text:span text:style-name="Source_20_Text"><text:span text:style-name="T7"> </text:span></text:span><text:span text:style-name="Source_20_Text"><text:span text:style-name="T23">32</text:span></text:span></text:p>
      <text:p text:style-name="P1"><text:span text:style-name="Source_20_Text"><text:span text:style-name="T20">Daniel</text:span></text:span><text:span text:style-name="Source_20_Text"><text:span text:style-name="T7"> </text:span></text:span><text:span text:style-name="Source_20_Text"><text:span text:style-name="T23">28</text:span></text:span></text:p>
      <text:p text:style-name="P1"><text:span text:style-name="Source_20_Text"><text:span text:style-name="T20">Izzy</text:span></text:span><text:span text:style-name="Source_20_Text"><text:span text:style-name="T7"> </text:span></text:span><text:span text:style-name="Source_20_Text"><text:span text:style-name="T23">38</text:span></text:span></text:p>
      <text:p text:style-name="Text_20_body"/>
      <text:p text:style-name="Text_20_body"/>
      <text:p text:style-name="Text_20_body"><text:bookmark-start text:name="__RefHeading___Toc755_2699507978"/>Considerações finais<text:bookmark-end text:name="__RefHeading___Toc755_2699507978"/></text:p>
      <text:p text:style-name="Text_20_body"><draw:frame draw:style-name="fr2" draw:name="Quadro4" text:anchor-type="char" svg:width="0.041cm" draw:z-index="0"><draw:text-box fo:min-height="0.041cm"><text:p text:style-name="Text_20_body"/></draw:text-box></draw:frame><text:line-break/><text:span text:style-name="T3">Agora sim, temos um jogo completo do início ao fim! Conseguimos aprender bastante coisa dessa linguagem fantástica!</text:span></text:p>
      <text:p text:style-name="P6"><text:span text:style-name="T1">No início, começamos </text:span><text:span text:style-name="Strong_20_Emphasis"><text:span text:style-name="T3">capturando a entrada do usuário</text:span></text:span><text:span text:style-name="T1">, fazendo o laço, o </text:span><text:span text:style-name="Emphasis"><text:span text:style-name="T3">game loop</text:span></text:span><text:span text:style-name="T1">, e logo em seguida </text:span><text:span text:style-name="Strong_20_Emphasis"><text:span text:style-name="T3">exploramos a string e suas funções</text:span></text:span><text:span text:style-name="T1">.</text:span></text:p>
      <text:p text:style-name="P6"><text:span text:style-name="T1">Não menos importantes, são as </text:span><text:span text:style-name="Strong_20_Emphasis"><text:span text:style-name="T3">listas</text:span></text:span><text:span text:style-name="T1">, para guardar valores, e </text:span><text:span text:style-name="Strong_20_Emphasis"><text:span text:style-name="T3">tuplas</text:span></text:span><text:span text:style-name="T1">, que além de guardar valores, são </text:span><text:span text:style-name="Strong_20_Emphasis"><text:span text:style-name="T3">imutáveis</text:span></text:span><text:span text:style-name="T1">, além das sequências que vimos.</text:span></text:p>
      <text:p text:style-name="P6"><text:span text:style-name="T1">Também vimos como funciona a </text:span><text:span text:style-name="Strong_20_Emphasis"><text:span text:style-name="T3">leitura e escrita de arquivos com Python</text:span></text:span><text:span text:style-name="T1">, e </text:span><text:span text:style-name="Strong_20_Emphasis"><text:span text:style-name="T3">organizamos melhor o nosso código com funções</text:span></text:span><text:span text:style-name="T1">.</text:span></text:p>
      <text:p text:style-name="P12">Espero que você tenha gostado desse treinamento, e espero também te encontrar em outros treinamentos aqui da Alura.</text:p>
      <text:p text:style-name="P12">Um forte abraço,</text:p>
      <text:p text:style-name="P12">Nico Steppat.</text:p>
      <text:p text:style-name="Text_20_body"><text:bookmark-start text:name="__RefHeading___Toc757_2699507978"/><text:soft-page-break/>Download e considerações finais<text:bookmark-end text:name="__RefHeading___Toc757_2699507978"/></text:p>
      <text:p text:style-name="Text_20_body"><text:line-break/><text:span text:style-name="T3">Se você deseja baixar a versão final do projeto, com ele todo pronto, você pode fazer isto clicando </text:span><text:a xlink:type="simple" xlink:href="https://github.com/alura-cursos/Curso-Python-3-parte-2-Avan-ando-na-linguagem/archive/capitulo7.zip" office:target-frame-name="_blank" xlink:show="new" text:style-name="Internet_20_link" text:visited-style-name="Visited_20_Internet_20_Link">AQUI</text:a><text:span text:style-name="T3">.</text:span></text:p>
      <text:p text:style-name="P12">Obrigado por ter assistido o curso e não deixe de avaliar o curso!</text:p>
      <text:p text:style-name="P12">Abraços, Nico</text:p>
      <text:h text:style-name="Heading_20_2" text:outline-level="2"><text:bookmark-start text:name="__RefHeading___Toc769_2699507978"/>Filtrando linhas e colunas<text:bookmark-end text:name="__RefHeading___Toc769_2699507978"/></text:h>
      <text:p text:style-name="P56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56"> - Aula 14 – Filtrando linhas e colunas no Pandas</text:span></text:p>
      <text:p text:style-name="P53">&gt;&gt;&gt;import pandas as pd</text:p>
      <text:p text:style-name="P53">&gt;&gt;&gt;alunosDIC= {‘nome’: [‘ricardo’, ’pedro’, ’roberto’, ‘carlos’],</text:p>
      <text:p text:style-name="P53">‘nota’: [4, 7, 5, 5, 9] </text:p>
      <text:p text:style-name="P53">‘aprovado’: [‘nao’, ‘sim’, ‘nao’, ‘sim’]} </text:p>
      <text:p text:style-name="P53">&gt;&gt;&gt;alunosDF = pd.dataframe(alunosDIC) #cria o dataframe</text:p>
      <text:p text:style-name="P53">&gt;&gt;&gt;print (alunosDF)</text:p>
      <text:p text:style-name="P73"><text:tab/>nome<text:tab/><text:tab/>nota<text:tab/><text:tab/>aprovado</text:p>
      <text:p text:style-name="P73">0<text:tab/>ricardo<text:tab/>4,0<text:tab/><text:tab/>não</text:p>
      <text:p text:style-name="P73">1<text:tab/>pedro<text:tab/><text:tab/>7,0<text:tab/><text:tab/>sim</text:p>
      <text:p text:style-name="P73">2<text:tab/>roberto<text:tab/>5,5<text:tab/><text:tab/>não</text:p>
      <text:p text:style-name="P73">3<text:tab/>carlos<text:tab/><text:tab/>9,0<text:tab/><text:tab/>sim</text:p>
      <text:p text:style-name="P73"/>
      <text:p text:style-name="P53">&gt;&gt;&gt;alunosDF.[‘nome’] # imprimi todos os registros da coluna nome (chama fatiamento - SLICE)</text:p>
      <text:p text:style-name="P53">&gt;&gt;&gt;alunosDF.loc[lista*] -</text:p>
      <text:p text:style-name="P53">lista de um valor só ou de vários</text:p>
      <text:p text:style-name="P53"><text:tab/>&gt;&gt;&gt;alunosDF.loc[[0]] #mostra a linha de índice 0 </text:p>
      <text:p text:style-name="P73"><text:tab/><text:tab/>nome<text:tab/>nota<text:tab/><text:tab/>aprovado</text:p>
      <text:p text:style-name="P73">0<text:tab/>ricardo<text:tab/><text:tab/>4,0<text:tab/><text:tab/>não</text:p>
      <text:p text:style-name="P73"/>
      <text:p text:style-name="P53"><text:tab/>&gt;&gt;&gt;alunosDF.loc[[0,3]] #mostra a linha de índice 0 e a linha de índice 3 </text:p>
      <text:p text:style-name="P73"><text:soft-page-break/><text:tab/><text:tab/>nome<text:tab/>nota<text:tab/><text:tab/>aprovado</text:p>
      <text:p text:style-name="P73">0<text:tab/>ricardo<text:tab/><text:tab/>4,0<text:tab/><text:tab/>não</text:p>
      <text:p text:style-name="P73">3<text:tab/>carlos<text:tab/><text:tab/>9,0<text:tab/><text:tab/>sim</text:p>
      <text:p text:style-name="P73"/>
      <text:p text:style-name="P53"><text:tab/>&gt;&gt;&gt;alunosDF.loc[[0:2]] #mostra a linha de índice 0, 1 e 2 </text:p>
      <text:p text:style-name="P73"><text:tab/><text:tab/>nome<text:tab/>nota<text:tab/><text:tab/>aprovado</text:p>
      <text:p text:style-name="P73">0<text:tab/>ricardo<text:tab/><text:tab/>4,0<text:tab/><text:tab/>não</text:p>
      <text:p text:style-name="P73">1<text:tab/>pedro<text:tab/><text:tab/>7,0<text:tab/><text:tab/>sim</text:p>
      <text:p text:style-name="P73">2<text:tab/>roberto<text:tab/><text:tab/>5,5<text:tab/><text:tab/>não</text:p>
      <text:p text:style-name="P53"><text:tab/>&gt;&gt;&gt;alunosDF.loc[alunosDF[‘nome’] == ‘pedro’ #pesquisa o(s) registro(s) que tem a coluna nome igual a ‘pedro’. Devolve a linha completa.</text:p>
      <text:p text:style-name="P73"><text:tab/><text:tab/>nome<text:tab/>nota<text:tab/><text:tab/>aprovado</text:p>
      <text:p text:style-name="P73">1<text:tab/>pedro<text:tab/><text:tab/>7,0<text:tab/><text:tab/>sim</text:p>
      <text:p text:style-name="P55"/>
      <text:p text:style-name="P55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58"> - </text:span><text:span text:style-name="T57">AULA 15 - Manipulando linhas com o Pandas</text:span></text:p>
      <text:p text:style-name="P53">Criando um novo dataframe usando parte dos dados de um outro data frame</text:p>
      <text:p text:style-name="P53">&gt;&gt;&gt; primeiralinhas = alunosDF.loc[0:2]</text:p>
      <text:p text:style-name="P53">&gt;&gt;&gt;print (primeiralinhas)</text:p>
      <text:p text:style-name="P73"><text:tab/><text:tab/>nome<text:tab/>nota<text:tab/><text:tab/>aprovado</text:p>
      <text:p text:style-name="P73">0<text:tab/>ricardo<text:tab/><text:tab/>4,0<text:tab/><text:tab/>não</text:p>
      <text:p text:style-name="P73">1<text:tab/>pedro<text:tab/><text:tab/>7,0<text:tab/><text:tab/>sim</text:p>
      <text:p text:style-name="P73">2<text:tab/>roberto<text:tab/><text:tab/>5,5<text:tab/><text:tab/>não</text:p>
      <text:p text:style-name="P73"/>
      <text:h text:style-name="Heading_20_2" text:outline-level="2"><text:bookmark-start text:name="__RefHeading___Toc2968_3322906588"/>Listas<text:bookmark-end text:name="__RefHeading___Toc2968_3322906588"/></text:h>
      <text:p text:style-name="P17">Listas são coleções sequenciais, isto é, os itens destas sequências estão ordenados e utilizam índices (números inteiros) para acessar os valores.</text:p>
      <text:p text:style-name="P17"><text:a xlink:type="simple" xlink:href="https://panda.ime.usp.br/pensepy/static/pensepy/09-Listas/listas.html" text:style-name="Internet_20_link" text:visited-style-name="Visited_20_Internet_20_Link">https://panda.ime.usp.br/pensepy/static/pensepy/09-Listas/listas.html</text:a> </text:p>
      <text:h text:style-name="Heading_20_2" text:outline-level="2"><text:bookmark-start text:name="__RefHeading___Toc1229_554729186"/><text:soft-page-break/>Tuplas<text:bookmark-end text:name="__RefHeading___Toc1229_554729186"/></text:h>
      <text:p text:style-name="P17"/>
      <text:h text:style-name="Heading_20_3" text:outline-level="3"><text:bookmark-start text:name="__RefHeading___Toc2957_3322906588"/>O que são as tuplas<text:bookmark-end text:name="__RefHeading___Toc2957_3322906588"/></text:h>
      <text:p text:style-name="P17">Elas são imutáveis e são utilizadas para armazenas coleções de itens, geralmente heterogeneos.</text:p>
      <text:p text:style-name="P17"/>
      <text:p text:style-name="P17">A utilizar a built-in function zip()</text:p>
      <text:p text:style-name="P17"/>
      <text:h text:style-name="Heading_20_3" text:outline-level="3"><text:bookmark-start text:name="__RefHeading___Toc2959_3322906588"/>Formas de criação de uma tupla<text:bookmark-end text:name="__RefHeading___Toc2959_3322906588"/></text:h>
      <text:p text:style-name="P17">1 - tuple() </text:p>
      <text:p text:style-name="P17">2 - tuple (iterador)</text:p>
      <text:p text:style-name="P17">3 - ( 1, 2, 3 )</text:p>
      <text:p text:style-name="P13"><text:span text:style-name="T1">4 - </text:span><text:span text:style-name="Source_20_Text"><text:span text:style-name="T9">tuple</text:span></text:span><text:span text:style-name="Source_20_Text"><text:span text:style-name="T16">(</text:span></text:span><text:span text:style-name="Source_20_Text"><text:span text:style-name="T9"> </text:span></text:span><text:span text:style-name="Source_20_Text"><text:span text:style-name="T16">[</text:span></text:span><text:span text:style-name="Source_20_Text"><text:span text:style-name="T9"> </text:span></text:span><text:span text:style-name="Source_20_Text"><text:span text:style-name="T24">1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2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3</text:span></text:span><text:span text:style-name="Source_20_Text"><text:span text:style-name="T9"> </text:span></text:span><text:span text:style-name="Source_20_Text"><text:span text:style-name="T16">]</text:span></text:span><text:span text:style-name="Source_20_Text"><text:span text:style-name="T9"> </text:span></text:span><text:span text:style-name="Source_20_Text"><text:span text:style-name="T16">)</text:span></text:span></text:p>
      <text:p text:style-name="P13"><text:span text:style-name="T1">5 - </text:span><text:span text:style-name="Source_20_Text"><text:span text:style-name="T24">1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2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3</text:span></text:span></text:p>
      <text:p text:style-name="P17"/>
      <text:p text:style-name="P17">ex: carros = tuple ([‘variante’, ‘passat’, ‘crossfox’])</text:p>
      <text:p text:style-name="P17"/>
      <text:h text:style-name="Heading_20_3" text:outline-level="3"><text:bookmark-start text:name="__RefHeading___Toc1233_554729186"/>Técnicas de seleção de itens e fatiamento com tuplas do Python<text:bookmark-end text:name="__RefHeading___Toc1233_554729186"/></text:h>
      <text:p text:style-name="P7">Ex 1:</text:p>
      <text:p text:style-name="P7">nomes_carros = (‘jetta’, ‘passat’, ‘crossfox’, ‘ds5’)</text:p>
      <text:p text:style-name="P7">nomes_carros [0] → ‘jetta’</text:p>
      <text:p text:style-name="P7">nomes_carros [1] → ‘passat’</text:p>
      <text:p text:style-name="P7">nomes_carros [-1] → ‘ds5’ # acessa o último elemento desta tupla</text:p>
      <text:p text:style-name="P7">nomes_carros [1:3] → ‘(passat’,’crossfox’)</text:p>
      <text:p text:style-name="Text_20_body"/>
      <text:p text:style-name="Text_20_body">ex 2:<text:line-break/>nomes_carros = <text:span text:style-name="T1">(‘jetta’, ‘passat’, ‘crossfox’, ‘ds5’, (‘fusca’, ‘gol’, ‘c4’))</text:span></text:p>
      <text:p text:style-name="P7"><text:span text:style-name="T1">nomes_carros [-1]</text:span>[1] → ‘gol’</text:p>
      <text:p text:style-name="P17"/>
      <text:p text:style-name="P17">ex 3:</text:p>
      <text:p text:style-name="P23"><text:span text:style-name="Source_20_Text"><text:span text:style-name="T7">carros </text:span></text:span><text:span text:style-name="Source_20_Text"><text:span text:style-name="T14">=</text:span></text:span><text:span text:style-name="Source_20_Text"><text:span text:style-name="T7"> </text:span></text:span><text:span text:style-name="Source_20_Text"><text:span text:style-name="T14">(</text:span></text:span></text:p>
      <text:p text:style-name="P23"><text:soft-page-break/><text:span text:style-name="Source_20_Text"><text:span text:style-name="T10"><text:s text:c="4"/></text:span></text:span><text:span text:style-name="Source_20_Text"><text:span text:style-name="T14">(</text:span></text:span></text:p>
      <text:p text:style-name="P1"><text:span text:style-name="Source_20_Text"><text:span text:style-name="T10"><text:s text:c="8"/></text:span></text:span><text:span text:style-name="Source_20_Text"><text:span text:style-name="T18">'Jetta Variant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8">'Motor 4.0 Turbo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23">2003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37">False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4">(</text:span></text:span><text:span text:style-name="Source_20_Text"><text:span text:style-name="T18">'Rodas de liga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Travas elétricas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Piloto automático'</text:span></text:span><text:span text:style-name="Source_20_Text"><text:span text:style-name="T14">)</text:span></text:span></text:p>
      <text:p text:style-name="P1"><text:span text:style-name="Source_20_Text"><text:span text:style-name="T10"><text:s text:c="4"/></text:span></text:span><text:span text:style-name="Source_20_Text"><text:span text:style-name="T14">),</text:span></text:span></text:p>
      <text:p text:style-name="P1"><text:span text:style-name="Source_20_Text"><text:span text:style-name="T10"><text:s text:c="4"/></text:span></text:span><text:span text:style-name="Source_20_Text"><text:span text:style-name="T14">(</text:span></text:span></text:p>
      <text:p text:style-name="P1"><text:span text:style-name="Source_20_Text"><text:span text:style-name="T10"><text:s text:c="8"/></text:span></text:span><text:span text:style-name="Source_20_Text"><text:span text:style-name="T18">'Passat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8">'Motor Diesel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23">1991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37">True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4">(</text:span></text:span><text:span text:style-name="Source_20_Text"><text:span text:style-name="T18">'Central multimídia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Teto panorâmico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Freios ABS'</text:span></text:span><text:span text:style-name="Source_20_Text"><text:span text:style-name="T14">)</text:span></text:span></text:p>
      <text:p text:style-name="P1"><text:span text:style-name="Source_20_Text"><text:span text:style-name="T10"><text:s text:c="4"/></text:span></text:span><text:span text:style-name="Source_20_Text"><text:span text:style-name="T14">)</text:span></text:span></text:p>
      <text:p text:style-name="P1"><text:span text:style-name="Source_20_Text"><text:span text:style-name="T14">)</text:span></text:span></text:p>
      <text:p text:style-name="P17"/>
      <text:p text:style-name="P6"><text:span text:style-name="Strong_20_Emphasis"><text:span text:style-name="T3">Considere também os seguintes códigos de seleção:</text:span></text:span></text:p>
      <text:p text:style-name="P9"><text:span text:style-name="Strong_20_Emphasis"><text:span text:style-name="T70">1)</text:span></text:span><text:span text:style-name="T70"> </text:span><text:span text:style-name="Source_20_Text"><text:span text:style-name="T69">carros[0][3]</text:span></text:span></text:p>
      <text:p text:style-name="P9"><text:span text:style-name="Strong_20_Emphasis"><text:span text:style-name="T70">2)</text:span></text:span><text:span text:style-name="T70"> </text:span><text:span text:style-name="Source_20_Text"><text:span text:style-name="T69">carros[-1][-1][-1]</text:span></text:span></text:p>
      <text:p text:style-name="P9"><text:span text:style-name="Strong_20_Emphasis"><text:span text:style-name="T70">3)</text:span></text:span><text:span text:style-name="T70"> </text:span><text:span text:style-name="Source_20_Text"><text:span text:style-name="T69">carros[0][-1][:2]</text:span></text:span></text:p>
      <text:p text:style-name="P8">Assinale a alternativa que mostra o resultado obtido com os códigos de seleção acima.</text:p>
      <text:list xml:id="list5130323616281868472" text:style-name="L1">
        <text:list-item>
          <text:p text:style-name="P113"><draw:frame draw:style-name="fr2" draw:name="Quadro5" text:anchor-type="char" svg:width="0.041cm" draw:z-index="1"><draw:text-box fo:min-height="0.041cm"><text:p text:style-name="Text_20_body">Alternativa correta</text:p></draw:text-box></draw:frame><text:bookmark text:name="58874"/><draw:control text:anchor-type="as-char" draw:z-index="2" draw:style-name="gr1" draw:text-style-name="P114" svg:width="0.345cm" svg:height="0.345cm" draw:control="control1"/></text:p>
        </text:list-item>
      </text:list>
      <text:p text:style-name="P6"><text:span text:style-name="Strong_20_Emphasis"><text:span text:style-name="T40">1)</text:span></text:span><text:span text:style-name="T39"> False</text:span></text:p>
      <text:p text:style-name="P6"><text:span text:style-name="Strong_20_Emphasis"><text:span text:style-name="T40">2)</text:span></text:span><text:span text:style-name="T39"> 'Freios ABS'</text:span></text:p>
      <text:p text:style-name="P6"><text:span text:style-name="Strong_20_Emphasis"><text:span text:style-name="T40">3)</text:span></text:span><text:span text:style-name="T39"> ('Rodas de liga', 'Travas elétricas')</text:span></text:p>
      <text:p text:style-name="Text_20_body"/>
      <text:h text:style-name="Heading_20_3" text:outline-level="3"><text:bookmark-start text:name="__RefHeading___Toc2961_3322906588"/>Formas de iterar por uma tupla<text:bookmark-end text:name="__RefHeading___Toc2961_3322906588"/></text:h>
      <text:p text:style-name="Text_20_body"><text:line-break/><text:span text:style-name="T1">[00:00] Como fazer iterações em tuplas? Já sabemos como fazer com listas e aqui não vai ser nada diferente. O que quero mostrar é um macete que vai nos ajudar quando trabalharmos com funções e para fazer alguns tipos de interações.</text:span></text:p>
      <text:p text:style-name="P12">[00:22] A primeira coisa é uma interação dentro da tupla que tínhamos. Uso o for, item, in e o nome da tupla. Lembrando dos dois pontos e da endentação.</text:p>
      <text:p text:style-name="P12"><text:soft-page-break/>[00:58] Uma coisa que quero mostrar é o desempacotamento de tuplas. Por exemplo, tenho a tupla que rodei novamente. Consigo pegar cada valor desse e atribuir a uma variável específica. Vou chamar, por exemplo, carro1, carro2, carro3 e carro4. Igualo isso ao nome carros. Ele vai atribuir os valores sucessivamente na ordem. Esse é o desempacotamento.</text:p>
      <text:p text:style-name="P12">[02:40] Outro macete é quando não quero atribuir. Por exemplo, uma função me retorna quatro valores e só quero utilizar dois. Vou chamar de ABCD. Eu uso o underscore para os que não quero.</text:p>
      <text:p text:style-name="P12">[03:53] Outra coisa no mesmo padrão. Vamos supor que eu quero só um valor, só o Passat. Vou ignorar o primeiro, chamar o segundo de C, e os outros ignoro com asterisco underscore. Também funciona. É bem simples.</text:p>
      <text:p text:style-name="P12">[04:50] Vou mostrar o zip. Ele cria um iterador com tuplas. Na prática, tenho duas listas com os valores. Quando uso essa função zip, ela vai transformar numa lista. Ele pegou o primeiro elemento de cada um e criou uma tupla. Depois pegou o segundo e criou outra. Assim sucessivamente. Agora consigo iterar o nome e o valor do veículo.</text:p>
      <text:p text:style-name="P12">[06:27] Nós vamos fazer isso usando o for, item, in e zip. Ele vai printar cada tupla. Conseguimos dentro do for fazer aquele desempacotamento. Ele agora traz as informações separadas. Se eu quiser elaborar algo com o if, eu posso.</text:p>
      <text:p text:style-name="P12">[08:35] Bem fácil, simples. Consigo separar as tuplas e usar o desempacotamento. É o que queria mostrar. Na próxima seção vamos conhecer o dicionário.</text:p>
      <text:p text:style-name="P12"/>
      <text:h text:style-name="Heading_20_3" text:outline-level="3"><text:bookmark-start text:name="__RefHeading___Toc2963_3322906588"/>A técnica conhecida como desempacotamento de tuplas<text:bookmark-end text:name="__RefHeading___Toc2963_3322906588"/></text:h>
      <text:p text:style-name="Text_20_body"/>
      <text:h text:style-name="Heading_20_3" text:outline-level="3"><text:bookmark-start text:name="__RefHeading___Toc2965_3322906588"/><text:span text:style-name="Source_20_Text">A utilizar a built-in function zip()</text:span><text:bookmark-end text:name="__RefHeading___Toc2965_3322906588"/></text:h>
      <text:p text:style-name="Text_20_body"><text:span text:style-name="Source_20_Text"><text:span text:style-name="T11">zip()</text:span></text:span><text:span text:style-name="Source_20_Text"><text:span text:style-name="T48"> </text:span></text:span><text:span text:style-name="Source_20_Text"><text:span text:style-name="T45">- Retorna um iterador de tuplas</text:span></text:span></text:p>
      <text:p text:style-name="P48"><text:span text:style-name="T4"><text:tab/></text:span><text:span text:style-name="T65">carros </text:span><text:span text:style-name="T80">=</text:span><text:span text:style-name="T65"> [</text:span><text:span text:style-name="T82">'Jetta Variant'</text:span><text:span text:style-name="T65">, </text:span><text:span text:style-name="T82">'Passat'</text:span><text:span text:style-name="T65">, </text:span><text:span text:style-name="T82">'Crossfox'</text:span><text:span text:style-name="T65">, </text:span><text:span text:style-name="T82">'DS5'</text:span><text:span text:style-name="T65">]</text:span></text:p>
      <text:p text:style-name="Text_20_body"><text:tab/><text:span text:style-name="T65">valores </text:span><text:span text:style-name="T80">=</text:span><text:span text:style-name="T65"> [</text:span><text:span text:style-name="T84">88078.64</text:span><text:span text:style-name="T65">, </text:span><text:span text:style-name="T84">106161.94</text:span><text:span text:style-name="T65">, </text:span><text:span text:style-name="T84">72832.16</text:span><text:span text:style-name="T65">, </text:span><text:span text:style-name="T84">124549.07</text:span><text:span text:style-name="T65">]</text:span></text:p>
      <text:p text:style-name="Text_20_body"/>
      <text:p text:style-name="P42"><text:span text:style-name="T85"><text:tab/></text:span>zip (carros, valores)    </text:p>
      <text:p text:style-name="P42"><text:tab/>resultado:</text:p>
      <text:p text:style-name="P42">[('Jetta Variant', 88078.64),</text:p>
      <text:p text:style-name="P42"><text:s/>('Passat', 106161.94),</text:p>
      <text:p text:style-name="P42"><text:s/>('Crossfox', 72832.16),</text:p>
      <text:p text:style-name="P42"><text:s/>('DS5', 124549.07)]</text:p>
      <text:p text:style-name="P42"/>
      <text:p text:style-name="P42"><text:tab/><text:span text:style-name="T86">list(zip(carros, valores)) # cria uma lita com os dois tuplas intercalando os valores</text:span></text:p>
      <text:p text:style-name="P47"><text:soft-page-break/>[('Jetta Variant', 88078.64),</text:p>
      <text:p text:style-name="P47"><text:s/>('Passat', 106161.94),</text:p>
      <text:p text:style-name="P47"><text:s/>('Crossfox', 72832.16),</text:p>
      <text:p text:style-name="P47"><text:s/>('DS5', 124549.07)]</text:p>
      <text:p text:style-name="P47"/>
      <text:p text:style-name="P42">for item in zip(carros, valores):</text:p>
      <text:p text:style-name="P42"><text:s text:c="4"/>print (item)</text:p>
      <text:p text:style-name="P42"/>
      <text:p text:style-name="P42">('Jetta Variant', 88078.64)</text:p>
      <text:p text:style-name="P42">('Passat', 106161.94)</text:p>
      <text:p text:style-name="P42">('Crossfox', 72832.16)</text:p>
      <text:p text:style-name="P42">('DS5', 124549.07)</text:p>
      <text:p text:style-name="P42"/>
      <text:p text:style-name="P42">for carro, valor in zip(carros, valores):</text:p>
      <text:p text:style-name="P42"><text:s text:c="4"/>print (carro, valor)</text:p>
      <text:p text:style-name="P42"/>
      <text:p text:style-name="P42">('Jetta Variant', 88078.64)</text:p>
      <text:p text:style-name="P42">('Passat', 106161.94)</text:p>
      <text:p text:style-name="P42">('Crossfox', 72832.16)</text:p>
      <text:p text:style-name="P42">('DS5', 124549.07)</text:p>
      <text:p text:style-name="P42"/>
      <text:p text:style-name="P42">for carro, valor in zip(carros, valores):</text:p>
      <text:p text:style-name="P42"><text:s text:c="4"/>if (valor &gt; 100000):</text:p>
      <text:p text:style-name="P42"><text:s text:c="8"/>print (carro)</text:p>
      <text:p text:style-name="P42"/>
      <text:p text:style-name="P42">Passat</text:p>
      <text:p text:style-name="P42">DS5</text:p>
      <text:p text:style-name="P42"/>
      <text:p text:style-name="Text_20_body"/>
      <text:h text:style-name="Heading_20_3" text:outline-level="3"><text:bookmark-start text:name="__RefHeading___Toc1241_554729186"/>SERIES<text:bookmark-end text:name="__RefHeading___Toc1241_554729186"/></text:h>
      <text:p text:style-name="Text_20_body"><text:span text:style-name="T41">Uma Series é como um array unidimensional, uma lista de valores. Toda Series possui um índice, o </text:span><text:span text:style-name="Source_20_Text"><text:span text:style-name="T42">index</text:span></text:span><text:span text:style-name="T41">, que dá rótulos a cada elemento da lista.</text:span></text:p>
      <text:p text:style-name="P99"><text:bookmark text:name="474d"/><text:tab/>notas = pd.Series([2,7,5,10,6])</text:p>
      <text:p text:style-name="P98"><text:span text:style-name="T72"><text:tab/></text:span><text:span text:style-name="T74">notas</text:span></text:p>
      <text:p text:style-name="Text_20_body"><text:bookmark text:name="0b4b"/><text:tab/><text:tab/>0 <text:s text:c="4"/>2</text:p>
      <text:p text:style-name="P95">1 <text:s text:c="4"/>7</text:p>
      <text:p text:style-name="P95">2 <text:s text:c="4"/>5</text:p>
      <text:p text:style-name="P95">3 <text:s text:c="3"/>10</text:p>
      <text:p text:style-name="P95">4 <text:s text:c="4"/>6</text:p>
      <text:p text:style-name="P95">dtype: int64</text:p>
      <text:p text:style-name="P18"/>
      <text:p text:style-name="P18"><text:soft-page-break/>notas.values =&gt; array([ 2, <text:s/>7, <text:s/>5, 10, <text:s/>6])</text:p>
      <text:p text:style-name="P18">notas.index =&gt; RangeIndex(start=0, stop=5, step=1)</text:p>
      <text:p text:style-name="Text_20_body"/>
      <text:p text:style-name="P19">Como ao criar a Series não demos um índice específico o pandas usou os inteiros positivos crescentes como padrão. Pode ser conveniente atribuirmos um índice diferente do padrão, supondo que essas sejam notas de uma turma, poderíamos atribuir nomes ao index:</text:p>
      <text:p text:style-name="P77">notas = pd.Series([2,7,5,10,6], index=["Wilfred", "Abbie", "Harry", "Julia", "Carrie"])</text:p>
      <text:p text:style-name="P77">notas</text:p>
      <text:p text:style-name="P96">Wilfred <text:s text:c="4"/>2</text:p>
      <text:p text:style-name="P96">Abbie <text:s text:c="6"/>7</text:p>
      <text:p text:style-name="P96">Harry <text:s text:c="6"/>5</text:p>
      <text:p text:style-name="P96">Julia <text:s text:c="5"/>10</text:p>
      <text:p text:style-name="P96">Carrie <text:s text:c="5"/>6</text:p>
      <text:p text:style-name="P96">dtype: int64</text:p>
      <text:p text:style-name="P96"/>
      <text:p text:style-name="P19">notas["Julia"] → 10</text:p>
      <text:p text:style-name="P19"/>
      <text:p text:style-name="P19">métodos para series: (<text:a xlink:type="simple" xlink:href="https://pandas.pydata.org/pandas-docs/stable/generated/pandas.Series.html#pandas.Series" text:style-name="Internet_20_link" text:visited-style-name="Visited_20_Internet_20_Link">https://pandas.pydata.org/pandas-docs/stable/generated/pandas.Series.html#pandas.Series</text:a>)</text:p>
      <text:p text:style-name="P19"><text:span text:style-name="T77">.mean()</text:span> → média</text:p>
      <text:p text:style-name="P19"><text:span text:style-name="T77">.std() </text:span>→ desvio padrão</text:p>
      <text:p text:style-name="P19"/>
      <text:p text:style-name="P19">print("Média:", notas.mean()) → Média: 6.0</text:p>
      <text:p text:style-name="P19">print("Desvio padrão:", notas.std()) → Desvio padrão: 2.9154759474226504</text:p>
      <text:p text:style-name="P19"><text:soft-page-break/></text:p>
      <text:p text:style-name="P19"/>
      <text:p text:style-name="P19"/>
      <text:p text:style-name="P20">notas.describe()</text:p>
      <text:p text:style-name="P77">count <text:s text:c="4"/>5.000000</text:p>
      <text:p text:style-name="P77">mean <text:s text:c="5"/>6.000000</text:p>
      <text:p text:style-name="P77">std <text:s text:c="6"/>2.915476</text:p>
      <text:p text:style-name="P77">min <text:s text:c="6"/>2.000000</text:p>
      <text:p text:style-name="P77">25% <text:s text:c="6"/>5.000000</text:p>
      <text:p text:style-name="P77">50% <text:s text:c="6"/>6.000000</text:p>
      <text:p text:style-name="P77">75% <text:s text:c="6"/>7.000000</text:p>
      <text:p text:style-name="P77">max <text:s text:c="5"/>10.000000</text:p>
      <text:p text:style-name="P77">dtype: float64</text:p>
      <text:p text:style-name="P19"/>
      <text:p text:style-name="P20">notas**2</text:p>
      <text:p text:style-name="P77">Wilfred <text:s text:c="5"/>4</text:p>
      <text:p text:style-name="P77">Abbie <text:s text:c="6"/>49</text:p>
      <text:p text:style-name="P77">Harry <text:s text:c="6"/>25</text:p>
      <text:p text:style-name="P77">Julia <text:s text:c="5"/>100</text:p>
      <text:p text:style-name="P77">Carrie <text:s text:c="5"/>36</text:p>
      <text:p text:style-name="P77">dtype: int64</text:p>
      <text:p text:style-name="P19"/>
      <text:p text:style-name="P20">np.log(notas)</text:p>
      <text:p text:style-name="P77">Wilfred <text:s text:c="3"/>0.693147</text:p>
      <text:p text:style-name="P77">Abbie <text:s text:c="5"/>1.945910</text:p>
      <text:p text:style-name="P77">Harry <text:s text:c="5"/>1.609438</text:p>
      <text:p text:style-name="P77"><text:soft-page-break/>Julia <text:s text:c="5"/>2.302585</text:p>
      <text:p text:style-name="P77">Carrie <text:s text:c="4"/>1.791759</text:p>
      <text:p text:style-name="P77">dtype: float64</text:p>
      <text:h text:style-name="Heading_20_2" text:outline-level="2"><text:bookmark-start text:name="__RefHeading___Toc1248_554729186"/><text:bookmark text:name="164f"/><text:span text:style-name="Strong_20_Emphasis"><text:span text:style-name="T43">DataFrame com dicionário</text:span></text:span><text:bookmark-end text:name="__RefHeading___Toc1248_554729186"/></text:h>
      <text:p text:style-name="Text_20_body">Os dicionários são coleções um pouco diferentes das listas (são coleções sequenciais, isto é, os itens destas sequências estão ordenados e utilizam índices (números inteiros) para acessar os valores.). São estruturas de dados que representam um tipo de mapeamento. Mapeamentos são coleções de associações entre pares de valores onde o primeiro elemento do par é conhecido como chave (*key*) e o segundo como valor (*value*).</text:p>
      <text:p text:style-name="Text_20_body">```</text:p>
      <text:p text:style-name="Text_20_body">dicionario = {key_1: value_1, key_2: value_2, ..., key_n: value_n}</text:p>
      <text:p text:style-name="Text_20_body">```</text:p>
      <text:p text:style-name="Text_20_body">https://docs.python.org/3.6/library/stdtypes.html#typesmappingOs dicionários são coleções de associações entre associações de valorsequenciais, ordenadas</text:p>
      <text:p text:style-name="Text_20_body"/>
      <text:p text:style-name="Text_20_body">df = pd.DataFrame({'Aluno' : ["Wilfred", "Abbie", "Harry", "Julia", "Carrie"],</text:p>
      <text:p text:style-name="Text_20_body"><text:s text:c="19"/>'Faltas' : [3,4,2,1,4],</text:p>
      <text:p text:style-name="Text_20_body"><text:s text:c="19"/>'Prova' : [2,7,5,10,6],</text:p>
      <text:p text:style-name="Text_20_body"><text:s text:c="19"/>'Seminário': [8.5,7.5,9.0,7.5,8.0]})</text:p>
      <text:p text:style-name="Text_20_body">df</text:p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100"/>
            </table:table-cell>
            <table:table-cell table:style-name="Tabela3.A1" office:value-type="string">
              <text:p text:style-name="P101">Aluno</text:p>
            </table:table-cell>
            <table:table-cell table:style-name="Tabela3.A1" office:value-type="string">
              <text:p text:style-name="P101">Faltas</text:p>
            </table:table-cell>
            <table:table-cell table:style-name="Tabela3.A1" office:value-type="string">
              <text:p text:style-name="P101">Prova</text:p>
            </table:table-cell>
            <table:table-cell table:style-name="Tabela3.A1" office:value-type="string">
              <text:p text:style-name="P101">Seminário</text:p>
            </table:table-cell>
          </table:table-row>
        </table:table-header-rows>
        <table:table-row>
          <table:table-cell table:style-name="Tabela3.A1" office:value-type="string">
            <text:p text:style-name="P101">0</text:p>
          </table:table-cell>
          <table:table-cell table:style-name="Tabela3.A1" office:value-type="string">
            <text:p text:style-name="P93">Wilfred</text:p>
          </table:table-cell>
          <table:table-cell table:style-name="Tabela3.A1" office:value-type="string">
            <text:p text:style-name="P93">3</text:p>
          </table:table-cell>
          <table:table-cell table:style-name="Tabela3.A1" office:value-type="string">
            <text:p text:style-name="P93">2</text:p>
          </table:table-cell>
          <table:table-cell table:style-name="Tabela3.A1" office:value-type="string">
            <text:p text:style-name="P93">8.5</text:p>
          </table:table-cell>
        </table:table-row>
        <table:table-row>
          <table:table-cell table:style-name="Tabela3.A1" office:value-type="string">
            <text:p text:style-name="P101">1</text:p>
          </table:table-cell>
          <table:table-cell table:style-name="Tabela3.A1" office:value-type="string">
            <text:p text:style-name="P93">Abbie</text:p>
          </table:table-cell>
          <table:table-cell table:style-name="Tabela3.A1" office:value-type="string">
            <text:p text:style-name="P93">4</text:p>
          </table:table-cell>
          <table:table-cell table:style-name="Tabela3.A1" office:value-type="string">
            <text:p text:style-name="P93">7</text:p>
          </table:table-cell>
          <table:table-cell table:style-name="Tabela3.A1" office:value-type="string">
            <text:p text:style-name="P93">7.5</text:p>
          </table:table-cell>
        </table:table-row>
        <table:table-row>
          <table:table-cell table:style-name="Tabela3.A1" office:value-type="string">
            <text:p text:style-name="P101">2</text:p>
          </table:table-cell>
          <table:table-cell table:style-name="Tabela3.A1" office:value-type="string">
            <text:p text:style-name="P93">Harry</text:p>
          </table:table-cell>
          <table:table-cell table:style-name="Tabela3.A1" office:value-type="string">
            <text:p text:style-name="P93">2</text:p>
          </table:table-cell>
          <table:table-cell table:style-name="Tabela3.A1" office:value-type="string">
            <text:p text:style-name="P93">5</text:p>
          </table:table-cell>
          <table:table-cell table:style-name="Tabela3.A1" office:value-type="string">
            <text:p text:style-name="P93">9.0</text:p>
          </table:table-cell>
        </table:table-row>
        <table:table-row>
          <table:table-cell table:style-name="Tabela3.A1" office:value-type="string">
            <text:p text:style-name="P101">3</text:p>
          </table:table-cell>
          <table:table-cell table:style-name="Tabela3.A1" office:value-type="string">
            <text:p text:style-name="P93">Julia</text:p>
          </table:table-cell>
          <table:table-cell table:style-name="Tabela3.A1" office:value-type="string">
            <text:p text:style-name="P93">1</text:p>
          </table:table-cell>
          <table:table-cell table:style-name="Tabela3.A1" office:value-type="string">
            <text:p text:style-name="P93">10</text:p>
          </table:table-cell>
          <table:table-cell table:style-name="Tabela3.A1" office:value-type="string">
            <text:p text:style-name="P93">7.5</text:p>
          </table:table-cell>
        </table:table-row>
        <table:table-row>
          <table:table-cell table:style-name="Tabela3.A1" office:value-type="string">
            <text:p text:style-name="P101">4</text:p>
          </table:table-cell>
          <table:table-cell table:style-name="Tabela3.A1" office:value-type="string">
            <text:p text:style-name="P93">Carrie</text:p>
          </table:table-cell>
          <table:table-cell table:style-name="Tabela3.A1" office:value-type="string">
            <text:p text:style-name="P93">4</text:p>
          </table:table-cell>
          <table:table-cell table:style-name="Tabela3.A1" office:value-type="string">
            <text:p text:style-name="P93">6</text:p>
          </table:table-cell>
          <table:table-cell table:style-name="Tabela3.A1" office:value-type="string">
            <text:p text:style-name="P93">8.0</text:p>
          </table:table-cell>
        </table:table-row>
      </table:table>
      <text:p text:style-name="Text_20_body"/>
      <text:p text:style-name="Text_20_body">Métodos:</text:p>
      <text:p text:style-name="P62">df.dtypes</text:p>
      <text:p text:style-name="P62">df.columns</text:p>
      <text:p text:style-name="P62">df<text:span text:style-name="T76">.describe()</text:span></text:p>
      <text:p text:style-name="P63">df.sort_values(by="nomeColuna") # ordenar por coluna. NÃO modifica o dataframe original</text:p>
      <text:p text:style-name="P64"><text:soft-page-break/><text:span text:style-name="T76">selecionar valores específicos → </text:span><text:a xlink:type="simple" xlink:href="https://pandas.pydata.org/pandas-docs/stable/indexing.html#indexing" text:style-name="Internet_20_link" text:visited-style-name="Visited_20_Internet_20_Link"><text:span text:style-name="T76">https://pandas.pydata.org/pandas-docs/stable/indexing.html#indexing</text:span></text:a></text:p>
      <text:p text:style-name="P63">.loc → selecionar pelo index ou rótulo</text:p>
      <text:p text:style-name="P63"><text:tab/>df.loc[3]</text:p>
      <text:p text:style-name="P97">Aluno <text:s text:c="7"/>Julia</text:p>
      <text:p text:style-name="P97">Faltas <text:s text:c="10"/>1</text:p>
      <text:p text:style-name="P97">Prova <text:s text:c="10"/>10</text:p>
      <text:p text:style-name="P97">Seminário <text:s text:c="5"/>7.5</text:p>
      <text:p text:style-name="P97">Name: 3, dtype: object <text:s/></text:p>
      <text:p text:style-name="P62"><text:span text:style-name="T72">Para selecionar de acordo com critérios condicionais, se usa o que se chama de </text:span><text:span text:style-name="Strong_20_Emphasis"><text:span text:style-name="T73">Boolean Indexing</text:span></text:span><text:span text:style-name="T72">.</text:span></text:p>
      <text:p text:style-name="P65"><text:tab/>df[df["Seminário"] &gt; 8.0]</text:p>
      <text:p text:style-name="P65"/>
      <text:p text:style-name="P65"/>
      <text:p text:style-name="P65"/>
      <text:p text:style-name="Text_20_body"><text:bookmark text:name="0847"/><text:span text:style-name="T72">aqui se usam , ou seja, </text:span><text:span text:style-name="Source_20_Text"><text:span text:style-name="T75">&amp;</text:span></text:span><text:span text:style-name="T72">, </text:span><text:span text:style-name="Source_20_Text"><text:span text:style-name="T75">|</text:span></text:span><text:span text:style-name="T72">, </text:span><text:span text:style-name="Source_20_Text"><text:span text:style-name="T75">~</text:span></text:span><text:span text:style-name="T72"> ao invés de </text:span><text:span text:style-name="Source_20_Text"><text:span text:style-name="T75">and</text:span></text:span><text:span text:style-name="T72">, </text:span><text:span text:style-name="Source_20_Text"><text:span text:style-name="T75">or</text:span></text:span><text:span text:style-name="T72">, </text:span><text:span text:style-name="Source_20_Text"><text:span text:style-name="T75">not</text:span></text:span><text:span text:style-name="T72">, respectivamente. Suponha que além de </text:span><text:span text:style-name="Source_20_Text"><text:span text:style-name="T75">df["Seminário"] &gt; </text:span></text:span><text:span text:style-name="Source_20_Text"><text:span text:style-name="T75">8.0</text:span></text:span><text:span text:style-name="T72"> queiramos que o valor da coluna </text:span><text:span text:style-name="Source_20_Text"><text:span text:style-name="T75">Prova</text:span></text:span><text:span text:style-name="T72"> não seja menor que 3:</text:span></text:p>
      <text:p text:style-name="Text_20_body"><text:bookmark text:name="e50e"/><text:tab/>df[(df["Seminário"] &gt; 8.0) &amp; (df["Prova"] &gt; 3)]</text:p>
      <text:p text:style-name="P57"><text:tab/></text:p>
      <text:p text:style-name="P57"><text:span text:style-name="T97">O pandas já tem a função </text:span><text:span text:style-name="Source_20_Text"><text:span text:style-name="T98">get_dummies</text:span></text:span><text:span text:style-name="T97"> que faz exatamente isso que você quer, mas nesse caso como temos uma lista de valores fica um pouco mais complicado. Além disso não temos exatamente uma lista, e sim uma string representando uma lista.</text:span></text:p>
      <text:p text:style-name="P5"><text:span text:style-name="Source_20_Text"><text:span text:style-name="T54"># Transformando de string em lista </text:span></text:span><text:span text:style-name="Source_20_Text"><text:span text:style-name="T54">de acessórios de um carro (uma feature com todos os acessóario)</text:span></text:span></text:p>
      <text:p text:style-name="P5"><text:span text:style-name="Source_20_Text"><text:span text:style-name="T35">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</text:span></text:span><text:span text:style-name="Source_20_Text"><text:span text:style-name="T35"> </text:span></text:span><text:span text:style-name="Source_20_Text"><text:span text:style-name="T16">=</text:span></text:span><text:span text:style-name="Source_20_Text"><text:span text:style-name="T35"> 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.</text:span></text:span><text:span text:style-name="Source_20_Text"><text:span text:style-name="T35">apply</text:span></text:span><text:span text:style-name="Source_20_Text"><text:span text:style-name="T16">(</text:span></text:span><text:span text:style-name="Source_20_Text"><text:span text:style-name="T38">lambda</text:span></text:span><text:span text:style-name="Source_20_Text"><text:span text:style-name="T35"> x</text:span></text:span><text:span text:style-name="Source_20_Text"><text:span text:style-name="T16">:</text:span></text:span><text:span text:style-name="Source_20_Text"><text:span text:style-name="T35"> </text:span></text:span><text:span text:style-name="Source_20_Text"><text:span text:style-name="T38">eval</text:span></text:span><text:span text:style-name="Source_20_Text"><text:span text:style-name="T16">(</text:span></text:span><text:span text:style-name="Source_20_Text"><text:span text:style-name="T35">x</text:span></text:span><text:span text:style-name="Source_20_Text"><text:span text:style-name="T16">))</text:span></text:span></text:p>
      <text:p text:style-name="P109"/>
      <text:p text:style-name="P5"><text:span text:style-name="Source_20_Text"><text:span text:style-name="T54"># Aplica a função do pandas que divide as categorias</text:span></text:span></text:p>
      <text:p text:style-name="P5"><text:span text:style-name="Source_20_Text"><text:span text:style-name="T35">pd</text:span></text:span><text:span text:style-name="Source_20_Text"><text:span text:style-name="T16">.</text:span></text:span><text:span text:style-name="Source_20_Text"><text:span text:style-name="T35">get_dummies</text:span></text:span><text:span text:style-name="Source_20_Text"><text:span text:style-name="T16">(</text:span></text:span></text:p>
      <text:p text:style-name="P5"><text:span text:style-name="Source_20_Text"><text:span text:style-name="T30"><text:s text:c="4"/></text:span></text:span><text:span text:style-name="Source_20_Text"><text:span text:style-name="T54"># Transforma as listas de acessórios em um DataFrame para possibilitar a divisão pelo get_dummies</text:span></text:span></text:p>
      <text:p text:style-name="P5"><text:span text:style-name="Source_20_Text"><text:span text:style-name="T30"><text:s text:c="4"/></text:span></text:span><text:span text:style-name="Source_20_Text"><text:span text:style-name="T35">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.</text:span></text:span><text:span text:style-name="Source_20_Text"><text:span text:style-name="T35">apply</text:span></text:span><text:span text:style-name="Source_20_Text"><text:span text:style-name="T16">(</text:span></text:span><text:span text:style-name="Source_20_Text"><text:span text:style-name="T35">pd</text:span></text:span><text:span text:style-name="Source_20_Text"><text:span text:style-name="T16">.</text:span></text:span><text:span text:style-name="Source_20_Text"><text:span text:style-name="T22">Series</text:span></text:span><text:span text:style-name="Source_20_Text"><text:span text:style-name="T16">).</text:span></text:span><text:span text:style-name="Source_20_Text"><text:span text:style-name="T35">stack</text:span></text:span><text:span text:style-name="Source_20_Text"><text:span text:style-name="T16">()</text:span></text:span></text:p>
      <text:p text:style-name="P5"><text:span text:style-name="Source_20_Text"><text:span text:style-name="T16">).</text:span></text:span><text:span text:style-name="Source_20_Text"><text:span text:style-name="T35">sum</text:span></text:span><text:span text:style-name="Source_20_Text"><text:span text:style-name="T16">(</text:span></text:span><text:span text:style-name="Source_20_Text"><text:span text:style-name="T35">level</text:span></text:span><text:span text:style-name="Source_20_Text"><text:span text:style-name="T16">=</text:span></text:span><text:span text:style-name="Source_20_Text"><text:span text:style-name="T24">0</text:span></text:span><text:span text:style-name="Source_20_Text"><text:span text:style-name="T16">)</text:span></text:span></text:p>
      <text:p text:style-name="P10"><text:span text:style-name="T52">Essa segunda parte do código eu fiz baseado no código </text:span><text:a xlink:type="simple" xlink:href="https://stackoverflow.com/questions/29034928/pandas-convert-a-column-of-list-to-dummies/29036042#29036042" office:target-frame-name="_blank" xlink:show="new" text:style-name="Internet_20_link" text:visited-style-name="Visited_20_Internet_20_Link"><text:span text:style-name="T53">desse link</text:span></text:a></text:p>
      <text:p text:style-name="P57"><text:soft-page-break/></text:p>
      <text:p text:style-name="P57"/>
      <text:h text:style-name="Heading_20_1" text:outline-level="1"><text:bookmark-start text:name="__RefHeading___Toc767_2699507978"/>DICIONÁRIOS<text:bookmark-end text:name="__RefHeading___Toc767_2699507978"/></text:h>
      <text:h text:style-name="Heading_20_2" text:outline-level="2"><text:bookmark-start text:name="__RefHeading__1474_911114879"/>Criando dicionários<text:bookmark-end text:name="__RefHeading__1474_911114879"/></text:h>
      <text:p text:style-name="P74">Mydic = {} # cria dicionário em branco/vazio</text:p>
      <text:p text:style-name="P58"/>
      <text:p text:style-name="P58"># incluíndo registros no dicionário (adicionam novos pares chave-valor para o dicionário)</text:p>
      <text:p text:style-name="P74">Mydic['one'] = 'uno'</text:p>
      <text:p text:style-name="P74">Mydic['two'] = 'dos'</text:p>
      <text:p text:style-name="P74">Mydic['three'] = 'tres'</text:p>
      <text:p text:style-name="P74"/>
      <text:p text:style-name="P58">Outra forma de criar o dicionário</text:p>
      <text:p text:style-name="P74">Mydic = {'three': 'tres', 'one': 'uno', 'two': 'dos'}</text:p>
      <text:p text:style-name="P74">print(Mydic)</text:p>
      <text:p text:style-name="P74"/>
      <text:p text:style-name="P58">resultado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2">"three"</text:p>
          </table:table-cell>
          <table:table-cell table:style-name="Tabela2.B1" office:value-type="string">
            <text:p text:style-name="P91">"tres"</text:p>
          </table:table-cell>
        </table:table-row>
        <table:table-row>
          <table:table-cell table:style-name="Tabela2.A1" office:value-type="string">
            <text:p text:style-name="P92">"two"</text:p>
          </table:table-cell>
          <table:table-cell table:style-name="Tabela2.B1" office:value-type="string">
            <text:p text:style-name="P91">"dos"</text:p>
          </table:table-cell>
        </table:table-row>
        <table:table-row>
          <table:table-cell table:style-name="Tabela2.A1" office:value-type="string">
            <text:p text:style-name="P92">"one"</text:p>
          </table:table-cell>
          <table:table-cell table:style-name="Tabela2.B1" office:value-type="string">
            <text:p text:style-name="P91">"uno"</text:p>
          </table:table-cell>
        </table:table-row>
      </table:table>
      <text:p text:style-name="P58"/>
      <text:p text:style-name="P58">Importante: Os valores em um dicionário são acessados com chaves, não com índices, por isso não há necessidade de se preocupar com a ordenação.</text:p>
      <text:p text:style-name="P58"/>
      <text:p text:style-name="P58">Outra forma de criação de dicionário:</text:p>
      <text:p text:style-name="P58"><text:tab/><text:span text:style-name="T88">nomes = ['Passat', 'Crossfox', 'DS5', 'C4', 'Jetta']</text:span></text:p>
      <text:p text:style-name="P60"><text:tab/>kms = [15000, 12000, 32000, 8000, 50000]</text:p>
      <text:p text:style-name="P60"/>
      <text:p text:style-name="P70"><text:tab/>carros = dict(zip(nomes,kms))</text:p>
      <text:p text:style-name="P70"><text:tab/>carros</text:p>
      <text:p text:style-name="P60">resultado: {'C4': 8000, 'Crossfox': 12000, 'DS5': 32000, 'Jetta': 50000, 'Passat': 15000}</text:p>
      <text:p text:style-name="P60"><text:soft-page-break/></text:p>
      <text:p text:style-name="P60">outra forma:</text:p>
      <text:p text:style-name="P60"><text:tab/>dados = {'Jetta Variant': 88078.64, 'Passat': 106161.94, 'Crossfox':72832.16}</text:p>
      <text:p text:style-name="P60"/>
      <text:p text:style-name="P60"/>
      <text:h text:style-name="Heading_20_3" text:outline-level="3"><text:bookmark-start text:name="__RefHeading___Toc2976_3322906588"/>Pesquisando no dicionário<text:bookmark-end text:name="__RefHeading___Toc2976_3322906588"/></text:h>
      <text:p text:style-name="P74">Mydic = {'three': 'tres', 'one': 'uno', 'two': 'dos'}</text:p>
      <text:p text:style-name="P74">value = Mydic['two']</text:p>
      <text:p text:style-name="P58"/>
      <text:p text:style-name="P58">resultado: "dos"</text:p>
      <text:p text:style-name="P58"/>
      <text:h text:style-name="Heading_20_2" text:outline-level="2"><text:bookmark-start text:name="__RefHeading__1476_911114879"/>Remoção de um par chave-valor do dicionário<text:bookmark-end text:name="__RefHeading__1476_911114879"/></text:h>
      <text:p text:style-name="P74">inventario = {'kiwis': 430, 'bananas': 312, 'laranjas': 525, 'peras': 217}</text:p>
      <text:p text:style-name="P74">del inventario['peras']</text:p>
      <text:p text:style-name="P74">print (inventario)</text:p>
      <text:p text:style-name="P14"><text:s/>resultado:</text:p>
      <text:p text:style-name="P14"><text:tab/>{kiwis<text:tab/>40</text:p>
      <text:p text:style-name="P14"><text:tab/>bananas<text:tab/>312</text:p>
      <text:p text:style-name="P14"><text:tab/>laranjas<text:tab/>525}</text:p>
      <text:p text:style-name="P14"/>
      <text:h text:style-name="Heading_20_2" text:outline-level="2"><text:bookmark-start text:name="__RefHeading__1478_911114879"/>Tamanho do dicionário<text:bookmark-end text:name="__RefHeading__1478_911114879"/></text:h>
      <text:p text:style-name="P14"><text:tab/>tamanho = len(dicionario)</text:p>
      <text:p text:style-name="P14"/>
      <text:h text:style-name="Heading_20_2" text:outline-level="2"><text:bookmark-start text:name="__RefHeading___Toc759_2699507978"/>Métodos de dicionários<text:bookmark-end text:name="__RefHeading___Toc759_2699507978"/></text:h>
      <text:p text:style-name="P21"><text:span text:style-name="T26">Dicionários possuem vários métodos nativos úteis. A seguinte tabela fornece um resumo e mais detalhes podem ser encontrados em </text:span><text:a xlink:type="simple" xlink:href="http://docs.python.org/py3k/library/stdtypes.html#mapping-types-dict" text:style-name="Internet_20_link" text:visited-style-name="Visited_20_Internet_20_Link"><text:span text:style-name="T36">Python Documentation</text:span></text:a><text:span text:style-name="T26">.,</text:span></text:p>
      <text:p text:style-name="P21"><text:span text:style-name="T26">Como vimos anteriormente com strings e listas, métodos de dicionário usam a notação de ponto, que especifica o nome do método para a direita do ponto e o nome do objeto sobre o </text:span><text:soft-page-break/><text:span text:style-name="T26">qual se aplica o método imediatamente à esquerda do ponto. O parênteses vazio, no caso de </text:span><text:span text:style-name="Source_20_Text"><text:span text:style-name="T27">keys</text:span></text:span><text:span text:style-name="T26"> indicam que este método não tem parâmetros.</text:span>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Método</text:p>
            </table:table-cell>
            <table:table-cell table:style-name="Tabela1.B1" office:value-type="string">
              <text:p text:style-name="Table_20_Heading">Parâmetros</text:p>
            </table:table-cell>
            <table:table-cell table:style-name="Tabela1.B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2" office:value-type="string">
            <text:p text:style-name="Table_20_Contents">key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as chaves no dicionário</text:p>
          </table:table-cell>
        </table:table-row>
        <table:table-row>
          <table:table-cell table:style-name="Tabela1.A2" office:value-type="string">
            <text:p text:style-name="Table_20_Contents">value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valores no dicionário</text:p>
          </table:table-cell>
        </table:table-row>
        <table:table-row>
          <table:table-cell table:style-name="Tabela1.A2" office:value-type="string">
            <text:p text:style-name="Table_20_Contents">item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pares chave-valor no dicionário</text:p>
          </table:table-cell>
        </table:table-row>
        <table:table-row>
          <table:table-cell table:style-name="Tabela1.A2" office:value-type="string">
            <text:p text:style-name="Table_20_Contents">get</text:p>
          </table:table-cell>
          <table:table-cell table:style-name="Tabela1.B2" office:value-type="string">
            <text:p text:style-name="Table_20_Contents">key</text:p>
          </table:table-cell>
          <table:table-cell table:style-name="Tabela1.B2" office:value-type="string">
            <text:p text:style-name="Table_20_Contents">Retorna o valor associado com a chave; ou None</text:p>
          </table:table-cell>
        </table:table-row>
        <table:table-row>
          <table:table-cell table:style-name="Tabela1.A6" office:value-type="string">
            <text:p text:style-name="Table_20_Contents">get</text:p>
          </table:table-cell>
          <table:table-cell table:style-name="Tabela1.B6" office:value-type="string">
            <text:p text:style-name="Table_20_Contents">key,alt</text:p>
          </table:table-cell>
          <table:table-cell table:style-name="Tabela1.B6" office:value-type="string">
            <text:p text:style-name="Table_20_Contents">Retorna o valor associado com a chave; ou alt</text:p>
          </table:table-cell>
        </table:table-row>
      </table:table>
      <text:h text:style-name="Heading_20_3" text:outline-level="3"><text:bookmark-start text:name="__RefHeading__1480_911114879"/><text:line-break/>Método KEYS<text:bookmark-end text:name="__RefHeading__1480_911114879"/></text:h>
      <text:p text:style-name="Text_20_body"><text:span text:style-name="T26">Os métodos </text:span><text:span text:style-name="Source_20_Text"><text:span text:style-name="T28">values</text:span></text:span><text:span text:style-name="T29"> </text:span><text:span text:style-name="T26">e </text:span><text:span text:style-name="Source_20_Text"><text:span text:style-name="T28">items</text:span></text:span><text:span text:style-name="T29"> </text:span><text:span text:style-name="T26">são semelhantes ao </text:span><text:span text:style-name="Source_20_Text"><text:span text:style-name="T28">keys</text:span></text:span><text:span text:style-name="T26">. Eles retornam objetos vista que podem ser transformados em listas ou iterada diretamente. Note que os itens são mostrados como tuplas contendo a chave e o valor associado.</text:span></text:p>
      <text:p text:style-name="P75">inventory = {'apples': 430, 'bananas': 312, 'oranges': 525, 'pears': 217}</text:p>
      <text:p text:style-name="P75"/>
      <text:p text:style-name="P75">print(list(inventory.values()))</text:p>
      <text:p text:style-name="P75">print(list(inventory.items()))</text:p>
      <text:p text:style-name="P75"/>
      <text:p text:style-name="P75">for (k,v) in inventory.items():</text:p>
      <text:p text:style-name="P75"><text:s text:c="4"/>print("Got",k,"that maps to",v)</text:p>
      <text:p text:style-name="P75"/>
      <text:p text:style-name="P75">for k in inventory:</text:p>
      <text:p text:style-name="P75"><text:s text:c="4"/>print("Got",k,"that maps to",inventory[k])</text:p>
      <text:p text:style-name="P75"/>
      <text:p text:style-name="P15">Note que os tuplas são muitas vezes úteis para obter tanto a chave quanto o valor ao mesmo tempo, enquanto você está iterando no laço. Os dois laços fazer a mesma coisa.</text:p>
      <text:p text:style-name="P21"><text:span text:style-name="T26">Os operadores </text:span><text:span text:style-name="Source_20_Text"><text:span text:style-name="T27">in</text:span></text:span><text:span text:style-name="T26"> e </text:span><text:span text:style-name="Source_20_Text"><text:span text:style-name="T27">not in</text:span></text:span><text:span text:style-name="T26"> podem testar se uma chave está no dicionário:</text:span></text:p>
      <text:p text:style-name="P75">inventory = {'apples': 430, 'bananas': 312, 'oranges': 525, 'pears': 217}</text:p>
      <text:p text:style-name="P75">print('apples' in inventory)</text:p>
      <text:p text:style-name="P75">print('cherries' in inventory)</text:p>
      <text:p text:style-name="P75"><text:soft-page-break/></text:p>
      <text:p text:style-name="P75">if 'bananas' in inventory:</text:p>
      <text:p text:style-name="P75"><text:s text:c="4"/>print(inventory['bananas'])</text:p>
      <text:p text:style-name="P75">else:</text:p>
      <text:p text:style-name="P75"><text:s text:c="4"/>print("We have no bananas")</text:p>
      <text:p text:style-name="P75"/>
      <text:p text:style-name="P15">resultado:</text:p>
      <text:p text:style-name="P25"><text:bookmark text:name="chp12_dict9_pre"/>True</text:p>
      <text:p text:style-name="P90">False</text:p>
      <text:p text:style-name="P88">312</text:p>
      <text:h text:style-name="Heading_20_3" text:outline-level="3"><text:bookmark-start text:name="__RefHeading__1482_911114879"/>Método GET<text:bookmark-end text:name="__RefHeading__1482_911114879"/></text:h>
      <text:p text:style-name="P13"><text:span text:style-name="T26">O método </text:span><text:span text:style-name="Source_20_Text"><text:span text:style-name="T27">get</text:span></text:span><text:span text:style-name="T26"> nos permite acessar o valor associado a uma chave, similar ao operador </text:span><text:span text:style-name="Source_20_Text"><text:span text:style-name="T27">[]</text:span></text:span><text:span text:style-name="T26">. A diferença importante é que </text:span><text:span text:style-name="Source_20_Text"><text:span text:style-name="T27">get</text:span></text:span><text:span text:style-name="T26"> não irá causar um erro de execução se a chave não está presente. Ao invés disso, retorna None. Existe uma variação de </text:span><text:span text:style-name="Source_20_Text"><text:span text:style-name="T27">get</text:span></text:span><text:span text:style-name="T26"> que permite o retorno de um valor alternativo quando a chave não está presente.</text:span></text:p>
      <text:p text:style-name="P75">inventory = {'apples': 430, 'bananas': 312, 'oranges': 525, 'pears': 217}</text:p>
      <text:p text:style-name="P75"/>
      <text:p text:style-name="P75">print(inventory.get("apples"))</text:p>
      <text:p text:style-name="P75">print(inventory.get("cherries"))</text:p>
      <text:p text:style-name="P75"/>
      <text:p text:style-name="P75">print(inventory.get("cherries",0))</text:p>
      <text:p text:style-name="P15">RESULTADO: 43</text:p>
      <text:p text:style-name="P15"/>
      <text:h text:style-name="Heading_20_3" text:outline-level="3"><text:bookmark-start text:name="__RefHeading__1484_911114879"/>Apelidos and cópias<text:bookmark-end text:name="__RefHeading__1484_911114879"/></text:h>
      <text:p text:style-name="P13"><text:span text:style-name="T26">Como os dicionários são mutáveis, você precisa estar ciente de apelidos (ou aliasing, como vimos com listas). Sempre que duas variáveis se referem ao mesmo objeto no dicionário, a mudança de uma afeta a outra. Por exemplo, </text:span><text:span text:style-name="Source_20_Text"><text:span text:style-name="T27">opposites</text:span></text:span><text:span text:style-name="T26"> é um dicionário que contém pares de opostos.</text:span></text:p>
      <text:p text:style-name="P15"/>
      <text:p text:style-name="P75">opposites = {'up': 'down', 'right': 'wrong', 'true': 'false'}</text:p>
      <text:p text:style-name="P75"><text:soft-page-break/>alias = opposites</text:p>
      <text:p text:style-name="P75"/>
      <text:p text:style-name="P75">print(alias is opposites)</text:p>
      <text:p text:style-name="P75"/>
      <text:p text:style-name="P75">alias['right'] = 'left'</text:p>
      <text:p text:style-name="P75">print(opposites['right'])</text:p>
      <text:p text:style-name="P15"/>
      <text:p text:style-name="P15">RESULTADO:</text:p>
      <text:p text:style-name="P15">True</text:p>
      <text:p text:style-name="P15">left</text:p>
      <text:p text:style-name="P15"/>
      <text:h text:style-name="Heading_20_3" text:outline-level="3"><text:bookmark-start text:name="__RefHeading__1486_911114879"/>Método COPY<text:bookmark-end text:name="__RefHeading__1486_911114879"/></text:h>
      <text:p text:style-name="P15"/>
      <text:p text:style-name="P15"><text:tab/>dict.pop(key[, default ])</text:p>
      <text:p text:style-name="P15"><text:tab/>Se a chave for encontrada no dicionário, o item é removido e seu valor é retornado. Caso contrário, o valor especificado como *default* é retornado. Se o valor *default* não for fornecido e a chave não for encontrada no dicionário um erro será gerado.</text:p>
      <text:p text:style-name="P13"><text:span text:style-name="T26"><text:tab/>Como você pode notar do operador </text:span><text:span text:style-name="Source_20_Text"><text:span text:style-name="T27">is</text:span></text:span><text:span text:style-name="T26">, </text:span><text:span text:style-name="Source_20_Text"><text:span text:style-name="T27">alias</text:span></text:span><text:span text:style-name="T26"> e </text:span><text:span text:style-name="Source_20_Text"><text:span text:style-name="T27">opposites</text:span></text:span><text:span text:style-name="T26"> se referem ao mesmo objeto.</text:span></text:p>
      <text:p text:style-name="P21"><text:span text:style-name="T26"><text:tab/>Se você deseja modificar um dicionário e manter uma cópia do original, use o método </text:span><text:span text:style-name="Source_20_Text"><text:span text:style-name="T27">copy</text:span></text:span><text:span text:style-name="T26"> de dicionários. como </text:span><text:span text:style-name="Emphasis"><text:span text:style-name="T26">acopy</text:span></text:span><text:span text:style-name="T26"> é uma cópia do dicionário, mudanças nesse dicionário não afetarão o original.</text:span></text:p>
      <text:p text:style-name="P24"><text:span text:style-name="T59"><text:tab/>acopy </text:span><text:span text:style-name="T61">=</text:span><text:span text:style-name="T59"> opposites</text:span><text:span text:style-name="T61">.</text:span><text:span text:style-name="T59">copy()</text:span></text:p>
      <text:p text:style-name="P89"><text:tab/>acopy[<text:span text:style-name="T62">'right'</text:span>] <text:span text:style-name="T60">=</text:span> <text:span text:style-name="T62">'left'</text:span> <text:s text:c="3"/><text:span text:style-name="T63"># does not change opposites</text:span></text:p>
      <text:p text:style-name="P46"># ao fazer isso, estamos fazendo uma referencia ao dados, logo ao alterar quaquer registro em qq um dos dois, a alteração valerá para os dois</text:p>
      <text:p text:style-name="P42">dadosCopy <text:span text:style-name="T78">=</text:span> dados</text:p>
      <text:p text:style-name="P48"/>
      <text:p text:style-name="P47"># correto - </text:p>
      <text:p text:style-name="P42">dadosCopy <text:span text:style-name="T78">=</text:span> dados. copy()</text:p>
      <text:p text:style-name="Text_20_body"/>
      <text:h text:style-name="Heading_20_3" text:outline-level="3"><text:bookmark-start text:name="__RefHeading___Toc2978_3322906588"/><text:soft-page-break/>Método UPDADE<text:bookmark-end text:name="__RefHeading___Toc2978_3322906588"/></text:h>
      <text:p text:style-name="Text_20_body"><text:line-break/><text:tab/>Usado para incluir registros no dicionário ou alterar um ou mais registros.</text:p>
      <text:p text:style-name="P59"/>
      <text:h text:style-name="Heading_20_3" text:outline-level="3"><text:bookmark-start text:name="__RefHeading___Toc2980_3322906588"/>Método pop<text:bookmark-end text:name="__RefHeading___Toc2980_3322906588"/></text:h>
      <text:p text:style-name="P59"><text:span text:style-name="Source_20_Text"><text:span text:style-name="T71">pop()</text:span></text:span><text:span text:style-name="T91"> </text:span><text:span text:style-name="T92">de um dicionário não funciona como em uma lista. É necessário fornecer pelo menos um argumento para o método (chave). Se a chave for encontrada no dicionário, o item é removido e o seu valor é retornado.</text:span></text:p>
      <text:p text:style-name="P67"/>
      <text:h text:style-name="Heading_20_3" text:outline-level="3"><text:bookmark-start text:name="__RefHeading___Toc2982_3322906588"/>Método Clear<text:bookmark-end text:name="__RefHeading___Toc2982_3322906588"/></text:h>
      <text:p text:style-name="P67"><text:tab/>dict.clear()</text:p>
      <text:p text:style-name="P67">Remove todos os itens do dicionário.</text:p>
      <text:p text:style-name="P67"/>
      <text:h text:style-name="Heading_20_3" text:outline-level="3"><text:bookmark-start text:name="__RefHeading___Toc2987_3322906588"/>Método keys<text:bookmark-end text:name="__RefHeading___Toc2987_3322906588"/></text:h>
      <text:p text:style-name="Text_20_body"/>
      <text:p text:style-name="Text_20_body">dict.keys()</text:p>
      <text:p text:style-name="Text_20_body">Retorna uma lista contendo as chaves (keys) do dicionário.</text:p>
      <text:p text:style-name="Text_20_body"/>
      <text:h text:style-name="Heading_20_3" text:outline-level="3"><text:bookmark-start text:name="__RefHeading___Toc2989_3322906588"/>Método values<text:bookmark-end text:name="__RefHeading___Toc2989_3322906588"/></text:h>
      <text:p text:style-name="Text_20_body">dict.values()</text:p>
      <text:p text:style-name="Text_20_body">Retorna uma lista com todos os valores (*values*) do dicionário.<text:line-break/></text:p>
      <text:h text:style-name="Heading_20_3" text:outline-level="3"><text:bookmark-start text:name="__RefHeading___Toc2991_3322906588"/>Método items<text:bookmark-end text:name="__RefHeading___Toc2991_3322906588"/></text:h>
      <text:p text:style-name="Text_20_body">dict.items()</text:p>
      <text:p text:style-name="Text_20_body">Retorna uma lista contendo uma tupla (resultado entre []) para cada par chave-valor (*key-value*) do dicionário.</text:p>
      <text:p text:style-name="Text_20_body"/>
      <text:p text:style-name="P41">Dados = <text:span text:style-name="T44">{'Crossfox': 72000, 'DS5': 124000, 'Fusca': 160000, 'Jetta': 88000,</text:span></text:p>
      <text:p text:style-name="P35"><text:s/>'Passat': 95000}</text:p>
      <text:p text:style-name="P69"/>
      <text:p text:style-name="P69">dados.items</text:p>
      <text:p text:style-name="P69">resultado: [('Passat', 95000),</text:p>
      <text:p text:style-name="P69"><text:soft-page-break/><text:s/>('DS5', 124000),</text:p>
      <text:p text:style-name="P69"><text:s/>('Jetta', 88000),</text:p>
      <text:p text:style-name="P69"><text:s/>('Fusca', 160000),</text:p>
      <text:p text:style-name="P69"><text:s/>('Crossfox', 72000)] </text:p>
      <text:p text:style-name="P68"/>
      <text:h text:style-name="Heading_20_3" text:outline-level="3"><text:bookmark-start text:name="__RefHeading___Toc3001_3322906588"/>Iterando com dicionario<text:bookmark-end text:name="__RefHeading___Toc3001_3322906588"/></text:h>
      <text:p text:style-name="P61">EXERCICIO</text:p>
      <text:p text:style-name="P61">Utilize o dicionário abaixo para responder esta atividade:</text:p>
      <text:p text:style-name="P61"/>
      <text:p text:style-name="P61">dados = {</text:p>
      <text:p text:style-name="P61"><text:s text:c="4"/>'Crossfox': {'valor': 72000, 'ano': 2005}, </text:p>
      <text:p text:style-name="P61"><text:s text:c="4"/>'DS5': {'valor': 125000, 'ano': 2015}, </text:p>
      <text:p text:style-name="P61"><text:s text:c="4"/>'Fusca': {'valor': 150000, 'ano': 1976}, </text:p>
      <text:p text:style-name="P61"><text:s text:c="4"/>'Jetta': {'valor': 88000, 'ano': 2010}, </text:p>
      <text:p text:style-name="P61"><text:s text:c="4"/>'Passat': {'valor': 106000, 'ano': 1998}</text:p>
      <text:p text:style-name="P61">}</text:p>
      <text:p text:style-name="P61">Selecione a alternativa que apresenta o código que imprime somente os nomes dos veículos com ano de fabricação maior ou igual a 2000.</text:p>
      <text:p text:style-name="P61"/>
      <text:p text:style-name="P61">Alternativa correta:</text:p>
      <text:p text:style-name="P61">for item in dados.items():</text:p>
      <text:p text:style-name="P61"><text:s text:c="4"/>if(item[1]['ano'] &gt;= 2000):</text:p>
      <text:p text:style-name="P61"><text:s text:c="8"/>print(item[0])</text:p>
      <text:p text:style-name="P61"><text:s/></text:p>
      <text:p text:style-name="P61">Alternativa correta! Veja que dados.items() retorna um iterador de tuplas, onde cada tupla tem como primeiro item a chave do dicionário e como segundo o respectivo valor:</text:p>
      <text:p text:style-name="P61">In [1]:</text:p>
      <text:p text:style-name="P76">for item in dados.items():</text:p>
      <text:p text:style-name="P76"><text:s text:c="4"/>print(item)</text:p>
      <text:p text:style-name="P61">Out [1]:</text:p>
      <text:p text:style-name="P76">('Crossfox', {'valor': 72000, 'ano': 2005})</text:p>
      <text:p text:style-name="P76">('DS5', {'valor': 125000, 'ano': 2015})</text:p>
      <text:p text:style-name="P76">('Fusca', {'valor': 150000, 'ano': 1976})</text:p>
      <text:p text:style-name="P76">('Jetta', {'valor': 88000, 'ano': 2010})</text:p>
      <text:p text:style-name="P76">('Passat', {'valor': 106000, 'ano': 1998})</text:p>
      <text:p text:style-name="P61"><text:soft-page-break/>Para acessar a chave do dicionário, basta utilizar item[0], e para acessar o valor, basta usar item[1]. Para acessar o ano dentro do dicionário, usamos item[1]['ano'].</text:p>
      <text:p text:style-name="P61"/>
      <text:h text:style-name="Heading_20_1" text:outline-level="1"><text:bookmark-start text:name="__RefHeading___Toc2993_3322906588"/>FUNÇÕES E PACOTES<text:bookmark-end text:name="__RefHeading___Toc2993_3322906588"/></text:h>
      <text:p text:style-name="P71">Funções são unidades de código reutilizáveis que realizam uma tarefa específica, podem receber alguma entrada e também podem retornar algum resultado.</text:p>
      <text:h text:style-name="Heading_20_2" text:outline-level="2"><text:bookmark-start text:name="__RefHeading___Toc2995_3322906588"/>Built-in function com dicionários<text:bookmark-end text:name="__RefHeading___Toc2995_3322906588"/></text:h>
      <text:p text:style-name="P71"/>
      <text:p text:style-name="P71">A linguagem Python possui várias funções integradas que estão sempre acessíveis. Algumas já utilizamos em nosso treinamento: type(), print(), zip(), len(), set() etc.</text:p>
      <text:p text:style-name="P71"><text:a xlink:type="simple" xlink:href="https://do/" text:style-name="Internet_20_link" text:visited-style-name="Visited_20_Internet_20_Link">https://do</text:a><text:a xlink:type="simple" xlink:href="https://docs.python.org/3.6/library/functions.html" text:style-name="Internet_20_link" text:visited-style-name="Visited_20_Internet_20_Link"> cs.python.org/3.6/library/functions.html</text:a></text:p>
      <text:p text:style-name="P49"><text:span text:style-name="T65">dados = </text:span><text:span text:style-name="T93">{'Crossfox': 72832.16, 'Jetta Variant': 88078.64, 'Passat': 106161.94}</text:span></text:p>
      <text:p text:style-name="P43"/>
      <text:p text:style-name="P80">#obtem os valores dos carros</text:p>
      <text:p text:style-name="P80">for valor in dados.values():</text:p>
      <text:p text:style-name="P80"><text:s text:c="4"/>print(valor)</text:p>
      <text:p text:style-name="P29"/>
      <text:p text:style-name="P29"><text:tab/>resultado:</text:p>
      <text:p text:style-name="P26"><text:span text:style-name="T66"><text:tab/></text:span><text:span text:style-name="T32">106161.94 </text:span></text:p>
      <text:p text:style-name="P30"><text:tab/>88078.64 </text:p>
      <text:p text:style-name="P30"><text:tab/>72832.16</text:p>
      <text:p text:style-name="P30"/>
      <text:p text:style-name="P30"># obter os valores dos carros de todos os carros e coloca numa tupla vazia</text:p>
      <text:p text:style-name="P85">valores = [] # criando uma tupla vazia</text:p>
      <text:p text:style-name="P85">for valor in dados.values():</text:p>
      <text:p text:style-name="P85"><text:s text:c="4"/>valores.append(valor)</text:p>
      <text:p text:style-name="P85"/>
      <text:p text:style-name="P85">valores</text:p>
      <text:p text:style-name="P85"/>
      <text:p text:style-name="P85">resultado: [106161.94, 88078.64, 72832.16]</text:p>
      <text:p text:style-name="P30"/>
      <text:p text:style-name="P30"/>
      <text:p text:style-name="P30"># obter a soma dos valores dos carros</text:p>
      <text:p text:style-name="P79">soma <text:span text:style-name="T78">=</text:span> <text:span text:style-name="T83">0</text:span></text:p>
      <text:p text:style-name="P79"><text:span text:style-name="T94">for</text:span> valor <text:span text:style-name="T95">in</text:span> dados.values():</text:p>
      <text:p text:style-name="P82">    <text:span text:style-name="T89">soma </text:span><text:span text:style-name="T79">=+</text:span><text:span text:style-name="T89"> valor </text:span><text:span text:style-name="T87"># mesma coisa que soma = soma + valor</text:span></text:p>
      <text:p text:style-name="P83"/>
      <text:p text:style-name="P79">soma</text:p>
      <text:p text:style-name="P30"/>
      <text:p text:style-name="P30"># maneira mais fácil de retornar os valores dos carros</text:p>
      <text:p text:style-name="P42"><text:span text:style-name="T90"><text:tab/>list</text:span>(dados.values())</text:p>
      <text:p text:style-name="P50"><text:span text:style-name="T64"><text:tab/>resultado: </text:span><text:span text:style-name="T93">[106161.94, 88078.64, 72832.16]</text:span></text:p>
      <text:p text:style-name="P52"/>
      <text:p text:style-name="P50"/>
      <text:p text:style-name="P50"># forma mais fácil de fazer a soma, usando a build-in</text:p>
      <text:p text:style-name="P50"><text:tab/>sum(dados.values())</text:p>
      <text:p text:style-name="P50"><text:tab/>resultado: <text:span text:style-name="T93">267072.74</text:span></text:p>
      <text:p text:style-name="P52"><text:soft-page-break/></text:p>
      <text:p text:style-name="P50"># forma mais fácil de fazer a soma com parametros - no caso abaixo a soma já começa com 1 milhão. É a mesma coisa que iniciar a variável soma com 1 milhão</text:p>
      <text:p text:style-name="P84">sum(dados.values(), 1000000) # ou sum(dados.values(), start = 1000000) </text:p>
      <text:p text:style-name="P42"/>
      <text:p text:style-name="P26"><text:span text:style-name="T32"><text:tab/>resultado: 1267072.7399999998 ( 1000000 + </text:span><text:span text:style-name="T33">267072.74)</text:span></text:p>
      <text:p text:style-name="P32"/>
      <text:h text:style-name="Heading_20_3" text:outline-level="3"><text:bookmark-start text:name="__RefHeading___Toc3023_3322906588"/>Definindo funções sem e com parâmetros<text:bookmark-end text:name="__RefHeading___Toc3023_3322906588"/></text:h>
      <text:p text:style-name="P42">Dados = {'Crossfox': {'ano': 2005, 'km': 35000},</text:p>
      <text:p text:style-name="P42"><text:s/>'DS5': {'ano': 2015, 'km': 17000},</text:p>
      <text:p text:style-name="P42"><text:s/>'Fusca': {'ano': 1979, 'km': 130000},</text:p>
      <text:p text:style-name="P42"><text:s/>'Jetta': {'ano': 2011, 'km': 56000},</text:p>
      <text:p text:style-name="P42"><text:s/>'Passat': {'ano': 1999, 'km': 62000}}</text:p>
      <text:p text:style-name="P42"/>
      <text:p text:style-name="P27"># imprime somente os nomes dos veículos com ano de fabricação maior ou igual a 2000</text:p>
      <text:p text:style-name="P83">def km_media(dataset, ano_atual):</text:p>
      <text:p text:style-name="P83"><text:s text:c="4"/>for item in dataset.items():</text:p>
      <text:p text:style-name="P83"><text:s text:c="8"/>result = item[1]['km'] / (ano_atual - item[1]['ano'])</text:p>
      <text:p text:style-name="P83"><text:s text:c="8"/>print(result)</text:p>
      <text:p text:style-name="P48"/>
      <text:p text:style-name="P48">km_media (dados, 2019)</text:p>
      <text:p text:style-name="P48">resultado: </text:p>
      <text:p text:style-name="P83">3100</text:p>
      <text:p text:style-name="P83">4250</text:p>
      <text:p text:style-name="P83">7000</text:p>
      <text:p text:style-name="P83">3250</text:p>
      <text:p text:style-name="P83">2500</text:p>
      <text:p text:style-name="P48"/>
      <text:h text:style-name="Heading_20_3" text:outline-level="3"><text:bookmark-start text:name="__RefHeading___Toc3031_3322906588"/>Funções que retornam mais de um valor<text:bookmark-end text:name="__RefHeading___Toc3031_3322906588"/></text:h>
      <text:p text:style-name="P48"/>
      <text:p text:style-name="P48">#### Formato padrão</text:p>
      <text:p text:style-name="P48"/>
      <text:p text:style-name="P48">```</text:p>
      <text:p text:style-name="P48">def &lt;nome&gt;(&lt;param_1&gt;, &lt;param_2&gt;, ..., &lt;param_n&gt;):</text:p>
      <text:p text:style-name="P48"><text:s text:c="4"/>&lt;instruções&gt;</text:p>
      <text:p text:style-name="P48"><text:s text:c="4"/>return (&lt;resultado_1&gt;, &lt;resultado_2&gt;, ..., &lt;resultado_n&gt;)</text:p>
      <text:p text:style-name="P48">```</text:p>
      <text:p text:style-name="P36"/>
      <text:p text:style-name="P36"/>
      <text:p text:style-name="P36">exemplo 1:</text:p>
      <text:p text:style-name="P36"/>
      <text:p text:style-name="P87">def media (lista):</text:p>
      <text:p text:style-name="P87"><text:s text:c="4"/>valor = sum(lista) / len(lista)</text:p>
      <text:p text:style-name="P87"><text:s text:c="4"/>return (valor, len(lista))</text:p>
      <text:p text:style-name="P87"/>
      <text:p text:style-name="P87">media ([1, 2, 3, 4, 5 ,6, 7, 8])</text:p>
      <text:p text:style-name="P36"/>
      <text:p text:style-name="P36">resultado: (4, 8)</text:p>
      <text:p text:style-name="P36"><text:soft-page-break/></text:p>
      <text:p text:style-name="P48"># armazena o retorno da função em duas variáveis diferentes</text:p>
      <text:p text:style-name="P83">resultado, n = media ([1, 2, 3, 4, 5 ,6, 7, 8])</text:p>
      <text:p text:style-name="P27"/>
      <text:p text:style-name="P27"/>
      <text:p text:style-name="P27"/>
      <text:p text:style-name="P27">exemplo 2: </text:p>
      <text:p text:style-name="P28">dados = {'Crossfox': {'ano': 2005, 'km': 35000},</text:p>
      <text:p text:style-name="P28"><text:s/>'DS5': {'ano': 2015, 'km': 17000},</text:p>
      <text:p text:style-name="P28"><text:s/>'Fusca': {'ano': 1979, 'km': 130000},</text:p>
      <text:p text:style-name="P28"><text:s/>'Jetta': {'ano': 2011, 'km': 56000},</text:p>
      <text:p text:style-name="P28"><text:s/>'Passat': {'ano': 1999, 'km': 62000}}</text:p>
      <text:p text:style-name="P28"/>
      <text:p text:style-name="P28"/>
      <text:p text:style-name="P28"># função que calcula as quilometragens médias anuais de cada veículo e retorna um dicionário com os nomes dos veículos como chaves e as quilometragens médias como valores</text:p>
      <text:p text:style-name="P79">def km_media(dataset, ano_atual):</text:p>
      <text:p text:style-name="P79"><text:s text:c="4"/>result = {}</text:p>
      <text:p text:style-name="P79"><text:s text:c="4"/>for item in dataset.items():</text:p>
      <text:p text:style-name="P79"><text:s text:c="8"/>media = item[1]['km'] / (ano_atual - item[1]['ano']) <text:s text:c="7"/></text:p>
      <text:p text:style-name="P79"><text:s text:c="8"/>result.update({ item[0]: media })</text:p>
      <text:p text:style-name="P79"><text:s text:c="4"/>return result</text:p>
      <text:p text:style-name="P79"/>
      <text:p text:style-name="P79">teste <text:span text:style-name="T78">=</text:span> km_media(dados, <text:span text:style-name="T83">2019</text:span>)</text:p>
      <text:p text:style-name="P79">teste</text:p>
      <text:p text:style-name="P28"/>
      <text:p text:style-name="P27"><text:span text:style-name="T65">resultado:</text:span><text:span text:style-name="T31"> {'Crossfox': 2500, 'DS5': 4250, 'Fusca': 3250, 'Jetta': 7000, 'Passat': 3100}</text:span></text:p>
      <text:p text:style-name="P31"/>
      <text:p text:style-name="P31"/>
      <text:p text:style-name="P31">exemplo 2:</text:p>
      <text:p text:style-name="P31">dados = {'Crossfox': {'ano': 2005, 'km': 35000},</text:p>
      <text:p text:style-name="P31"><text:s/>'DS5': {'ano': 2015, 'km': 17000},</text:p>
      <text:p text:style-name="P31"><text:s/>'Fusca': {'ano': 1979, 'km': 130000},</text:p>
      <text:p text:style-name="P31"><text:s/>'Jetta': {'ano': 2011, 'km': 56000},</text:p>
      <text:p text:style-name="P31"><text:s/>'Passat': {'ano': 1999, 'km': 62000}}</text:p>
      <text:p text:style-name="P31"/>
      <text:p text:style-name="P31">#função que calcula as quilometragens médias anuais de cada veículo, atualiza o dicionário de entrada e retorna este dicionário:</text:p>
      <text:p text:style-name="P86">def km_media(dataset, ano_atual):</text:p>
      <text:p text:style-name="P86"><text:s text:c="4"/>result = {}</text:p>
      <text:p text:style-name="P86"><text:s text:c="4"/>for item in dataset.items():</text:p>
      <text:p text:style-name="P86"><text:s text:c="8"/>media = item[1]['km'] / (ano_atual - item[1]['ano'])</text:p>
      <text:p text:style-name="P86"><text:s text:c="8"/>item[1].update({ 'km_media': media })</text:p>
      <text:p text:style-name="P86"><text:s text:c="8"/>result.update({ item[0]: item[1] })</text:p>
      <text:p text:style-name="P86"><text:s text:c="4"/>return result</text:p>
      <text:p text:style-name="P86"/>
      <text:p text:style-name="P79"><text:span text:style-name="T44">km_media(dados, </text:span><text:span text:style-name="T50">2019</text:span><text:span text:style-name="T44">)</text:span></text:p>
      <text:p text:style-name="P42"/>
      <text:p text:style-name="P31">resultado: </text:p>
      <text:p text:style-name="P31"><text:soft-page-break/>{'Crossfox': {'ano': 2005, 'km': 35000, 'km_media': 2500},</text:p>
      <text:p text:style-name="P31"><text:s/>'DS5': {'ano': 2015, 'km': 17000, 'km_media': 4250},</text:p>
      <text:p text:style-name="P31"><text:s/>'Fusca': {'ano': 1979, 'km': 130000, 'km_media': 3250},</text:p>
      <text:p text:style-name="P31"><text:s/>'Jetta': {'ano': 2011, 'km': 56000, 'km_media': 7000},</text:p>
      <text:p text:style-name="P31"><text:s/>'Passat': {'ano': 1999, 'km': 62000, 'km_media': 3100}} </text:p>
      <text:p text:style-name="P31"/>
      <text:p text:style-name="P79"/>
      <text:h text:style-name="Heading_20_1" text:outline-level="1"><text:bookmark-start text:name="__RefHeading___Toc3033_3322906588"/>NUMPY<text:bookmark-end text:name="__RefHeading___Toc3033_3322906588"/></text:h>
      <text:p text:style-name="P51"/>
      <text:p text:style-name="P34">import numpy as np</text:p>
      <text:p text:style-name="P34">&gt;&gt;&gt;a = np.array ([1,2,3], [5,8,4]) # criando um array de duas linhas e 3 colunas</text:p>
      <text:p text:style-name="P34">&gt;&gt;&gt;[1<text:tab/>2<text:tab/>3]</text:p>
      <text:p text:style-name="P34"><text:tab/>[5<text:tab/>8<text:tab/>4]</text:p>
      <text:p text:style-name="P34">#criando um array com zeros (matriz esparsas)</text:p>
      <text:p text:style-name="P34">&gt;&gt;&gt;c = np.zeros((4,3)) # criando um array/matriz de 4 linhas e 3 colunas</text:p>
      <text:p text:style-name="P34"/>
      <text:p text:style-name="P34">#criando um array com uns (1)</text:p>
      <text:p text:style-name="P34">&gt;&gt;&gt;c = np.ones((4,3)) # criando um array/matriz de 4 linhas e 3 colunas</text:p>
      <text:p text:style-name="P34"/>
      <text:p text:style-name="P34"># criando uma matriz quadrática, ou seja, tem o mesmo número de linhas e colunas e a diagonal preenchida com 1</text:p>
      <text:p text:style-name="P34">&gt;&gt;&gt; d = np.eye(4)</text:p>
      <text:p text:style-name="P34">[1<text:tab/>0<text:tab/>0<text:tab/>0</text:p>
      <text:p text:style-name="P34">0<text:tab/>1<text:tab/>0<text:tab/>0</text:p>
      <text:p text:style-name="P34">0<text:tab/>0<text:tab/>1<text:tab/>0</text:p>
      <text:p text:style-name="P34">0<text:tab/>0<text:tab/>0<text:tab/>1]</text:p>
      <text:p text:style-name="P34"/>
      <text:p text:style-name="P34"/>
      <text:p text:style-name="P34">Obs.:</text:p>
      <text:p text:style-name="P34">1- matriz quadratica é aquela que tem o mesmo número de linhas e colunas</text:p>
      <text:p text:style-name="P34">2 – array só aceita valores de mesmo tipo</text:p>
      <text:p text:style-name="P34"/>
      <text:p text:style-name="P34"/>
      <text:p text:style-name="P34">&gt;&gt;&gt;a = np.array ([1,2,3], [5,8,4], [9,10,6]) # criando um array de duas linhas e 3 colunas</text:p>
      <text:p text:style-name="P34">&gt;&gt;&gt;[1<text:tab/>2<text:tab/>3]</text:p>
      <text:p text:style-name="P34"><text:tab/>[5<text:tab/>8<text:tab/>4]</text:p>
      <text:p text:style-name="P34"><text:tab/>[9<text:tab/>10<text:tab/>6]</text:p>
      <text:p text:style-name="P34"/>
      <text:p text:style-name="P34"/>
      <text:p text:style-name="P34">Alguns exemplos de funções que podemos usar em array/matriz</text:p>
      <text:p text:style-name="P34">a.max() # devolve o maior valor da matriz, no caso 10</text:p>
      <text:p text:style-name="P34">a.min() # devolve o menor valor da matriz, no caso 1</text:p>
      <text:p text:style-name="P34">a.soma() # devolve o soma de todos os elementos</text:p>
      <text:p text:style-name="P34">a.mean() # devolve a média da matriz</text:p>
      <text:p text:style-name="P34"><text:soft-page-break/>a.std() # desvio padrão</text:p>
      <text:p text:style-name="P37"/>
      <text:p text:style-name="P37"/>
      <text:h text:style-name="P102" text:outline-level="1"><text:bookmark-start text:name="__RefHeading___Toc3760_2112979967"/>Pandas<text:bookmark-end text:name="__RefHeading___Toc3760_2112979967"/></text:h>
      <text:p text:style-name="P45"><text:a xlink:type="simple" xlink:href="https://pandas.pydata.org/pandas-docs/stable/" text:style-name="Internet_20_link" text:visited-style-name="Visited_20_Internet_20_Link"><text:span text:style-name="T51">https://pandas.pydata.org/pandas-docs/stable/</text:span></text:a></text:p>
      <text:p text:style-name="P38"/>
      <text:h text:style-name="Heading_20_2" text:outline-level="2"><text:bookmark-start text:name="__RefHeading___Toc3762_2112979967"/>Estruturas de dados<text:bookmark-end text:name="__RefHeading___Toc3762_2112979967"/></text:h>
      <text:p text:style-name="Text_20_body"><text:line-break/><text:span text:style-name="T67">### Criando um DataFrame a partir de um dicionário</text:span></text:p>
      <text:p text:style-name="P44">dados = {'Ano': [2003, 1991, 1990],</text:p>
      <text:p text:style-name="P44"><text:s/>'Motor': ['Motor 4.0 Turbo', 'Motor Diesel', 'Motor Diesel V8'],</text:p>
      <text:p text:style-name="P44"><text:s/>'Nome': ['Jetta Variant', 'Passat', 'Crossfox'],</text:p>
      <text:p text:style-name="P44"><text:s/>'Quilometragem': [44410.0, 5712.0, 37123.0],</text:p>
      <text:p text:style-name="P44"><text:s/>'Valor': [88078.64, 106161.94, 72832.16],</text:p>
      <text:p text:style-name="P44"><text:s/>'Zero_km': [False, False, False]}</text:p>
      <text:p text:style-name="P44"/>
      <text:p text:style-name="P44"># criando o dataset</text:p>
      <text:p text:style-name="P78"><text:span text:style-name="T93">dataset </text:span><text:span text:style-name="T81">=</text:span><text:span text:style-name="T93"> pd.DataFrame(dados)</text:span></text:p>
      <text:p text:style-name="P79">dataset</text:p>
      <text:p text:style-name="P81"/>
      <text:p text:style-name="P44"><text:s/></text:p>
      <text:p text:style-name="P4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100"/>
            </table:table-cell>
            <table:table-cell table:style-name="Tabela4.A1" office:value-type="string">
              <text:p text:style-name="P101">Ano</text:p>
            </table:table-cell>
            <table:table-cell table:style-name="Tabela4.A1" office:value-type="string">
              <text:p text:style-name="P101">Motor</text:p>
            </table:table-cell>
            <table:table-cell table:style-name="Tabela4.A1" office:value-type="string">
              <text:p text:style-name="P101">Nome</text:p>
            </table:table-cell>
            <table:table-cell table:style-name="Tabela4.A1" office:value-type="string">
              <text:p text:style-name="P101">Quilometragem</text:p>
            </table:table-cell>
            <table:table-cell table:style-name="Tabela4.A1" office:value-type="string">
              <text:p text:style-name="P101">Valor</text:p>
            </table:table-cell>
            <table:table-cell table:style-name="Tabela4.A1" office:value-type="string">
              <text:p text:style-name="P101">Zero_km</text:p>
            </table:table-cell>
          </table:table-row>
        </table:table-header-rows>
        <table:table-row>
          <table:table-cell table:style-name="Tabela4.A1" office:value-type="string">
            <text:p text:style-name="P101">0</text:p>
          </table:table-cell>
          <table:table-cell table:style-name="Tabela4.A1" office:value-type="string">
            <text:p text:style-name="P93">2003</text:p>
          </table:table-cell>
          <table:table-cell table:style-name="Tabela4.A1" office:value-type="string">
            <text:p text:style-name="P93">Motor 4.0 Turbo</text:p>
          </table:table-cell>
          <table:table-cell table:style-name="Tabela4.A1" office:value-type="string">
            <text:p text:style-name="P93">Jetta Variant</text:p>
          </table:table-cell>
          <table:table-cell table:style-name="Tabela4.A1" office:value-type="string">
            <text:p text:style-name="P93">44410.0</text:p>
          </table:table-cell>
          <table:table-cell table:style-name="Tabela4.A1" office:value-type="string">
            <text:p text:style-name="P93">88078.64</text:p>
          </table:table-cell>
          <table:table-cell table:style-name="Tabela4.A1" office:value-type="string">
            <text:p text:style-name="P93">False</text:p>
          </table:table-cell>
        </table:table-row>
        <table:table-row>
          <table:table-cell table:style-name="Tabela4.A1" office:value-type="string">
            <text:p text:style-name="P101">1</text:p>
          </table:table-cell>
          <table:table-cell table:style-name="Tabela4.A1" office:value-type="string">
            <text:p text:style-name="P93">1991</text:p>
          </table:table-cell>
          <table:table-cell table:style-name="Tabela4.A1" office:value-type="string">
            <text:p text:style-name="P93">Motor Diesel</text:p>
          </table:table-cell>
          <table:table-cell table:style-name="Tabela4.A1" office:value-type="string">
            <text:p text:style-name="P93">Passat</text:p>
          </table:table-cell>
          <table:table-cell table:style-name="Tabela4.A1" office:value-type="string">
            <text:p text:style-name="P93">5712.0</text:p>
          </table:table-cell>
          <table:table-cell table:style-name="Tabela4.A1" office:value-type="string">
            <text:p text:style-name="P93">106161.94</text:p>
          </table:table-cell>
          <table:table-cell table:style-name="Tabela4.A1" office:value-type="string">
            <text:p text:style-name="P93">False</text:p>
          </table:table-cell>
        </table:table-row>
        <table:table-row>
          <table:table-cell table:style-name="Tabela4.A1" office:value-type="string">
            <text:p text:style-name="P101">2</text:p>
          </table:table-cell>
          <table:table-cell table:style-name="Tabela4.A1" office:value-type="string">
            <text:p text:style-name="P93">1990</text:p>
          </table:table-cell>
          <table:table-cell table:style-name="Tabela4.A1" office:value-type="string">
            <text:p text:style-name="P93">Motor Diesel V8</text:p>
          </table:table-cell>
          <table:table-cell table:style-name="Tabela4.A1" office:value-type="string">
            <text:p text:style-name="P93">Crossfox</text:p>
          </table:table-cell>
          <table:table-cell table:style-name="Tabela4.A1" office:value-type="string">
            <text:p text:style-name="P93">37123.0</text:p>
          </table:table-cell>
          <table:table-cell table:style-name="Tabela4.A1" office:value-type="string">
            <text:p text:style-name="P93">72832.16</text:p>
          </table:table-cell>
          <table:table-cell table:style-name="Tabela4.A1" office:value-type="string">
            <text:p text:style-name="P93">False</text:p>
          </table:table-cell>
        </table:table-row>
      </table:table>
      <text:p text:style-name="P44"/>
      <text:p text:style-name="P44"/>
      <text:p text:style-name="Standard"># cria o dataset com indice padrão, numérico</text:p>
      <text:p text:style-name="Standard"><text:tab/>dataset = pd.read_csv('data/db.csv', sep=';')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header-rows>
          <table:table-row>
            <table:table-cell table:style-name="Tabela5.A1" office:value-type="string">
              <text:p text:style-name="P100"/>
            </table:table-cell>
            <table:table-cell table:style-name="Tabela5.A1" office:value-type="string">
              <text:p text:style-name="P101">Nome</text:p>
            </table:table-cell>
            <table:table-cell table:style-name="Tabela5.A1" office:value-type="string">
              <text:p text:style-name="P101">Motor</text:p>
            </table:table-cell>
            <table:table-cell table:style-name="Tabela5.A1" office:value-type="string">
              <text:p text:style-name="P101">Ano</text:p>
            </table:table-cell>
            <table:table-cell table:style-name="Tabela5.A1" office:value-type="string">
              <text:p text:style-name="P101">Quilometragem</text:p>
            </table:table-cell>
            <table:table-cell table:style-name="Tabela5.A1" office:value-type="string">
              <text:p text:style-name="P101">Zero_km</text:p>
            </table:table-cell>
            <table:table-cell table:style-name="Tabela5.A1" office:value-type="string">
              <text:p text:style-name="P101">Acessórios</text:p>
            </table:table-cell>
            <table:table-cell table:style-name="Tabela5.A1" office:value-type="string">
              <text:p text:style-name="P101">Valor</text:p>
            </table:table-cell>
          </table:table-row>
        </table:table-header-rows>
        <table:table-row>
          <table:table-cell table:style-name="Tabela5.A1" office:value-type="string">
            <text:p text:style-name="P101">0</text:p>
          </table:table-cell>
          <table:table-cell table:style-name="Tabela5.A1" office:value-type="string">
            <text:p text:style-name="P93">Jetta Variant</text:p>
          </table:table-cell>
          <table:table-cell table:style-name="Tabela5.A1" office:value-type="string">
            <text:p text:style-name="P93">Motor 4.0 Turbo</text:p>
          </table:table-cell>
          <table:table-cell table:style-name="Tabela5.A1" office:value-type="string">
            <text:p text:style-name="P93">2003</text:p>
          </table:table-cell>
          <table:table-cell table:style-name="Tabela5.A1" office:value-type="string">
            <text:p text:style-name="P93">44410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Rodas de liga', 'Travas elétricas', 'Piloto ...</text:p>
          </table:table-cell>
          <table:table-cell table:style-name="Tabela5.A1" office:value-type="string">
            <text:p text:style-name="P93">88078.64</text:p>
          </table:table-cell>
        </table:table-row>
        <table:table-row>
          <table:table-cell table:style-name="Tabela5.A1" office:value-type="string">
            <text:p text:style-name="P101">1</text:p>
          </table:table-cell>
          <table:table-cell table:style-name="Tabela5.A1" office:value-type="string">
            <text:p text:style-name="P93">Passat</text:p>
          </table:table-cell>
          <table:table-cell table:style-name="Tabela5.A1" office:value-type="string">
            <text:p text:style-name="P93">Motor Diesel</text:p>
          </table:table-cell>
          <table:table-cell table:style-name="Tabela5.A1" office:value-type="string">
            <text:p text:style-name="P93">1991</text:p>
          </table:table-cell>
          <table:table-cell table:style-name="Tabela5.A1" office:value-type="string">
            <text:p text:style-name="P93">5712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Central multimídia', 'Teto panorâmico', 'Fre...</text:p>
          </table:table-cell>
          <table:table-cell table:style-name="Tabela5.A1" office:value-type="string">
            <text:p text:style-name="P93">106161.94</text:p>
          </table:table-cell>
        </table:table-row>
        <table:table-row>
          <table:table-cell table:style-name="Tabela5.A1" office:value-type="string">
            <text:p text:style-name="P101">2</text:p>
          </table:table-cell>
          <table:table-cell table:style-name="Tabela5.A1" office:value-type="string">
            <text:p text:style-name="P93">Crossfox</text:p>
          </table:table-cell>
          <table:table-cell table:style-name="Tabela5.A1" office:value-type="string">
            <text:p text:style-name="P93">Motor Diesel V8</text:p>
          </table:table-cell>
          <table:table-cell table:style-name="Tabela5.A1" office:value-type="string">
            <text:p text:style-name="P93">1990</text:p>
          </table:table-cell>
          <table:table-cell table:style-name="Tabela5.A1" office:value-type="string">
            <text:p text:style-name="P93">37123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Piloto automático', 'Controle de estabilidad...</text:p>
          </table:table-cell>
          <table:table-cell table:style-name="Tabela5.A1" office:value-type="string">
            <text:p text:style-name="P93">72832.16</text:p>
          </table:table-cell>
        </table:table-row>
      </table:table>
      <text:p text:style-name="Standard"/>
      <text:p text:style-name="Standard"/>
      <text:p text:style-name="Standard"># cria o dataset com o 'nome' sendo seu indice</text:p>
      <text:p text:style-name="Standard">dataset2 = pd.read_csv('data/db.csv', sep=';', index_col=0)</text:p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ext:soft-page-break/>
          <table:table-row>
            <table:table-cell table:style-name="Tabela6.A1" office:value-type="string">
              <text:p text:style-name="P101">Nome</text:p>
            </table:table-cell>
            <table:table-cell table:style-name="Tabela6.A1" office:value-type="string">
              <text:p text:style-name="Table_20_Contents">Motor</text:p>
            </table:table-cell>
            <table:table-cell table:style-name="Tabela6.A1" office:value-type="string">
              <text:p text:style-name="Table_20_Contents">Ano</text:p>
            </table:table-cell>
            <table:table-cell table:style-name="Tabela6.A1" office:value-type="string">
              <text:p text:style-name="Table_20_Contents">Quilometragem</text:p>
            </table:table-cell>
            <table:table-cell table:style-name="Tabela6.A1" office:value-type="string">
              <text:p text:style-name="Table_20_Contents">Zero_km</text:p>
            </table:table-cell>
            <table:table-cell table:style-name="Tabela6.A1" office:value-type="string">
              <text:p text:style-name="Table_20_Contents">Acessórios</text:p>
            </table:table-cell>
            <table:table-cell table:style-name="Tabela6.A1" office:value-type="string">
              <text:p text:style-name="Table_20_Contents">Valor</text:p>
            </table:table-cell>
          </table:table-row>
          <table:table-row>
            <table:table-cell table:style-name="Tabela6.A1" office:value-type="string">
              <text:p text:style-name="P101">Jetta Variant</text:p>
            </table:table-cell>
            <table:table-cell table:style-name="Tabela6.A1" office:value-type="string">
              <text:p text:style-name="P93">Motor 4.0 Turbo</text:p>
            </table:table-cell>
            <table:table-cell table:style-name="Tabela6.A1" office:value-type="string">
              <text:p text:style-name="P93">2003</text:p>
            </table:table-cell>
            <table:table-cell table:style-name="Tabela6.A1" office:value-type="string">
              <text:p text:style-name="P93">44410.0</text:p>
            </table:table-cell>
            <table:table-cell table:style-name="Tabela6.A1" office:value-type="string">
              <text:p text:style-name="P93">False</text:p>
            </table:table-cell>
            <table:table-cell table:style-name="Tabela6.A1" office:value-type="string">
              <text:p text:style-name="P93">['Rodas de liga', 'Travas elétricas', 'Piloto ...</text:p>
            </table:table-cell>
            <table:table-cell table:style-name="Tabela6.A1" office:value-type="string">
              <text:p text:style-name="P93">88078.64</text:p>
            </table:table-cell>
          </table:table-row>
        </table:table-header-rows>
        <table:table-row>
          <table:table-cell table:style-name="Tabela6.A1" office:value-type="string">
            <text:p text:style-name="P101">Passat</text:p>
          </table:table-cell>
          <table:table-cell table:style-name="Tabela6.A1" office:value-type="string">
            <text:p text:style-name="P93">Motor Diesel</text:p>
          </table:table-cell>
          <table:table-cell table:style-name="Tabela6.A1" office:value-type="string">
            <text:p text:style-name="P93">1991</text:p>
          </table:table-cell>
          <table:table-cell table:style-name="Tabela6.A1" office:value-type="string">
            <text:p text:style-name="P93">5712.0</text:p>
          </table:table-cell>
          <table:table-cell table:style-name="Tabela6.A1" office:value-type="string">
            <text:p text:style-name="P93">False</text:p>
          </table:table-cell>
          <table:table-cell table:style-name="Tabela6.A1" office:value-type="string">
            <text:p text:style-name="P93">['Central multimídia', 'Teto panorâmico', 'Fre...</text:p>
          </table:table-cell>
          <table:table-cell table:style-name="Tabela6.A1" office:value-type="string">
            <text:p text:style-name="P93">106161.94</text:p>
          </table:table-cell>
        </table:table-row>
        <table:table-row>
          <table:table-cell table:style-name="Tabela6.A1" office:value-type="string">
            <text:p text:style-name="P101">Crossfox</text:p>
          </table:table-cell>
          <table:table-cell table:style-name="Tabela6.A1" office:value-type="string">
            <text:p text:style-name="P93">Motor Diesel V8</text:p>
          </table:table-cell>
          <table:table-cell table:style-name="Tabela6.A1" office:value-type="string">
            <text:p text:style-name="P93">1990</text:p>
          </table:table-cell>
          <table:table-cell table:style-name="Tabela6.A1" office:value-type="string">
            <text:p text:style-name="P93">37123.0</text:p>
          </table:table-cell>
          <table:table-cell table:style-name="Tabela6.A1" office:value-type="string">
            <text:p text:style-name="P93">False</text:p>
          </table:table-cell>
          <table:table-cell table:style-name="Tabela6.A1" office:value-type="string">
            <text:p text:style-name="P93">['Piloto automático', 'Controle de estabilidad...</text:p>
          </table:table-cell>
          <table:table-cell table:style-name="Tabela6.A1" office:value-type="string">
            <text:p text:style-name="P93">72832.16</text:p>
          </table:table-cell>
        </table:table-row>
      </table:table>
      <text:p text:style-name="Standard"/>
      <text:p text:style-name="Standard"/>
      <text:h text:style-name="Heading_20_2" text:outline-level="2"><text:bookmark-start text:name="__RefHeading___Toc5177_2112979967"/>Seleções com DataFrames<text:bookmark-end text:name="__RefHeading___Toc5177_2112979967"/></text:h>
      <text:p text:style-name="P42">dataset2</text:p>
      <text:p text:style-name="Text_20_body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able:table-row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1">Motor</text:p>
            </table:table-cell>
            <table:table-cell table:style-name="Tabela7.A1" office:value-type="string">
              <text:p text:style-name="P101">Ano</text:p>
            </table:table-cell>
            <table:table-cell table:style-name="Tabela7.A1" office:value-type="string">
              <text:p text:style-name="P101">Quilometragem</text:p>
            </table:table-cell>
            <table:table-cell table:style-name="Tabela7.A1" office:value-type="string">
              <text:p text:style-name="P101">Zero_km</text:p>
            </table:table-cell>
            <table:table-cell table:style-name="Tabela7.A1" office:value-type="string">
              <text:p text:style-name="P101">Acessórios</text:p>
            </table:table-cell>
            <table:table-cell table:style-name="Tabela7.A1" office:value-type="string">
              <text:p text:style-name="P101">Valor</text:p>
            </table:table-cell>
          </table:table-row>
          <table:table-row>
            <table:table-cell table:style-name="Tabela7.A1" office:value-type="string">
              <text:p text:style-name="P101">Nome</text:p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</table:table-row>
        </table:table-header-rows>
        <table:table-row>
          <table:table-cell table:style-name="Tabela7.A1" office:value-type="string">
            <text:p text:style-name="P101">Jetta Variant</text:p>
          </table:table-cell>
          <table:table-cell table:style-name="Tabela7.A1" office:value-type="string">
            <text:p text:style-name="P93">Motor 4.0 Turbo</text:p>
          </table:table-cell>
          <table:table-cell table:style-name="Tabela7.A1" office:value-type="string">
            <text:p text:style-name="P93">2003</text:p>
          </table:table-cell>
          <table:table-cell table:style-name="Tabela7.A1" office:value-type="string">
            <text:p text:style-name="P93">44410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Rodas de liga', 'Travas elétricas', 'Piloto ...</text:p>
          </table:table-cell>
          <table:table-cell table:style-name="Tabela7.A1" office:value-type="string">
            <text:p text:style-name="P93">88078.64</text:p>
          </table:table-cell>
        </table:table-row>
        <table:table-row>
          <table:table-cell table:style-name="Tabela7.A1" office:value-type="string">
            <text:p text:style-name="P101">Passat</text:p>
          </table:table-cell>
          <table:table-cell table:style-name="Tabela7.A1" office:value-type="string">
            <text:p text:style-name="P93">Motor Diesel</text:p>
          </table:table-cell>
          <table:table-cell table:style-name="Tabela7.A1" office:value-type="string">
            <text:p text:style-name="P93">1991</text:p>
          </table:table-cell>
          <table:table-cell table:style-name="Tabela7.A1" office:value-type="string">
            <text:p text:style-name="P93">5712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Central multimídia', 'Teto panorâmico', 'Fre...</text:p>
          </table:table-cell>
          <table:table-cell table:style-name="Tabela7.A1" office:value-type="string">
            <text:p text:style-name="P93">106161.94</text:p>
          </table:table-cell>
        </table:table-row>
        <table:table-row>
          <table:table-cell table:style-name="Tabela7.A1" office:value-type="string">
            <text:p text:style-name="P101">Crossfox</text:p>
          </table:table-cell>
          <table:table-cell table:style-name="Tabela7.A1" office:value-type="string">
            <text:p text:style-name="P93">Motor Diesel V8</text:p>
          </table:table-cell>
          <table:table-cell table:style-name="Tabela7.A1" office:value-type="string">
            <text:p text:style-name="P93">1990</text:p>
          </table:table-cell>
          <table:table-cell table:style-name="Tabela7.A1" office:value-type="string">
            <text:p text:style-name="P93">37123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Piloto automático', 'Controle de estabilidad...</text:p>
          </table:table-cell>
          <table:table-cell table:style-name="Tabela7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<text:bookmark-start text:name="__RefHeading___Toc5165_2112979967"/># retorna as linhas de 0 a 3 (inclusive)<text:bookmark-end text:name="__RefHeading___Toc5165_2112979967"/></text:p>
      <text:p text:style-name="Text_20_body">dataset2[0:3]</text:p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1">Motor</text:p>
            </table:table-cell>
            <table:table-cell table:style-name="Tabela8.A1" office:value-type="string">
              <text:p text:style-name="P101">Ano</text:p>
            </table:table-cell>
            <table:table-cell table:style-name="Tabela8.A1" office:value-type="string">
              <text:p text:style-name="P101">Quilometragem</text:p>
            </table:table-cell>
            <table:table-cell table:style-name="Tabela8.A1" office:value-type="string">
              <text:p text:style-name="P101">Zero_km</text:p>
            </table:table-cell>
            <table:table-cell table:style-name="Tabela8.A1" office:value-type="string">
              <text:p text:style-name="P101">Acessórios</text:p>
            </table:table-cell>
            <table:table-cell table:style-name="Tabela8.A1" office:value-type="string">
              <text:p text:style-name="P101">Valor</text:p>
            </table:table-cell>
          </table:table-row>
          <table:table-row>
            <table:table-cell table:style-name="Tabela8.A1" office:value-type="string">
              <text:p text:style-name="P101">Nome</text:p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</table:table-row>
        </table:table-header-rows>
        <table:table-row>
          <table:table-cell table:style-name="Tabela8.A1" office:value-type="string">
            <text:p text:style-name="P101">Jetta Variant</text:p>
          </table:table-cell>
          <table:table-cell table:style-name="Tabela8.A1" office:value-type="string">
            <text:p text:style-name="P93">Motor 4.0 Turbo</text:p>
          </table:table-cell>
          <table:table-cell table:style-name="Tabela8.A1" office:value-type="string">
            <text:p text:style-name="P93">2003</text:p>
          </table:table-cell>
          <table:table-cell table:style-name="Tabela8.A1" office:value-type="string">
            <text:p text:style-name="P93">44410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Rodas de liga', 'Travas elétricas', 'Piloto ...</text:p>
          </table:table-cell>
          <table:table-cell table:style-name="Tabela8.A1" office:value-type="string">
            <text:p text:style-name="P93">88078.64</text:p>
          </table:table-cell>
        </table:table-row>
        <table:table-row>
          <table:table-cell table:style-name="Tabela8.A1" office:value-type="string">
            <text:p text:style-name="P101">Passat</text:p>
          </table:table-cell>
          <table:table-cell table:style-name="Tabela8.A1" office:value-type="string">
            <text:p text:style-name="P93">Motor Diesel</text:p>
          </table:table-cell>
          <table:table-cell table:style-name="Tabela8.A1" office:value-type="string">
            <text:p text:style-name="P93">1991</text:p>
          </table:table-cell>
          <table:table-cell table:style-name="Tabela8.A1" office:value-type="string">
            <text:p text:style-name="P93">5712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Central multimídia', 'Teto panorâmico', 'Fre...</text:p>
          </table:table-cell>
          <table:table-cell table:style-name="Tabela8.A1" office:value-type="string">
            <text:p text:style-name="P93">106161.94</text:p>
          </table:table-cell>
        </table:table-row>
        <table:table-row>
          <table:table-cell table:style-name="Tabela8.A1" office:value-type="string">
            <text:p text:style-name="P101">Crossfox</text:p>
          </table:table-cell>
          <table:table-cell table:style-name="Tabela8.A1" office:value-type="string">
            <text:p text:style-name="P93">Motor Diesel V8</text:p>
          </table:table-cell>
          <table:table-cell table:style-name="Tabela8.A1" office:value-type="string">
            <text:p text:style-name="P93">1990</text:p>
          </table:table-cell>
          <table:table-cell table:style-name="Tabela8.A1" office:value-type="string">
            <text:p text:style-name="P93">37123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Piloto automático', 'Controle de estabilidad...</text:p>
          </table:table-cell>
          <table:table-cell table:style-name="Tabela8.A1" office:value-type="string">
            <text:p text:style-name="P93">72832.16</text:p>
          </table:table-cell>
        </table:table-row>
      </table:table>
      <text:p text:style-name="Text_20_body"/>
      <text:h text:style-name="Heading_20_3" text:outline-level="3"><text:bookmark-start text:name="__RefHeading___Toc5179_2112979967"/><text:soft-page-break/>Comando LOC<text:bookmark-end text:name="__RefHeading___Toc5179_2112979967"/></text:h>
      <text:p text:style-name="Text_20_body"><text:span text:style-name="Source_20_Text"><text:span text:style-name="T11">.loc</text:span></text:span><text:span text:style-name="T47">, podemos fazer seleções utilizando os rótulos das linhas e colunas de um </text:span><text:span text:style-name="Source_20_Text"><text:span text:style-name="T11">DataFrame</text:span></text:span><text:span text:style-name="T47">.</text:span></text:p>
      <text:p text:style-name="P66"/>
      <text:p text:style-name="Text_20_body"># a chave deste dataset é o nome dos carros - retorna uma series com o resultado</text:p>
      <text:p text:style-name="P72">dataset2.loc['Passat']</text:p>
      <text:p text:style-name="P69"><text:s/><text:span text:style-name="T49">Motor <text:s text:c="48"/>Motor Diesel</text:span></text:p>
      <text:p text:style-name="P61">Ano <text:s text:c="58"/>1991</text:p>
      <text:p text:style-name="P61">Quilometragem <text:s text:c="48"/>5712</text:p>
      <text:p text:style-name="P61">Zero_km <text:s text:c="53"/>False</text:p>
      <text:p text:style-name="P61">Acessórios <text:s text:c="6"/>['Central multimídia', 'Teto panorâmico', 'Fre...</text:p>
      <text:p text:style-name="P61">Valor <text:s text:c="54"/>106162</text:p>
      <text:p text:style-name="P61">Name: Passat, dtype: object</text:p>
      <text:p text:style-name="Text_20_body"># Para retornar o resultado no formado de um dataframe, colocar mais um colchetes</text:p>
      <text:p text:style-name="Text_20_body">dataset2.loc[['Passat','Crossfox']]</text:p>
      <text:p text:style-name="Text_20_body"/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able:table-row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1">Motor</text:p>
            </table:table-cell>
            <table:table-cell table:style-name="Tabela9.A1" office:value-type="string">
              <text:p text:style-name="P101">Ano</text:p>
            </table:table-cell>
            <table:table-cell table:style-name="Tabela9.A1" office:value-type="string">
              <text:p text:style-name="P101">Quilometragem</text:p>
            </table:table-cell>
            <table:table-cell table:style-name="Tabela9.A1" office:value-type="string">
              <text:p text:style-name="P101">Zero_km</text:p>
            </table:table-cell>
            <table:table-cell table:style-name="Tabela9.A1" office:value-type="string">
              <text:p text:style-name="P101">Acessórios</text:p>
            </table:table-cell>
            <table:table-cell table:style-name="Tabela9.A1" office:value-type="string">
              <text:p text:style-name="P101">Valor</text:p>
            </table:table-cell>
          </table:table-row>
          <table:table-row>
            <table:table-cell table:style-name="Tabela9.A1" office:value-type="string">
              <text:p text:style-name="P101">Nome</text:p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</table:table-row>
        </table:table-header-rows>
        <table:table-row>
          <table:table-cell table:style-name="Tabela9.A1" office:value-type="string">
            <text:p text:style-name="P101">Passat</text:p>
          </table:table-cell>
          <table:table-cell table:style-name="Tabela9.A1" office:value-type="string">
            <text:p text:style-name="P93">Motor Diesel</text:p>
          </table:table-cell>
          <table:table-cell table:style-name="Tabela9.A1" office:value-type="string">
            <text:p text:style-name="P93">1991</text:p>
          </table:table-cell>
          <table:table-cell table:style-name="Tabela9.A1" office:value-type="string">
            <text:p text:style-name="P93">5712.0</text:p>
          </table:table-cell>
          <table:table-cell table:style-name="Tabela9.A1" office:value-type="string">
            <text:p text:style-name="P93">False</text:p>
          </table:table-cell>
          <table:table-cell table:style-name="Tabela9.A1" office:value-type="string">
            <text:p text:style-name="P93">['Central multimídia', 'Teto panorâmico', 'Fre...</text:p>
          </table:table-cell>
          <table:table-cell table:style-name="Tabela9.A1" office:value-type="string">
            <text:p text:style-name="P93">106161.94</text:p>
          </table:table-cell>
        </table:table-row>
        <table:table-row>
          <table:table-cell table:style-name="Tabela9.A1" office:value-type="string">
            <text:p text:style-name="P101">Crossfox</text:p>
          </table:table-cell>
          <table:table-cell table:style-name="Tabela9.A1" office:value-type="string">
            <text:p text:style-name="P93">Motor Diesel V8</text:p>
          </table:table-cell>
          <table:table-cell table:style-name="Tabela9.A1" office:value-type="string">
            <text:p text:style-name="P93">1990</text:p>
          </table:table-cell>
          <table:table-cell table:style-name="Tabela9.A1" office:value-type="string">
            <text:p text:style-name="P93">37123.0</text:p>
          </table:table-cell>
          <table:table-cell table:style-name="Tabela9.A1" office:value-type="string">
            <text:p text:style-name="P93">False</text:p>
          </table:table-cell>
          <table:table-cell table:style-name="Tabela9.A1" office:value-type="string">
            <text:p text:style-name="P93">['Piloto automático', 'Controle de estabilidad...</text:p>
          </table:table-cell>
          <table:table-cell table:style-name="Tabela9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#Retorna o dado em formato de dataframe, mas somente duas colunas</text:p>
      <text:p text:style-name="Text_20_body">dataset2.loc[['Passat','Crossfox'],['Motor', 'Valor']]</text:p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100"/>
            </table:table-cell>
            <table:table-cell table:style-name="Tabela10.A1" office:value-type="string">
              <text:p text:style-name="P101">Motor</text:p>
            </table:table-cell>
            <table:table-cell table:style-name="Tabela10.A1" office:value-type="string">
              <text:p text:style-name="P101">Valor</text:p>
            </table:table-cell>
          </table:table-row>
          <table:table-row>
            <table:table-cell table:style-name="Tabela10.A1" office:value-type="string">
              <text:p text:style-name="P101">Nome</text:p>
            </table:table-cell>
            <table:table-cell table:style-name="Tabela10.A1" office:value-type="string">
              <text:p text:style-name="P100"/>
            </table:table-cell>
            <table:table-cell table:style-name="Tabela10.A1" office:value-type="string">
              <text:p text:style-name="P100"/>
            </table:table-cell>
          </table:table-row>
        </table:table-header-rows>
        <table:table-row>
          <table:table-cell table:style-name="Tabela10.A1" office:value-type="string">
            <text:p text:style-name="P101">Passat</text:p>
          </table:table-cell>
          <table:table-cell table:style-name="Tabela10.A1" office:value-type="string">
            <text:p text:style-name="P93">Motor Diesel</text:p>
          </table:table-cell>
          <table:table-cell table:style-name="Tabela10.A1" office:value-type="string">
            <text:p text:style-name="P93">106161.94</text:p>
          </table:table-cell>
        </table:table-row>
        <table:table-row>
          <table:table-cell table:style-name="Tabela10.A1" office:value-type="string">
            <text:p text:style-name="P101">Crossfox</text:p>
          </table:table-cell>
          <table:table-cell table:style-name="Tabela10.A1" office:value-type="string">
            <text:p text:style-name="P93">Motor Diesel V8</text:p>
          </table:table-cell>
          <table:table-cell table:style-name="Tabela10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# retorna somente as duas colunas informadas, mas com todas as linhas do dataset,</text:p>
      <text:p text:style-name="Text_20_body">dataset2.loc[:,['Motor', 'Valor']]</text:p>
      <text:p text:style-name="Text_20_body"><text:soft-page-break/></text:p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header-rows>
          <table:table-row>
            <table:table-cell table:style-name="Tabela11.A1" office:value-type="string">
              <text:p text:style-name="P100"/>
            </table:table-cell>
            <table:table-cell table:style-name="Tabela11.A1" office:value-type="string">
              <text:p text:style-name="P101">Motor</text:p>
            </table:table-cell>
            <table:table-cell table:style-name="Tabela11.A1" office:value-type="string">
              <text:p text:style-name="P101">Valor</text:p>
            </table:table-cell>
          </table:table-row>
          <table:table-row>
            <table:table-cell table:style-name="Tabela11.A1" office:value-type="string">
              <text:p text:style-name="P101">Nome</text:p>
            </table:table-cell>
            <table:table-cell table:style-name="Tabela11.A1" office:value-type="string">
              <text:p text:style-name="P100"/>
            </table:table-cell>
            <table:table-cell table:style-name="Tabela11.A1" office:value-type="string">
              <text:p text:style-name="P100"/>
            </table:table-cell>
          </table:table-row>
        </table:table-header-rows>
        <table:table-row>
          <table:table-cell table:style-name="Tabela11.A1" office:value-type="string">
            <text:p text:style-name="P101">Jetta Variant</text:p>
          </table:table-cell>
          <table:table-cell table:style-name="Tabela11.A1" office:value-type="string">
            <text:p text:style-name="P93">Motor 4.0 Turbo</text:p>
          </table:table-cell>
          <table:table-cell table:style-name="Tabela11.A1" office:value-type="string">
            <text:p text:style-name="P93">88078.64</text:p>
          </table:table-cell>
        </table:table-row>
        <table:table-row>
          <table:table-cell table:style-name="Tabela11.A1" office:value-type="string">
            <text:p text:style-name="P101">Passat</text:p>
          </table:table-cell>
          <table:table-cell table:style-name="Tabela11.A1" office:value-type="string">
            <text:p text:style-name="P93">Motor Diesel</text:p>
          </table:table-cell>
          <table:table-cell table:style-name="Tabela11.A1" office:value-type="string">
            <text:p text:style-name="P93">106161.94</text:p>
          </table:table-cell>
        </table:table-row>
        <table:table-row>
          <table:table-cell table:style-name="Tabela11.A1" office:value-type="string">
            <text:p text:style-name="P101">Crossfox</text:p>
          </table:table-cell>
          <table:table-cell table:style-name="Tabela11.A1" office:value-type="string">
            <text:p text:style-name="P93">Motor Diesel V8</text:p>
          </table:table-cell>
          <table:table-cell table:style-name="Tabela11.A1" office:value-type="string">
            <text:p text:style-name="P93">72832.16</text:p>
          </table:table-cell>
        </table:table-row>
      </table:table>
      <text:p text:style-name="Text_20_body">(...)</text:p>
      <text:p text:style-name="Text_20_body"/>
      <text:h text:style-name="Heading_20_3" text:outline-level="3"><text:bookmark-start text:name="__RefHeading___Toc5181_2112979967"/>Comando ILOC<text:bookmark-end text:name="__RefHeading___Toc5181_2112979967"/></text:h>
      <text:p text:style-name="P42"><text:span text:style-name="Source_20_Text"><text:span text:style-name="T12">.iloc</text:span></text:span><text:span text:style-name="T46">, as seleções são realizadas pelos índices numéricos do </text:span><text:span text:style-name="Source_20_Text"><text:span text:style-name="T12">DataFrame</text:span></text:span><text:span text:style-name="T46">, isto é, pela posição das linhas e colunas. Lembrando que a indexação tem origem no zero.</text:span></text:p>
      <text:p text:style-name="P39"/>
      <text:p text:style-name="P42"># Retorna os dados do registro de indice 1, em formato de series</text:p>
      <text:p text:style-name="P42">dataset.iloc[1]</text:p>
      <text:p text:style-name="Text_20_body">Nome <text:s text:c="55"/>Passat</text:p>
      <text:p text:style-name="Text_20_body">Motor <text:s text:c="48"/>Motor Diesel</text:p>
      <text:p text:style-name="Text_20_body">Ano <text:s text:c="58"/>1991</text:p>
      <text:p text:style-name="Text_20_body">Quilometragem <text:s text:c="48"/>5712</text:p>
      <text:p text:style-name="Text_20_body">Zero_km <text:s text:c="53"/>False</text:p>
      <text:p text:style-name="Text_20_body">Acessórios <text:s text:c="6"/>['Central multimídia', 'Teto panorâmico', 'Fre...</text:p>
      <text:p text:style-name="Text_20_body">Valor <text:s text:c="54"/>106162</text:p>
      <text:p text:style-name="Text_20_body">Name: 1, dtype: object</text:p>
      <text:p text:style-name="Text_20_body"/>
      <text:p text:style-name="Text_20_body"># Retorna os dados do registro de índice 1, em formato de dataframe</text:p>
      <text:p text:style-name="Text_20_body">dataset.iloc[[1]]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column table:style-name="Tabela12.H"/>
        <table:table-header-rows>
          <table:table-row>
            <table:table-cell table:style-name="Tabela12.A1" office:value-type="string">
              <text:p text:style-name="P101"><text:line-break/>Nome</text:p>
            </table:table-cell>
            <table:table-cell table:style-name="Tabela12.A1" office:value-type="string">
              <text:p text:style-name="P101">Motor</text:p>
            </table:table-cell>
            <table:table-cell table:style-name="Tabela12.A1" office:value-type="string">
              <text:p text:style-name="P101">Ano</text:p>
            </table:table-cell>
            <table:table-cell table:style-name="Tabela12.A1" office:value-type="string">
              <text:p text:style-name="P101">Quilometragem</text:p>
            </table:table-cell>
            <table:table-cell table:style-name="Tabela12.A1" office:value-type="string">
              <text:p text:style-name="P101">Zero_km</text:p>
            </table:table-cell>
            <table:table-cell table:style-name="Tabela12.A1" office:value-type="string">
              <text:p text:style-name="P101">Acessórios</text:p>
            </table:table-cell>
            <table:table-cell table:style-name="Tabela12.A1" office:value-type="string">
              <text:p text:style-name="P101">Valor</text:p>
            </table:table-cell>
            <table:table-cell table:style-name="Tabela12.H1" office:value-type="string">
              <text:p text:style-name="P94"/>
            </table:table-cell>
          </table:table-row>
        </table:table-header-rows>
        <table:table-row>
          <table:table-cell table:style-name="Tabela12.A1" office:value-type="string">
            <text:p text:style-name="P101">1</text:p>
          </table:table-cell>
          <table:table-cell table:style-name="Tabela12.A1" office:value-type="string">
            <text:p text:style-name="P93">Passat</text:p>
          </table:table-cell>
          <table:table-cell table:style-name="Tabela12.A1" office:value-type="string">
            <text:p text:style-name="P93">Motor Diesel</text:p>
          </table:table-cell>
          <table:table-cell table:style-name="Tabela12.A1" office:value-type="string">
            <text:p text:style-name="P93">1991</text:p>
          </table:table-cell>
          <table:table-cell table:style-name="Tabela12.A1" office:value-type="string">
            <text:p text:style-name="P93">5712.0</text:p>
          </table:table-cell>
          <table:table-cell table:style-name="Tabela12.A1" office:value-type="string">
            <text:p text:style-name="P93">False</text:p>
          </table:table-cell>
          <table:table-cell table:style-name="Tabela12.A1" office:value-type="string">
            <text:p text:style-name="P93">['Central multimídia', 'Teto panorâmico', 'Fre...</text:p>
          </table:table-cell>
          <table:table-cell table:style-name="Tabela12.A1" office:value-type="string">
            <text:p text:style-name="P93">106161.94</text:p>
          </table:table-cell>
        </table:table-row>
      </table:table>
      <text:p text:style-name="Text_20_body"/>
      <text:p text:style-name="Text_20_body"># retorna do indice 1 ao 4 (exclusive)</text:p>
      <text:p text:style-name="Text_20_body">dataset.iloc[1:4]</text:p>
      <text:p text:style-name="Text_20_body"/>
      <text:p text:style-name="Text_20_body"><text:soft-page-break/># retorna somente as linhas 1,0 42 e 22</text:p>
      <text:p text:style-name="Text_20_body">dataset.iloc[[1,42,22], [0, 3, 2]]</text:p>
      <text:p text:style-name="Text_20_body"/>
      <text:p text:style-name="Text_20_body"># retorna todas as linhas</text:p>
      <text:p text:style-name="Text_20_body">dataset.iloc[:, [0, 3, 2]]</text:p>
      <text:p text:style-name="Text_20_body"/>
      <text:p text:style-name="Text_20_body"># retorna todas as colunas e somente as linhas 0,3,2, na ordem informada no comando</text:p>
      <text:p text:style-name="Text_20_body">dataset.iloc[[0, 3, 2], :]</text:p>
      <text:p text:style-name="Text_20_body"/>
      <text:h text:style-name="Heading_20_3" text:outline-level="3"><text:bookmark-start text:name="__RefHeading___Toc5183_2112979967"/>Queries com DataFrames<text:bookmark-end text:name="__RefHeading___Toc5183_2112979967"/></text:h>
      <text:p text:style-name="Text_20_body"><text:line-break/>No dataset do curso</text:p>
      <text:p text:style-name="P42">dataset.Motor<text:span text:style-name="T86"> # mostra todas as informações de determinado tipo de moto. Resultado é uma series</text:span></text:p>
      <text:p text:style-name="P47"/>
      <text:p text:style-name="Text_20_body"/>
      <text:p text:style-name="Text_20_body"># mostra todos os registros, informanado se contém a informação, true ou não, false</text:p>
      <text:p text:style-name="P72">dataset.Motor == 'Motor Diesel'</text:p>
      <text:p text:style-name="Text_20_body">resultado:</text:p>
      <text:p text:style-name="P72">Jetta <text:s text:c="6"/>False</text:p>
      <text:p text:style-name="P72">Passat <text:s text:c="6"/>True</text:p>
      <text:p text:style-name="P72">Crossfox <text:s text:c="3"/>False</text:p>
      <text:p text:style-name="P72">DS5 <text:s text:c="8"/>False</text:p>
      <text:p text:style-name="P72">Fusca <text:s text:c="6"/>False</text:p>
      <text:p text:style-name="P72">Name: Motor, dtype: bool</text:p>
      <text:p text:style-name="Text_20_body"/>
      <text:p text:style-name="Text_20_body"># coloquei numa variável o resultado da consulta acima, ou seja, se a informação está ou não em cada registro. </text:p>
      <text:p text:style-name="P72">select <text:s/>= dataset.Motor == 'Motor Diesel' </text:p>
      <text:p text:style-name="Text_20_body"/>
      <text:p text:style-name="Text_20_body"># o tipo é um series</text:p>
      <text:p text:style-name="P72">type(select)</text:p>
      <text:p text:style-name="P13">resultado:</text:p>
      <text:p text:style-name="P104"><text:soft-page-break/><text:tab/>pandas.core.series.Series</text:p>
      <text:p text:style-name="P104"/>
      <text:p text:style-name="P104"># Retorna todos os registros que possuem o valor 'Motor Diesel' na coluna motor</text:p>
      <text:p text:style-name="P108">dataset[select]</text:p>
      <text:p text:style-name="P108"/>
      <text:h text:style-name="Heading_20_3" text:outline-level="3"><text:bookmark-start text:name="__RefHeading___Toc5185_2112979967"/>Usando dois critérios de seleção<text:bookmark-end text:name="__RefHeading___Toc5185_2112979967"/></text:h>
      <text:p text:style-name="P104"># <text:s/>retorna todos os veículos que tem motor a diesel e sejam zero quilómetro. o tipo é um serires também</text:p>
      <text:p text:style-name="P104"># neste caso, se fosse o operador ‘ou’, ao invés de ‘e’, deveria ser usado o ‘|’ (PIPE)</text:p>
      <text:p text:style-name="P108">dataset [(dataset.Motor == 'Motor Diesel') <text:s/>&amp; (dataset.Zero_km == True)]</text:p>
      <text:p text:style-name="P104"/>
      <text:p text:style-name="P104">exemplos:</text:p>
      <text:p text:style-name="P103">dataset[(dataset.Motor == 'Motor Diesel') | (dataset.Zero_km == True)]</text:p>
      <text:p text:style-name="P103">dataset[(dataset.Motor == "Motor Diesel") | (dataset.Zero_km == True)]</text:p>
      <text:p text:style-name="P103"/>
      <text:h text:style-name="Heading_20_3" text:outline-level="3"><text:bookmark-start text:name="__RefHeading___Toc5187_2112979967"/>Usando o método query()<text:bookmark-end text:name="__RefHeading___Toc5187_2112979967"/></text:h>
      <text:p text:style-name="P103"># tomar cuidado com as aspas: a externa é simples e a interna é dupla. Retorna a mesma coisa do comando acima</text:p>
      <text:p text:style-name="P103"># neste caso, se fosse o operador ‘ou’, ao invés de ‘e’, deveria ser usado o ‘OR’</text:p>
      <text:p text:style-name="P103">dataset.query ('Motor == <text:s text:c="2"/>"Motor Diesel" and Zero_km == True ')</text:p>
      <text:p text:style-name="P103"/>
      <text:p text:style-name="P103">exemplos:</text:p>
      <text:p text:style-name="P103">dataset.query('Motor == "Motor Diesel" or Zero_km == True')</text:p>
      <text:p text:style-name="P103">dataset.query('Motor == "Motor Diesel" | Zero_km == True')</text:p>
      <text:p text:style-name="P103"/>
      <text:h text:style-name="Heading_20_2" text:outline-level="2"><text:bookmark-start text:name="__RefHeading___Toc5189_2112979967"/>Iterando com DataFrames<text:bookmark-end text:name="__RefHeading___Toc5189_2112979967"/></text:h>
      <text:h text:style-name="Heading_20_3" text:outline-level="3"><text:bookmark-start text:name="__RefHeading__10379_1672766817"/>iterrows()<text:bookmark-end text:name="__RefHeading__10379_1672766817"/></text:h>
      <text:p text:style-name="P103">Alternativa correta! Este foi o método que vimos em nossa aula. Avalie a documentação para mais informações: <text:a xlink:type="simple" xlink:href="https://pandas.pydata.org/pandas-docs/stable/reference/api/pandas.DataFrame.iterrows.html" text:style-name="Internet_20_link" text:visited-style-name="Visited_20_Internet_20_Link">https://pandas.pydata.org/pandas-docs/stable/reference/api/pandas.DataFrame.iterrows.html</text:a>.</text:p>
      <text:p text:style-name="P103"/>
      <text:h text:style-name="Heading_20_3" text:outline-level="3"><text:bookmark-start text:name="__RefHeading__4717_709320712"/><text:soft-page-break/>itertuples()<text:bookmark-end text:name="__RefHeading__4717_709320712"/></text:h>
      <text:p text:style-name="P103"><text:s/></text:p>
      <text:p text:style-name="P103">Alternativa correta! Este método itera pelas linhas do DataFrame, utilizando um tipo de tupla nomeada com o conteúdo de cada linha do DataFrame. Avalie a documentação: <text:a xlink:type="simple" xlink:href="https://pandas.pydata.org/pandas-docs/stable/reference/api/pandas.DataFrame.itertuples.html" text:style-name="Internet_20_link" text:visited-style-name="Visited_20_Internet_20_Link">https://pandas.pydata.org/pandas-docs/stable/reference/api/pandas.DataFrame.itertuples.html</text:a> .</text:p>
      <text:p text:style-name="P103"/>
      <text:h text:style-name="Heading_20_2" text:outline-level="2"><text:bookmark-start text:name="__RefHeading___Toc19990_2799352469"/>Fazendo contas<text:bookmark-end text:name="__RefHeading___Toc19990_2799352469"/></text:h>
      <text:p text:style-name="Text_20_body">O pandar possui uma biblioteca que ajuda a identificar valores para usarmos, por exemplo:</text:p>
      <text:p text:style-name="Text_20_body">O y, contém ‘sim’ e ‘nao’</text:p>
      <text:p text:style-name="Text_20_body"><text:tab/>&gt;&gt;&gt; from collections import Counter</text:p>
      <text:p text:style-name="Text_20_body"><text:tab/>&gt;&gt;&gt; Counter(Y)</text:p>
      <text:p text:style-name="Text_20_body">resultado:</text:p>
      <text:p text:style-name="Text_20_body"><text:tab/>Counter({'sim': 832, 'nao': 168})</text:p>
      <text:h text:style-name="Heading_20_3" text:outline-level="3"><text:bookmark-start text:name="__RefHeading___Toc19992_2799352469"/>counter()<text:bookmark-end text:name="__RefHeading___Toc19992_2799352469"/></text:h>
      <text:p text:style-name="Text_20_body">Y é uma feature do dataframe e possui valores ‘sim’ e ‘nao’</text:p>
      <text:p text:style-name="Text_20_body">Conforme observamos acima, o counter retorna todos os valores de Y e nos informou a quantidade de ‘sim’s e ‘nao’s como um dicionário, ou seja, para cada valor distinto que ele encontra, ele nos informa a quantidade que encontrou.</text:p>
      <text:h text:style-name="Heading_20_3" text:outline-level="3"><text:bookmark-start text:name="__RefHeading___Toc19994_2799352469"/>Itervalues() e max()<text:bookmark-end text:name="__RefHeading___Toc19994_2799352469"/></text:h>
      <text:p text:style-name="Text_20_body">Retorna um objeto iterador, que permite utilizarmos algumas funções para obter dados. </text:p>
      <text:p text:style-name="Text_20_body">Ex:</text:p>
      <text:p text:style-name="Text_20_body">Y é uma feature do dataframe e possui valores ‘sim’ e ‘nao’</text:p>
      <text:p text:style-name="Text_20_body"><text:tab/>&gt;&gt;&gt; Counter(Y).itervalues() #&lt;dictionary-valueiterator object at 0x7fb26bdccd08&gt;</text:p>
      <text:p text:style-name="Text_20_body"><text:tab/>&gt;&gt;&gt; max(Counter(Y).itervalues())</text:p>
      <text:p text:style-name="Text_20_body">resultado:</text:p>
      <text:p text:style-name="Text_20_body"><text:tab/>832</text:p>
      <text:p text:style-name="Text_20_body"/>
      <text:p text:style-name="Text_20_body">O Max() retorna o maior valor.</text:p>
      <text:p text:style-name="Text_20_body">O código acima é generalista, permitindo que seja contabilizado qualquer valor de y, independente se é texto ou número.</text:p>
      <text:p text:style-name="Text_20_body"><text:tab/>acerto_base = max(Counter(Y).itervalues())</text:p>
      <text:p text:style-name="Text_20_body"/>
      <text:p text:style-name="Text_20_body"><text:soft-page-break/></text:p>
      <text:h text:style-name="Heading_20_2" text:outline-level="2"><text:bookmark-start text:name="__RefHeading__4719_709320712"/>Tratamento dos dados<text:bookmark-end text:name="__RefHeading__4719_709320712"/></text:h>
      <text:h text:style-name="Heading_20_3" text:outline-level="3"><text:bookmark-start text:name="__RefHeading__4721_709320712"/>Isna()<text:bookmark-end text:name="__RefHeading__4721_709320712"/></text:h>
      <text:p text:style-name="P103">Detecta valores faltantes. Retorna um DataFrame ou uma Series booleana, identificando se o registro é um NA</text:p>
      <text:p text:style-name="P103"><text:tab/># mostra em uma series quando a features tem valor nulo (true)</text:p>
      <text:p text:style-name="P103"><text:tab/>dataset_curso.Quilometragem.isna()</text:p>
      <text:p text:style-name="P103"/>
      <text:h text:style-name="Heading_20_3" text:outline-level="3"><text:bookmark-start text:name="__RefHeading__4723_709320712"/>fillna()<text:bookmark-end text:name="__RefHeading__4723_709320712"/></text:h>
      <text:p text:style-name="P103">Preenche os registros identificados com NA, utilizando um método específico</text:p>
      <text:p text:style-name="P103"><text:tab/># altera a quilometragem dos veículos retornados acima, que são 0 <text:tab/>quilometros</text:p>
      <text:p text:style-name="P103"><text:tab/>dataset_curso.fillna(0, inplace = True)</text:p>
      <text:p text:style-name="P103"/>
      <text:p text:style-name="P103"><text:tab/># verificando se o valor da quilometragem ficou correto</text:p>
      <text:p text:style-name="P103"><text:tab/>dataset_curso.query("Zero_km == True")</text:p>
      <text:p text:style-name="P103"/>
      <text:h text:style-name="Heading_20_3" text:outline-level="3"><text:bookmark-start text:name="__RefHeading__4725_709320712"/>dropna()<text:bookmark-end text:name="__RefHeading__4725_709320712"/></text:h>
      <text:p text:style-name="P103">Remove valores identificados como NA</text:p>
      <text:p text:style-name="P103"><text:tab/># eliminando todos os reqistros que possuem quilometragem = 0 -&gt; 197 <text:tab/>registros</text:p>
      <text:p text:style-name="P103"><text:tab/>dataset_curso.dropna(subset = ['Quilometragem'], inplace = True)</text:p>
      <text:p text:style-name="P103"/>
      <text:h text:style-name="Heading_20_2" text:outline-level="2"><text:bookmark-start text:name="__RefHeading___Toc6021_2701284116"/>get_dummies()<text:bookmark-end text:name="__RefHeading___Toc6021_2701284116"/></text:h>
      <text:p text:style-name="P57">Quando transformamos uma variável categórica em diversas categorias de acordo com a quantidade de dados distintos, esses valores são conhecidos como dummies, pois eles representam a mesma variável, porém com valores binários. </text:p>
      <text:p text:style-name="P57">Podemos executá-lo em todo o dataframe ou somente nas features que desejamos, mas se o target já estiver separado e seu conteúdo não for variável, não precisamos fazer o dummies nele.</text:p>
      <text:p text:style-name="P105">Ex: dataset possui a variável busca, que detalha qual foi a página procurada pelo visitante numa página. Possui os valores: <text:soft-page-break/>algoritimo, java, ruby. Ao usar o get_dummies, cada um dos valores será convertido para uma feature, com valor true ou false.</text:p>
      <text:p text:style-name="P105">O dummie retorna features do tipo float. Podemos converter usando o astype(int). Ex: Xdummies = pd.get_dummies(X).astype(int).</text:p>
      <text:p text:style-name="P105">Obs: No Python3 não precisamos passar o método astype().</text:p>
      <text:p text:style-name="P105"><text:s/></text:p>
      <text:p text:style-name="P105">Podemos passar todo o dataframe para o get_dummies, que converterá todas as features que ele julgar necessárias: </text:p>
      <text:p text:style-name="P105">ex: Xdummies_df = pd.get_dummies(df)</text:p>
      <text:p text:style-name="P105"/>
      <text:p text:style-name="P105">Ou podemos fazer o dummies somente de uma coluna/feature:</text:p>
      <text:p text:style-name="P105">x_df = df[‘busca’] # uma coluna</text:p>
      <text:p text:style-name="P105">ex: Xdummies_df = pd.get_dummies(X_df)</text:p>
      <text:p text:style-name="P105"/>
      <text:p text:style-name="P105">Ou podemos fazer o dummies de mais de uma coluna/feature:</text:p>
      <text:p text:style-name="P105">X_df = df[<text:span text:style-name="T96">[</text:span>'home', 'busca', 'logado'<text:span text:style-name="T96">]</text:span>] # deve ser colocado como um array</text:p>
      <text:p text:style-name="P105">ex: Xdummies_df = pd.get_dummies(X_df)</text:p>
      <text:p text:style-name="P105"/>
      <text:h text:style-name="Heading_20_2" text:outline-level="2"><text:bookmark-start text:name="__RefHeading___Toc6023_2701284116"/>Transformando de dataframe para array<text:bookmark-end text:name="__RefHeading___Toc6023_2701284116"/></text:h>
      <text:p text:style-name="P105">Para utilizarmos os dados num algotitmo, precisamos converter os dados de dataframe para array. Para isso usamos a função values().</text:p>
      <text:p text:style-name="P105">Ex:</text:p>
      <text:p text:style-name="P105">import pandas as pd</text:p>
      <text:p text:style-name="P105">df = pd.read_csv('buscas.csv')</text:p>
      <text:p text:style-name="P105">X_df = df[['home', 'busca', 'logado']]</text:p>
      <text:p text:style-name="P105">Y_df = df['comprou']</text:p>
      <text:p text:style-name="P105"/>
      <text:p text:style-name="P106"><text:span text:style-name="T34">Xdummies_df = pd.get_dummies(X_df).astype(int) # ou python 3: </text:span><text:span text:style-name="Source_20_Text"><text:span text:style-name="T21">Xdummies_df</text:span></text:span><text:span text:style-name="Source_20_Text"><text:span text:style-name="T8"> </text:span></text:span><text:span text:style-name="Source_20_Text"><text:span text:style-name="T15">=</text:span></text:span><text:span text:style-name="Source_20_Text"><text:span text:style-name="T8"> pd</text:span></text:span><text:span text:style-name="Source_20_Text"><text:span text:style-name="T15">.</text:span></text:span><text:span text:style-name="Source_20_Text"><text:span text:style-name="T8">get_dummies</text:span></text:span><text:span text:style-name="Source_20_Text"><text:span text:style-name="T15">(</text:span></text:span><text:span text:style-name="Source_20_Text"><text:span text:style-name="T8">X_df</text:span></text:span><text:span text:style-name="Source_20_Text"><text:span text:style-name="T15">)</text:span></text:span></text:p>
      <text:p text:style-name="P105"><text:soft-page-break/>Ydummies_df = Y_df</text:p>
      <text:p text:style-name="P103"><text:span text:style-name="Source_20_Text"><text:span text:style-name="T8">X </text:span></text:span><text:span text:style-name="Source_20_Text"><text:span text:style-name="T15">=</text:span></text:span><text:span text:style-name="Source_20_Text"><text:span text:style-name="T8"> </text:span></text:span><text:span text:style-name="Source_20_Text"><text:span text:style-name="T21">Xdummies_df</text:span></text:span><text:span text:style-name="Source_20_Text"><text:span text:style-name="T15">.</text:span></text:span><text:span text:style-name="Source_20_Text"><text:span text:style-name="T8">values # convertemos para um array</text:span></text:span></text:p>
      <text:p text:style-name="P1"><text:span text:style-name="Source_20_Text"><text:span text:style-name="T7">Y </text:span></text:span><text:span text:style-name="Source_20_Text"><text:span text:style-name="T14">=</text:span></text:span><text:span text:style-name="Source_20_Text"><text:span text:style-name="T7"> </text:span></text:span><text:span text:style-name="Source_20_Text"><text:span text:style-name="T20">Ydummies_df</text:span></text:span><text:span text:style-name="Source_20_Text"><text:span text:style-name="T14">.</text:span></text:span><text:span text:style-name="Source_20_Text"><text:span text:style-name="T7">values</text:span></text:span></text:p>
      <text:p text:style-name="P1"><text:span text:style-name="Source_20_Text"><text:span text:style-name="T37">print</text:span></text:span><text:span text:style-name="Source_20_Text"><text:span text:style-name="T14">(</text:span></text:span><text:span text:style-name="Source_20_Text"><text:span text:style-name="T7">X</text:span></text:span><text:span text:style-name="Source_20_Text"><text:span text:style-name="T14">)</text:span></text:span></text:p>
      <text:p text:style-name="P1"><text:span text:style-name="Source_20_Text"><text:span text:style-name="T37">print</text:span></text:span><text:span text:style-name="Source_20_Text"><text:span text:style-name="T14">(</text:span></text:span><text:span text:style-name="Source_20_Text"><text:span text:style-name="T7">Y</text:span></text:span><text:span text:style-name="Source_20_Text"><text:span text:style-name="T14">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x:</text:span></text:span></text:p>
      <text:p text:style-name="P1"><text:span text:style-name="Source_20_Text"><text:span text:style-name="T14">[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...,</text:span></text:span><text:span text:style-name="Source_20_Text"><text:span text:style-name="T7"> 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14">]]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y:</text:span></text:span></text:p>
      <text:p text:style-name="P1"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 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 …</text:span></text:span><text:span text:style-name="Source_20_Text"><text:span text:style-name="T23">]</text:span></text:span></text:p>
      <text:p text:style-name="P1"><text:span text:style-name="Source_20_Text"><text:span text:style-name="T7"/></text:span></text:p>
      <text:h text:style-name="Heading_20_2" text:outline-level="2"><text:bookmark-start text:name="__RefHeading___Toc6025_2701284116"/><text:span text:style-name="Source_20_Text">Como armazenar o modelo (persistir o modelo)</text:span><text:bookmark-end text:name="__RefHeading___Toc6025_2701284116"/></text:h>
      <text:p text:style-name="P1"><text:a xlink:type="simple" xlink:href="http://scikit-learn.org/stable/modules/model_persistence.html" text:style-name="Internet_20_link" text:visited-style-name="Visited_20_Internet_20_Link"><text:span text:style-name="Source_20_Text"><text:span text:style-name="T8">http://scikit-learn.org/stable/modules/model_persistence.htm</text:span></text:span></text:a><text:a xlink:type="simple" xlink:href="http://scikit-learn.org/stable/modules/model_persistence.html" text:style-name="Internet_20_link" text:visited-style-name="Visited_20_Internet_20_Link"><text:span text:style-name="Source_20_Text"><text:span text:style-name="T8">l</text:span></text:span></text:a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7"/></text:span></text:p>
      <text:p text:style-name="P105"/>
      <text:p text:style-name="P105"/>
      <text:p text:style-name="P107">Links úteis</text:p>
      <text:p text:style-name="P34"/>
      <text:p text:style-name="P34"><text:a xlink:type="simple" xlink:href="https://docs.python.org/3/library/stdtypes.html#comparisons" text:style-name="Internet_20_link" text:visited-style-name="Visited_20_Internet_20_Link">https://docs.python.org/3/library/stdtypes.html#comparisons</text:a> (Tipos incorporados)</text:p>
      <text:p text:style-name="P34"><text:a xlink:type="simple" xlink:href="https://scikit-learn.org/stable/supervised_learning.html#supervised-learning" text:style-name="Internet_20_link" text:visited-style-name="Visited_20_Internet_20_Link">https://scikit-learn.org/stable/supervised_learning.html#supervised-learning</text:a> (Aprendizado supervisionado – scki learn)</text:p>
      <text:p text:style-name="P34"><text:a xlink:type="simple" xlink:href="https://pandas.pydata.org/pandas-docs/stable/reference/frame.html" text:style-name="Internet_20_link" text:visited-style-name="Visited_20_Internet_20_Link">https://pandas.pydata.org/pandas-docs/stable/reference/frame.html</text:a> (pandas)</text:p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ndale mono" svg:font-family="'Andale mono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pranq eco sans1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justify" style:justify-single-word="false"/>
      <style:text-properties fo:color="#00000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Spranq eco sans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Spranq eco sans" fo:font-size="24pt" fo:font-weight="bold" style:font-name-asian="Noto Sans CJK SC" style:font-size-asian="24pt" style:font-weight-asian="bold" style:font-name-complex="Lohit Devanagari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0T08:52:18.468543346</meta:creation-date>
    <dc:date>2020-06-08T22:21:34.59</dc:date>
    <meta:editing-duration>P1DT15H45M25S</meta:editing-duration>
    <meta:editing-cycles>61</meta:editing-cycles>
    <meta:generator>OpenOffice/4.1.2$Win32 OpenOffice.org_project/412m3$Build-9782</meta:generator>
    <meta:document-statistic meta:table-count="12" meta:image-count="0" meta:object-count="0" meta:page-count="37" meta:paragraph-count="1062" meta:word-count="5640" meta:character-count="37666"/>
  </office:meta>
</office:document-meta>
</file>